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protected"/>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7" style:family="table-cell" style:parent-style-name="Default" style:data-style-name="N0">
      <style:table-cell-properties fo:border="thin solid #000000" style:vertical-align="middle" fo:background-color="#FFFFFF" style:cell-protect="none" style:repeat-content="false"/>
      <style:paragraph-properties fo:text-align="center"/>
    </style:style>
    <style:style style:name="ce8" style:family="table-cell" style:parent-style-name="Default" style:data-style-name="N0">
      <style:table-cell-properties fo:border="thin solid #000000" style:vertical-align="middle" fo:wrap-option="wrap" style:cell-protect="none"/>
    </style:style>
    <style:style style:name="ce9"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5" style:family="table-cell" style:parent-style-name="Default" style:data-style-name="N38">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7"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18" style:family="table-cell" style:parent-style-name="Default" style:data-style-name="N0">
      <style:table-cell-properties fo:border="thin solid #000000" style:vertical-align="middle" fo:wrap-option="wrap" fo:background-color="#FFFFFF" style:cell-protect="none"/>
    </style:style>
    <style:style style:name="ce19" style:family="table-cell" style:parent-style-name="Default" style:data-style-name="N0">
      <style:table-cell-properties fo:border="thin solid #000000" style:vertical-align="middle" fo:background-color="#FFFFFF" style:cell-protect="none"/>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2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23"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2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25" style:family="table-cell" style:parent-style-name="Default" style:data-style-name="N0">
      <style:table-cell-properties fo:background-color="#FFFFFF"/>
    </style:style>
    <style:style style:name="ce26" style:family="table-cell" style:parent-style-name="Default" style:data-style-name="N0">
      <style:table-cell-properties fo:border-top="thin solid #000000" fo:border-bottom="thin solid #000000" fo:border-left="thin solid #000000" fo:border-right="none" style:vertical-align="middle" fo:background-color="#F2F2F2" style:cell-protect="protected"/>
      <style:text-properties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background-color="#F2F2F2" style:cell-protect="protected"/>
      <style:text-properties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thin solid #000000" style:vertical-align="middle" fo:background-color="#F2F2F2" style:cell-protect="protected"/>
      <style:text-properties fo:font-weight="bold" style:font-weight-asian="bold" style:font-weight-complex="bold"/>
    </style:style>
    <style:style style:name="ce29" style:family="table-cell" style:parent-style-name="Default" style:data-style-name="N0">
      <style:table-cell-properties style:vertical-align="middle" fo:background-color="#FFFFFF"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0" style:family="table-cell" style:parent-style-name="Default" style:data-style-name="N0">
      <style:table-cell-properties style:vertical-align="middle" fo:background-color="#FFFFFF" style:cell-protect="none"/>
      <style:text-properties fo:font-style="italic" style:font-style-asian="italic" style:font-style-complex="italic" fo:font-weight="bold" style:font-weight-asian="bold" style:font-weight-complex="bold"/>
    </style:style>
    <style:style style:name="ce31" style:family="table-cell" style:parent-style-name="Default" style:data-style-name="N0">
      <style:table-cell-properties fo:border-top="none" fo:border-bottom="none" fo:border-left="thin solid #000000" fo:border-right="none" style:vertical-align="middle" fo:background-color="#FFFFFF" style:cell-protect="protected"/>
    </style:style>
    <style:style style:name="ce32" style:family="table-cell" style:parent-style-name="Default" style:data-style-name="N0">
      <style:table-cell-properties fo:border-top="none" fo:border-bottom="none" fo:border-left="none" fo:border-right="thin solid #000000" style:vertical-align="middle" fo:background-color="#FFFFFF" style:cell-protect="protected"/>
    </style:style>
    <style:style style:name="ce33" style:family="table-cell" style:parent-style-name="Default" style:data-style-name="N0">
      <style:table-cell-properties fo:border-top="none" fo:border-bottom="thin solid #000000" fo:border-left="thin solid #000000" fo:border-right="none" style:vertical-align="middle" fo:background-color="#FFFFFF" style:cell-protect="protected"/>
    </style:style>
    <style:style style:name="ce34" style:family="table-cell" style:parent-style-name="Default" style:data-style-name="N0">
      <style:table-cell-properties fo:border-top="none" fo:border-bottom="thin solid #000000" fo:border-left="none" fo:border-right="none" style:vertical-align="middle" fo:background-color="#FFFFFF" style:cell-protect="protected"/>
    </style:style>
    <style:style style:name="ce35" style:family="table-cell" style:parent-style-name="Default" style:data-style-name="N0">
      <style:table-cell-properties fo:border-top="none" fo:border-bottom="thin solid #000000" fo:border-left="none" fo:border-right="thin solid #000000" style:vertical-align="middle" fo:background-color="#FFFFFF" style:cell-protect="protected"/>
    </style:style>
    <style:style style:name="ce36" style:family="table-cell" style:parent-style-name="Normal_32_4" style:data-style-name="N0">
      <style:table-cell-properties style:vertical-align="automatic" fo:background-color="#FABF8F"/>
      <style:text-properties fo:font-size="12pt" style:font-size-asian="12pt" style:font-size-complex="12pt"/>
    </style:style>
    <style:style style:name="ce37" style:family="table-cell" style:parent-style-name="Normal_32_4" style:data-style-name="N0">
      <style:table-cell-properties style:vertical-align="top" fo:wrap-option="wrap" fo:background-color="#FABF8F"/>
      <style:text-properties fo:font-size="12pt" style:font-size-asian="12pt" style:font-size-complex="12pt"/>
    </style:style>
    <style:style style:name="ce38" style:family="table-cell" style:parent-style-name="Normal_32_4" style:data-style-name="N0">
      <style:table-cell-properties style:vertical-align="automatic" fo:background-color="transparent"/>
      <style:text-properties fo:font-size="12pt" style:font-size-asian="12pt" style:font-size-complex="12pt"/>
    </style:style>
    <style:style style:name="ce39" style:family="table-cell" style:parent-style-name="Default" style:data-style-name="N0">
      <style:table-cell-properties fo:background-color="transparent"/>
    </style:style>
    <style:style style:name="ce40"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41" style:family="table-cell" style:parent-style-name="Default" style:data-style-name="N0">
      <style:table-cell-properties style:vertical-align="automatic" fo:background-color="transparent"/>
    </style:style>
    <style:style style:name="ce42" style:family="table-cell" style:parent-style-name="Normal_32_4" style:data-style-name="N0">
      <style:table-cell-properties style:vertical-align="middle" fo:background-color="transparent"/>
      <style:text-properties fo:font-size="12pt" style:font-size-asian="12pt" style:font-size-complex="12pt"/>
    </style:style>
    <style:style style:name="ce43"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4611111111111cm"/>
    </style:style>
    <style:style style:name="co2" style:family="table-column">
      <style:table-column-properties fo:break-before="auto" style:column-width="2.31069444444444cm" style:use-optimal-column-width="true"/>
    </style:style>
    <style:style style:name="co3" style:family="table-column">
      <style:table-column-properties fo:break-before="auto" style:column-width="5.48569444444444cm"/>
    </style:style>
    <style:style style:name="co4" style:family="table-column">
      <style:table-column-properties fo:break-before="auto" style:column-width="3.51013888888889cm"/>
    </style:style>
    <style:style style:name="co5" style:family="table-column">
      <style:table-column-properties fo:break-before="auto" style:column-width="3.05152777777778cm"/>
    </style:style>
    <style:style style:name="co6" style:family="table-column">
      <style:table-column-properties fo:break-before="auto" style:column-width="2.25777777777778cm"/>
    </style:style>
    <style:style style:name="co7" style:family="table-column">
      <style:table-column-properties fo:break-before="auto" style:column-width="2.50472222222222cm"/>
    </style:style>
    <style:style style:name="co8" style:family="table-column">
      <style:table-column-properties fo:break-before="auto" style:column-width="2.31069444444444cm"/>
    </style:style>
    <style:style style:name="co9" style:family="table-column">
      <style:table-column-properties fo:break-before="auto" style:column-width="2.15194444444444cm"/>
    </style:style>
    <style:style style:name="co10" style:family="table-column">
      <style:table-column-properties fo:break-before="auto" style:column-width="2.34597222222222cm"/>
    </style:style>
    <style:style style:name="co11" style:family="table-column">
      <style:table-column-properties fo:break-before="auto" style:column-width="2.57527777777778cm"/>
    </style:style>
    <style:style style:name="co12" style:family="table-column">
      <style:table-column-properties fo:break-before="auto" style:column-width="3.61597222222222cm"/>
    </style:style>
    <style:style style:name="co13" style:family="table-column">
      <style:table-column-properties fo:break-before="auto" style:column-width="7.60236111111111cm"/>
    </style:style>
    <style:style style:name="co14" style:family="table-column">
      <style:table-column-properties fo:break-before="auto" style:column-width="4.1275cm"/>
    </style:style>
    <style:style style:name="co15" style:family="table-column">
      <style:table-column-properties fo:break-before="auto" style:column-width="4.83305555555556cm"/>
    </style:style>
    <style:style style:name="co16" style:family="table-column">
      <style:table-column-properties fo:break-before="auto" style:column-width="7.12611111111111cm"/>
    </style:style>
    <style:style style:name="co17" style:family="table-column">
      <style:table-column-properties fo:break-before="auto" style:column-width="12.7176388888889cm" style:use-optimal-column-width="true"/>
    </style:style>
    <style:style style:name="co18" style:family="table-column">
      <style:table-column-properties fo:break-before="auto" style:column-width="13.6877777777778cm" style:use-optimal-column-width="true"/>
    </style:style>
    <style:style style:name="co19" style:family="table-column">
      <style:table-column-properties fo:break-before="auto" style:column-width="8.21972222222222cm" style:use-optimal-column-width="true"/>
    </style:style>
    <style:style style:name="co20" style:family="table-column">
      <style:table-column-properties fo:break-before="auto" style:column-width="13.6877777777778cm"/>
    </style:style>
    <style:style style:name="co21" style:family="table-column">
      <style:table-column-properties fo:break-before="auto" style:column-width="12.7176388888889cm"/>
    </style:style>
    <style:style style:name="co22" style:family="table-column">
      <style:table-column-properties fo:break-before="auto" style:column-width="2.71638888888889cm"/>
    </style:style>
    <style:style style:name="co23" style:family="table-column">
      <style:table-column-properties fo:break-before="auto" style:column-width="2.02847222222222cm"/>
    </style:style>
    <style:style style:name="co24" style:family="table-column">
      <style:table-column-properties fo:break-before="auto" style:column-width="11.5181944444444cm" style:use-optimal-column-width="true"/>
    </style:style>
    <style:style style:name="co25" style:family="table-column">
      <style:table-column-properties fo:break-before="auto" style:column-width="12.8058333333333cm" style:use-optimal-column-width="true"/>
    </style:style>
    <style:style style:name="co26" style:family="table-column">
      <style:table-column-properties fo:break-before="auto" style:column-width="2.02847222222222cm" style:use-optimal-column-width="true"/>
    </style:style>
    <style:style style:name="co27" style:family="table-column">
      <style:table-column-properties fo:break-before="auto" style:column-width="7.00263888888889cm"/>
    </style:style>
    <style:style style:name="ro1" style:family="table-row">
      <style:table-row-properties style:row-height="62pt" style:use-optimal-row-height="false" fo:break-before="auto"/>
    </style:style>
    <style:style style:name="ro2" style:family="table-row">
      <style:table-row-properties style:row-height="31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ce4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4]));ISBLANK([.U4])))" style:apply-style-name="cf1" style:base-cell-address="Data_sheet.U4"/>
    </style:style>
    <style:style style:name="ce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Data_sheet.T4"/>
    </style:style>
    <style:style style:name="ce4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4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4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4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5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5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Data_sheet.M4"/>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1" style:base-cell-address="Data_sheet.L4"/>
    </style:style>
    <style:style style:name="ce5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Data_sheet.N4"/>
    </style:style>
    <style:style style:name="ce5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4]));ISBLANK([.O4])))" style:apply-style-name="cf1" style:base-cell-address="Data_sheet.O4"/>
    </style:style>
    <style:style style:name="ce5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P4]));ISBLANK([.Q4])))" style:apply-style-name="cf1" style:base-cell-address="Data_sheet.Q4"/>
    </style:style>
    <style:style style:name="ce5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Q4]));ISBLANK([.P4])))" style:apply-style-name="cf1" style:base-cell-address="Data_sheet.P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A4]));ISBLANK([.Z4])))" style:apply-style-name="cf1" style:base-cell-address="Data_sheet.Z4"/>
    </style:style>
    <style:style style:name="ce5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X4]));ISBLANK([.Y4])))" style:apply-style-name="cf1" style:base-cell-address="Data_sheet.Y4"/>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4]));ISBLANK([.X4])))" style:apply-style-name="cf1" style:base-cell-address="Data_sheet.X4"/>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Z4]));ISBLANK([.AA4])))" style:apply-style-name="cf1" style:base-cell-address="Data_sheet.AA4"/>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64" style:family="table-cell" style:parent-style-name="Default" style:data-style-name="N0">
      <style:table-cell-properties fo:border="thin solid #000000" style:vertical-align="middle" fo:wrap-option="wrap" style:cell-protect="none"/>
      <style:map style:condition="of:is-true-formula(AND(NOT(ISBLANK([.$C4]));ISBLANK([.D4])))" style:apply-style-name="cf1" style:base-cell-address="Data_sheet.D4"/>
    </style:style>
    <style:style style:name="ce65" style:family="table-cell" style:parent-style-name="Default" style:data-style-name="N0">
      <style:table-cell-properties fo:border="thin solid #000000" style:vertical-align="middle" fo:wrap-option="wrap" style:cell-protect="none"/>
      <style:map style:condition="of:is-true-formula(AND(NOT(ISBLANK([.C4]));ISBLANK([.E4])))" style:apply-style-name="cf1" style:base-cell-address="Data_sheet.E4"/>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in-list(INDIRECT(&quot;Organisation_Type&quot;))" table:base-cell-address="Data_sheet.D4">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3" table:condition="of:cell-content-is-decimal-number() and cell-content-is-between(0,1000000000)">
          <table:help-message table:display="true"/>
          <table:error-message table:display="true"/>
        </table:content-validation>
        <table:content-validation table:name="val4" table:condition="of:cell-content-is-decimal-number() and cell-content-is-between(0,1E+26)">
          <table:help-message table:display="true"/>
          <table:error-message table:display="true"/>
        </table:content-validation>
        <table:content-validation table:name="val5" table:condition="of:cell-content-is-decimal-number() and cell-content-is-between(0,[.F4])" table:base-cell-address="Data_sheet.G4">
          <table:help-message table:display="true"/>
          <table:error-message table:display="true"/>
        </table:content-validation>
        <table:content-validation table:name="val6" table:condition="of:cell-content-is-in-list([Organisations_List.$H$3:.$H$4])" table:base-cell-address="Data_sheet.A4">
          <table:help-message table:display="true"/>
          <table:error-message table:display="true"/>
        </table:content-validation>
        <table:content-validation table:name="val7" table:condition="of:cell-content-is-in-list([Organisations_List.$H$5:.$H$16])" table:base-cell-address="Data_sheet.B4">
          <table:help-message table:display="true"/>
          <table:error-message table:display="true"/>
        </table:content-validation>
        <table:content-validation table:name="val8" table:condition="of:cell-content-is-in-list([Organisations_List.$F$3:.$F$200])" table:base-cell-address="Data_sheet.C4">
          <table:help-message table:display="true"/>
          <table:error-message table:display="true"/>
        </table:content-validation>
        <table:content-validation table:name="val9" table:condition="of:cell-content-is-in-list([Organisations_List.$G$3:.$G$34])" table:base-cell-address="Data_sheet.E4">
          <table:help-message table:display="true"/>
          <table:error-message table:display="true"/>
        </table:content-validation>
        <table:content-validation table:name="val10">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3"/>
        <table:table-column table:style-name="co2" table:default-cell-style-name="ce3"/>
        <table:table-column table:style-name="co3" table:default-cell-style-name="ce20"/>
        <table:table-column table:style-name="co4" table:default-cell-style-name="ce20"/>
        <table:table-column table:style-name="co5" table:default-cell-style-name="ce20"/>
        <table:table-column table:style-name="co6" table:number-columns-repeated="10" table:default-cell-style-name="ce20"/>
        <table:table-column table:style-name="co7" table:default-cell-style-name="ce20"/>
        <table:table-column table:style-name="co6" table:default-cell-style-name="ce20"/>
        <table:table-column table:style-name="co8" table:default-cell-style-name="ce3"/>
        <table:table-column table:style-name="co9" table:default-cell-style-name="ce3"/>
        <table:table-column table:style-name="co6" table:number-columns-repeated="6" table:default-cell-style-name="ce3"/>
        <table:table-column table:style-name="co10" table:number-columns-repeated="2" table:default-cell-style-name="ce3"/>
        <table:table-column table:style-name="co6" table:number-columns-repeated="2" table:default-cell-style-name="ce3"/>
        <table:table-column table:style-name="co11" table:number-columns-repeated="2" table:default-cell-style-name="ce3"/>
        <table:table-column table:style-name="co12" table:number-columns-repeated="7" table:default-cell-style-name="ce3"/>
        <table:table-column table:style-name="co13" table:default-cell-style-name="ce3"/>
        <table:table-column table:style-name="co14" table:number-columns-repeated="2" table:default-cell-style-name="ce3"/>
        <table:table-column table:style-name="co15" table:default-cell-style-name="ce3"/>
        <table:table-column table:style-name="co16" table:default-cell-style-name="ce3"/>
        <table:table-column table:style-name="co1" table:number-columns-repeated="9" table:default-cell-style-name="ce2"/>
        <table:table-column table:style-name="co1" table:number-columns-repeated="16332" table:default-cell-style-name="ce3"/>
        <table:table-row table:style-name="ro1">
          <table:table-cell office:value-type="string" table:number-columns-spanned="1" table:number-rows-spanned="3" table:content-validation-name="val1" table:style-name="ce21">
            <text:p>Year</text:p>
          </table:table-cell>
          <table:table-cell office:value-type="string" table:number-columns-spanned="1" table:number-rows-spanned="3" table:content-validation-name="val1" table:style-name="ce22">
            <text:p>Month</text:p>
          </table:table-cell>
          <table:table-cell office:value-type="string" table:number-columns-spanned="1" table:number-rows-spanned="3" table:content-validation-name="val1" table:style-name="ce23">
            <office:annotation draw:style-name="a0" svg:x="2.75in" svg:y="0in" svg:width="1.46527777777778in" svg:height="1.125in">
              <dc:creator>ccabmstopher</dc:creator>
              <text:p><text:span text:style-name="T1">Included in this template is an up-to-date list of all organisations that are in scope for this exercise.</text:span><text:span text:style-name="T1"/></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1" table:style-name="ce23">
            <office:annotation draw:style-name="a1" svg:x="3.72222222222222in" svg:y="0in" svg:width="1.46527777777778in" svg:height="1.29166666666667in">
              <dc:creator>ccabmstopher</dc:creator>
              <text:p><text:span text:style-name="T1">Included in this template is an up-to-date list of all organisations together with their appropriate organisation type.</text:span><text:span text:style-name="T1"/></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1" table:style-name="ce23">
            <office:annotation draw:style-name="a2" svg:x="4.5625in" svg:y="0in" svg:width="2.39583333333333in" svg:height="1.29166666666667in">
              <dc:creator>ccabmstopher</dc:creator>
              <text:p><text:span text:style-name="T1">Included in this template is an up-to-date list of all organisations together with their appropriate main/parent/sponsoring department.</text:span><text:span text:style-name="T1"/></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24">
            <office:annotation draw:style-name="a3" svg:x="13.3472222222222in" svg:y="0in" svg:width="1.6875in" svg:height="2.5in">
              <dc:creator>ccabmstopher</dc:creator>
              <text:p><text:span text:style-name="T2">Payroll staff</text:span><text:span text:style-name="T1"><text:s/>– the number of headcount and full-time equivalent payroll staff is required, disaggregated by standard Civil Service grades/responsibility levels.<text:s text:c="2"/></text:span><text:span text:style-name="T1"/></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1"/></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able:table-cell>
          <table:covered-table-cell table:number-columns-repeated="13"/>
          <table:table-cell office:value-type="string" table:number-columns-spanned="10" table:number-rows-spanned="1" table:content-validation-name="val1" table:style-name="ce24">
            <office:annotation draw:style-name="a4" svg:x="19.6458333333333in" svg:y="0in" svg:width="2.64583333333333in" svg:height="2.5625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4"/></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3">
            <text:p>Grand Total<text:s/></text:p>
            <text:p>(workforce numbers)</text:p>
          </table:table-cell>
          <table:covered-table-cell/>
          <table:table-cell office:value-type="string" table:number-columns-spanned="7" table:number-rows-spanned="1" table:style-name="ce24">
            <office:annotation draw:style-name="a5" svg:x="28.0694444444444in" svg:y="0in" svg:width="1.56944444444444in" svg:height="1.39583333333333in">
              <dc:creator>ccabmstopher</dc:creator>
              <text:p><text:span text:style-name="T4">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24">
            <text:p>Non-Payroll staff (contingent labour/consultancy) costs</text:p>
          </table:table-cell>
          <table:covered-table-cell table:number-columns-repeated="2"/>
          <table:table-cell office:value-type="string" table:number-columns-spanned="1" table:number-rows-spanned="3" table:style-name="ce23">
            <text:p>Grand Total paybill/staffing (payroll and non-payroll) costs</text:p>
          </table:table-cell>
          <table:table-cell office:value-type="string" table:number-columns-spanned="1" table:number-rows-spanned="3" table:content-validation-name="val1" table:style-name="ce23">
            <text:p>Comments</text:p>
            <text:p><text:span text:style-name="T5">(NB: Published alongside your row of information)</text:span></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1">
          <table:covered-table-cell/>
          <table:covered-table-cell/>
          <table:covered-table-cell/>
          <table:covered-table-cell/>
          <table:covered-table-cell/>
          <table:table-cell office:value-type="string" table:number-columns-spanned="2" table:number-rows-spanned="1" table:style-name="ce23">
            <office:annotation draw:style-name="a6" svg:x="5.8125in" svg:y="0.548611111111111in" svg:width="1.54166666666667in" svg:height="0.638888888888889in">
              <dc:creator>ccabmstopher</dc:creator>
              <text:p><text:span text:style-name="T4">Please enter the number of administrative officers/assistants (or equivalents) on your payroll</text:span><text:span text:style-name="T3"/></text:p>
              <text:p/>
            </office:annotation>
            <text:p>AO/AA</text:p>
          </table:table-cell>
          <table:covered-table-cell/>
          <table:table-cell office:value-type="string" table:number-columns-spanned="2" table:number-rows-spanned="1" table:style-name="ce23">
            <office:annotation draw:style-name="a7" svg:x="7.0625in" svg:y="0.548611111111111in" svg:width="1.54166666666667in" svg:height="0.638888888888889in">
              <dc:creator>ccabmstopher</dc:creator>
              <text:p><text:span text:style-name="T4">Please enter the number of executive officers (or equivalents) on your payroll</text:span><text:span text:style-name="T3"/></text:p>
              <text:p/>
            </office:annotation>
            <text:p>EO</text:p>
          </table:table-cell>
          <table:covered-table-cell/>
          <table:table-cell office:value-type="string" table:number-columns-spanned="2" table:number-rows-spanned="1" table:style-name="ce23">
            <office:annotation draw:style-name="a8" svg:x="8.3125in" svg:y="0.548611111111111in" svg:width="1.56944444444444in" svg:height="0.638888888888889in">
              <dc:creator>ccabmstopher</dc:creator>
              <text:p><text:span text:style-name="T4">Please enter the number of senior/higher executive officers (or equivalents) on your payroll</text:span><text:span text:style-name="T3"/></text:p>
              <text:p/>
            </office:annotation>
            <text:p>SEO/HEO</text:p>
          </table:table-cell>
          <table:covered-table-cell/>
          <table:table-cell office:value-type="string" table:number-columns-spanned="2" table:number-rows-spanned="1" table:style-name="ce23">
            <office:annotation draw:style-name="a9" svg:x="9.5625in" svg:y="0.548611111111111in" svg:width="1.54166666666667in" svg:height="0.638888888888889in">
              <dc:creator>ccabmstopher</dc:creator>
              <text:p><text:span text:style-name="T4">Please enter the number of grade 6/7 staff (or equivalents) on your payroll</text:span><text:span text:style-name="T3"/></text:p>
              <text:p/>
            </office:annotation>
            <text:p>Grade 6/7</text:p>
          </table:table-cell>
          <table:covered-table-cell/>
          <table:table-cell office:value-type="string" table:number-columns-spanned="2" table:number-rows-spanned="1" table:style-name="ce23">
            <office:annotation draw:style-name="a10" svg:x="10.8125in" svg:y="0.548611111111111in" svg:width="1.54861111111111in" svg:height="0.638888888888889in">
              <dc:creator>ccabmstopher</dc:creator>
              <text:p><text:span text:style-name="T4">Please enter the number of Senior Civil Servants (or equivalents) on your payroll</text:span><text:span text:style-name="T3"/></text:p>
              <text:p/>
            </office:annotation>
            <text:p>SCS</text:p>
          </table:table-cell>
          <table:covered-table-cell/>
          <table:table-cell office:value-type="string" table:number-columns-spanned="2" table:number-rows-spanned="1" table:style-name="ce23">
            <office:annotation draw:style-name="a11" svg:x="12.125in" svg:y="0.548611111111111in" svg:width="1.39583333333333in" svg:height="0.361111111111111in">
              <dc:creator>ccabmstopher</dc:creator>
              <text:p><text:span text:style-name="T4">See comment on Payroll staff cell above</text:span><text:span text:style-name="T3"/></text:p>
              <text:p/>
            </office:annotation>
            <text:p>Other, unknown, unspecified</text:p>
          </table:table-cell>
          <table:covered-table-cell/>
          <table:table-cell office:value-type="string" table:number-columns-spanned="2" table:number-rows-spanned="1" table:content-validation-name="val1" table:style-name="ce23">
            <text:p>Total</text:p>
            <text:p>Employees</text:p>
          </table:table-cell>
          <table:covered-table-cell/>
          <table:table-cell office:value-type="string" table:number-columns-spanned="2" table:number-rows-spanned="1" table:style-name="ce24">
            <office:annotation draw:style-name="a12" svg:x="14.5972222222222in" svg:y="0.548611111111111in" svg:width="3.04861111111111in" svg:height="1.67361111111111in">
              <dc:creator>ccabmstopher</dc:creator>
              <text:p><text:span text:style-name="T6">Agency staff (clearical and admin)</text:span><text:span text:style-name="T4"/></text:p>
              <text:p><text:span text:style-name="T4">Admin &amp; Clerical agency staff are normally lower grade individuals who are actually filling in for a role within the organisational structure and are ideally used on a short term basis.<text:s text:c="6"/></text:span><text:span text:style-name="T4"/></text:p>
              <text:p><text:span text:style-name="T4"> normally engaged on an ad hoc or temporary basis to fulfil requirements within established posts.</text:span><text:span text:style-name="T4"/></text:p>
              <text:p><text:span text:style-name="T4"> involves providing cover (e.g. for a vacancy, holiday or sickness) or additional resource (e.g. for a seasonal peak in workload).<text:s text:c="7"/></text:span><text:span text:style-name="T4"/></text:p>
              <text:p><text:span text:style-name="T4"> may be undertaking operational or professional roles.</text:span><text:span text:style-name="T4"/></text:p>
              <text:p/>
            </office:annotation>
            <text:p>Agency staff<text:s/></text:p>
          </table:table-cell>
          <table:covered-table-cell/>
          <table:table-cell office:value-type="string" table:number-columns-spanned="2" table:number-rows-spanned="1" table:style-name="ce24">
            <office:annotation draw:style-name="a13" svg:x="15.8472222222222in" svg:y="0.548611111111111in" svg:width="2.56944444444444in" svg:height="2.86111111111111in">
              <dc:creator>ccabmstopher</dc:creator>
              <text:p><text:span text:style-name="T6">Interim managers</text:span><text:span text:style-name="T3"/></text:p>
              <text:p><text:span text:style-name="T4">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4"/></text:p>
              <text:p><text:span text:style-name="T4"> may involve providing cover (e.g. for a vacancy, holiday or sickness) or additional resource (e.g. for a new team until someone is recruited, or a seasonal peak in workload).<text:s/></text:span><text:span text:style-name="T4"/></text:p>
              <text:p><text:span text:style-name="T4"> may include Professional Interim Staff (e.g. senior qualified professionals in areas such as legal, finance, audit) and Interim Managers (including up to the most senior levels of the organisation).</text:span><text:span text:style-name="T4"/></text:p>
              <text:p><text:span text:style-name="T4"> likely to include a degree of organisational involvement (e.g. managing staff, representation at meetings)</text:span><text:span text:style-name="T4"/></text:p>
              <text:p><text:span text:style-name="T4"> typically engaged through an agency although in some cases may be engaged directly<text:s text:c="2"/></text:span><text:span text:style-name="T3"><text:s text:c="3"/></text:span></text:p>
            </office:annotation>
            <text:p>Interim managers</text:p>
          </table:table-cell>
          <table:covered-table-cell/>
          <table:table-cell office:value-type="string" table:number-columns-spanned="2" table:number-rows-spanned="1" table:style-name="ce24">
            <office:annotation draw:style-name="a14" svg:x="17.0972222222222in" svg:y="0.548611111111111in" svg:width="2.31944444444444in" svg:height="3.47222222222222in">
              <dc:creator>ccabmstopher</dc:creator>
              <text:p><text:span text:style-name="T6">Specialist Contractors</text:span><text:span text:style-name="T6"/></text:p>
              <text:p><text:span text:style-name="T4">Specialists are normally middle to senior grades, used to provide expertise that is not available in-house, fulfilling functional or senior positions within the organisational structure and ideally engaged on a short term basis.</text:span><text:span text:style-name="T4"/></text:p>
              <text:p><text:span text:style-name="T4"> may include sub-categories of Finance, HR, IT, Legal, Logistics, Marketing, Medical, Procurement, Estates, Technical and Other.</text:span><text:span text:style-name="T4"/></text:p>
              <text:p><text:span text:style-name="T4"> not staff substitution; specialists are used to provide additional resource, skills and expertise, not to cover vacancies etc.</text:span><text:span text:style-name="T4"/></text:p>
              <text:p><text:span text:style-name="T4"> should not include management functions or similar organisational involvement.</text:span><text:span text:style-name="T4"/></text:p>
              <text:p><text:span text:style-name="T4"> usually involved in a defined package of work or project rather than covering a day-to-day workload or defined job/ role.<text:s text:c="11"/></text:span><text:span text:style-name="T4"/></text:p>
              <text:p><text:span text:style-name="T4"> in some instances, may include a degree of organisational involvement (e.g. managing staff, representation at meetings)</text:span><text:span text:style-name="T4"/></text:p>
              <text:p><text:span text:style-name="T4"> not always provided through an agency.</text:span><text:span text:style-name="T6"/></text:p>
              <text:p><text:span text:style-name="T3"/></text:p>
              <text:p/>
            </office:annotation>
            <text:p>Specialist Contractors</text:p>
          </table:table-cell>
          <table:covered-table-cell/>
          <table:table-cell office:value-type="string" table:number-columns-spanned="2" table:number-rows-spanned="1" table:style-name="ce24">
            <office:annotation draw:style-name="a15" svg:x="18.3958333333333in" svg:y="0.548611111111111in" svg:width="2.36111111111111in" svg:height="2.17361111111111in">
              <dc:creator>ccabmstopher</dc:creator>
              <text:p><text:span text:style-name="T6">Consultants/consultancy</text:span><text:span text:style-name="T6"/></text:p>
              <text:p><text:span text:style-name="T4">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4"/></text:p>
              <text:p><text:span text:style-name="T4"/></text:p>
              <text:p><text:span text:style-name="T4">(see separate guidance for the various categories of consultancy)</text:span><text:span text:style-name="T4"/></text:p>
              <text:p><text:span text:style-name="T3"/></text:p>
              <text:p/>
            </office:annotation>
            <text:p>Consultants/consultancy</text:p>
          </table:table-cell>
          <table:covered-table-cell/>
          <table:table-cell office:value-type="string" table:number-columns-spanned="2" table:number-rows-spanned="1" table:style-name="ce23">
            <text:p>Total</text:p>
          </table:table-cell>
          <table:covered-table-cell/>
          <table:covered-table-cell/>
          <table:covered-table-cell/>
          <table:table-cell office:value-type="string" table:number-columns-spanned="1" table:number-rows-spanned="2" table:style-name="ce23">
            <office:annotation draw:style-name="a16" svg:x="22.0694444444444in" svg:y="0.548611111111111in" svg:width="1.14583333333333in" svg:height="0.722222222222222in">
              <dc:creator>ccabmstopher</dc:creator>
              <text:p><text:span text:style-name="T4">Please refer to the HMT guidance provided separately</text:span><text:span text:style-name="T3"/></text:p>
              <text:p/>
            </office:annotation>
            <text:p>Salary</text:p>
          </table:table-cell>
          <table:table-cell office:value-type="string" table:number-columns-spanned="1" table:number-rows-spanned="2" table:style-name="ce23">
            <office:annotation draw:style-name="a17" svg:x="23.0694444444444in" svg:y="0.548611111111111in" svg:width="1.14583333333333in" svg:height="0.722222222222222in">
              <dc:creator>ccabmstopher</dc:creator>
              <text:p><text:span text:style-name="T4">Please refer to the HMT guidance provided separately</text:span><text:span text:style-name="T3"/></text:p>
              <text:p/>
            </office:annotation>
            <text:p>Allowances</text:p>
          </table:table-cell>
          <table:table-cell office:value-type="string" table:number-columns-spanned="1" table:number-rows-spanned="2" table:style-name="ce23">
            <office:annotation draw:style-name="a18" svg:x="24.0694444444444in" svg:y="0.548611111111111in" svg:width="1.14583333333333in" svg:height="0.722222222222222in">
              <dc:creator>ccabmstopher</dc:creator>
              <text:p><text:span text:style-name="T4">Please refer to the HMT guidance provided separately</text:span><text:span text:style-name="T3"/></text:p>
              <text:p/>
            </office:annotation>
            <text:p>Non-consolidated performance payments</text:p>
          </table:table-cell>
          <table:table-cell office:value-type="string" table:number-columns-spanned="1" table:number-rows-spanned="2" table:style-name="ce23">
            <office:annotation draw:style-name="a19" svg:x="25.0694444444444in" svg:y="0.548611111111111in" svg:width="1.14583333333333in" svg:height="0.722222222222222in">
              <dc:creator>ccabmstopher</dc:creator>
              <text:p><text:span text:style-name="T4">Please refer to the HMT guidance provided separately</text:span><text:span text:style-name="T3"/></text:p>
              <text:p/>
            </office:annotation>
            <text:p>Overtime</text:p>
          </table:table-cell>
          <table:table-cell office:value-type="string" table:number-columns-spanned="1" table:number-rows-spanned="2" table:style-name="ce23">
            <office:annotation draw:style-name="a20" svg:x="26.0694444444444in" svg:y="0.548611111111111in" svg:width="1.14583333333333in" svg:height="0.722222222222222in">
              <dc:creator>ccabmstopher</dc:creator>
              <text:p><text:span text:style-name="T4">Please refer to the HMT guidance provided separately</text:span><text:span text:style-name="T3"/></text:p>
              <text:p/>
            </office:annotation>
            <text:p>Employer pension contributions</text:p>
          </table:table-cell>
          <table:table-cell office:value-type="string" table:number-columns-spanned="1" table:number-rows-spanned="2" table:style-name="ce23">
            <office:annotation draw:style-name="a21" svg:x="27.0694444444444in" svg:y="0.548611111111111in" svg:width="1.14583333333333in" svg:height="0.722222222222222in">
              <dc:creator>ccabmstopher</dc:creator>
              <text:p><text:span text:style-name="T4">Please refer to the HMT guidance provided separately</text:span><text:span text:style-name="T3"/></text:p>
              <text:p/>
            </office:annotation>
            <text:p>Employer national insurance contributions</text:p>
          </table:table-cell>
          <table:table-cell office:value-type="string" table:number-columns-spanned="1" table:number-rows-spanned="2" table:style-name="ce23">
            <text:p>Total paybill for payroll staff</text:p>
          </table:table-cell>
          <table:table-cell office:value-type="string" table:number-columns-spanned="1" table:number-rows-spanned="2" table:style-name="ce23">
            <text:p>Total monthly cost of contingent labour: agency staff, interim managers and specialist contractors</text:p>
          </table:table-cell>
          <table:table-cell office:value-type="string" table:number-columns-spanned="1" table:number-rows-spanned="2" table:style-name="ce23">
            <text:p>Total monthly cost of consultants/</text:p>
            <text:p>consultancy</text:p>
          </table:table-cell>
          <table:table-cell office:value-type="string" table:number-columns-spanned="1" table:number-rows-spanned="2" table:style-name="ce23">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2">
          <table:covered-table-cell/>
          <table:covered-table-cell/>
          <table:covered-table-cell/>
          <table:covered-table-cell/>
          <table:covered-table-cell/>
          <table:table-cell office:value-type="string" table:style-name="ce4">
            <office:annotation draw:style-name="a22" svg:x="4.61111111111111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3" svg:x="5.25in" svg:y="0.590277777777778in" svg:width="1.88888888888889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4" svg:x="5.87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5" svg:x="6.5in" svg:y="0.590277777777778in" svg:width="1.88888888888889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6" svg:x="7.11111111111111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7" svg:x="7.75in" svg:y="0.590277777777778in" svg:width="1.88888888888889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28" svg:x="8.37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29" svg:x="9in" svg:y="0.590277777777778in" svg:width="1.88888888888889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0" svg:x="9.625in" svg:y="0.590277777777778in" svg:width="1.84722222222222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1" svg:x="10.2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2" svg:x="10.9861111111111in" svg:y="0.590277777777778in" svg:width="1.81944444444444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3" svg:x="11.5in" svg:y="0.590277777777778in" svg:width="1.875in" svg:height="0.6875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4" svg:x="12.0972222222222in" svg:y="0.590277777777778in" svg:width="1.84722222222222in" svg:height="0.888888888888889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Do not enter values in the cells below. Formula will automatically sum values across the preceding columns</text:span><text:span text:style-name="T1"/></text:p>
              <text:p><text:span text:style-name="T1"/></text:p>
              <text:p><text:span text:style-name="T3"/></text:p>
              <text:p><text:span text:style-name="T3">.</text:span></text:p>
            </office:annotation>
            <text:p>Headcount</text:p>
          </table:table-cell>
          <table:table-cell office:value-type="string" table:style-name="ce4">
            <office:annotation draw:style-name="a35" svg:x="12.6458333333333in" svg:y="0.590277777777778in" svg:width="1.88888888888889in" svg:height="0.888888888888889in">
              <dc:creator>ccabmstopher</dc:creator>
              <text:p><text:span text:style-name="T1">Staff in post numbers should be reported in line with the ONS standard headcount methodology <text:s/>(supplied separately).</text:span><text:span text:style-name="T1"/></text:p>
              <text:p><text:span text:style-name="T1"/></text:p>
              <text:p><text:span text:style-name="T1">Do not enter values in the cells below. Formula will automatically sum values across the preceding columns</text:span><text:span text:style-name="T1"/></text:p>
              <text:p><text:span text:style-name="T1"/></text:p>
              <text:p><text:span text:style-name="T3"/></text:p>
              <text:p><text:span text:style-name="T3">.</text:span></text:p>
            </office:annotation>
            <text:p>Full-time<text:s/></text:p>
            <text:p>equivalent</text:p>
          </table:table-cell>
          <table:table-cell office:value-type="string" table:style-name="ce5">
            <office:annotation draw:style-name="a36" svg:x="13.2638888888889in" svg:y="0.590277777777778in" svg:width="1.84027777777778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37" svg:x="13.92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38" svg:x="14.5486111111111in" svg:y="0.590277777777778in" svg:width="1.81944444444444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39" svg:x="15.17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0" svg:x="15.7986111111111in" svg:y="0.590277777777778in" svg:width="1.79861111111111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41" svg:x="16.4236111111111in" svg:y="0.590277777777778in" svg:width="1.59722222222222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2" svg:x="17.1388888888889in" svg:y="0.590277777777778in" svg:width="1.81944444444444in" svg:height="1.27083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5">
            <office:annotation draw:style-name="a43" svg:x="17.7916666666667in" svg:y="0.590277777777778in" svg:width="1.59027777777778in" svg:height="0.972222222222222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5">
            <office:annotation draw:style-name="a44" svg:x="18.375in" svg:y="0.590277777777778in" svg:width="1.77083333333333in" svg:height="0.7708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style-name="ce5">
            <office:annotation draw:style-name="a45" svg:x="18.9722222222222in" svg:y="0.590277777777778in" svg:width="1.5625in" svg:height="0.819444444444444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table-cell office:value-type="string" table:content-validation-name="val1" table:style-name="ce6">
            <office:annotation draw:style-name="a46" svg:x="19.8611111111111in" svg:y="0.590277777777778in" svg:width="1.76388888888889in" svg:height="0.7708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content-validation-name="val1" table:style-name="ce5">
            <office:annotation draw:style-name="a47" svg:x="20.5694444444444in" svg:y="0.590277777777778in" svg:width="1.54861111111111in" svg:height="0.819444444444444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3">
          <table:table-cell office:value-type="float" office:value="2021" table:content-validation-name="val6" table:style-name="ce7">
            <text:p>2021</text:p>
          </table:table-cell>
          <table:table-cell office:value-type="string" table:content-validation-name="val7" table:style-name="ce7">
            <text:p>June</text:p>
          </table:table-cell>
          <table:table-cell office:value-type="string" table:content-validation-name="val8" table:style-name="ce8">
            <text:p>Government Actuary's Department</text:p>
          </table:table-cell>
          <table:table-cell office:value-type="string" table:content-validation-name="val2" table:style-name="ce64">
            <text:p>Non-Ministerial Department</text:p>
          </table:table-cell>
          <table:table-cell office:value-type="string" table:content-validation-name="val9" table:style-name="ce65">
            <text:p>Government Actuary's Department</text:p>
          </table:table-cell>
          <table:table-cell office:value-type="float" office:value="7" table:content-validation-name="val3" table:style-name="ce62">
            <text:p>7.00</text:p>
          </table:table-cell>
          <table:table-cell office:value-type="float" office:value="7" table:content-validation-name="val5" table:style-name="ce63">
            <text:p>7.00</text:p>
          </table:table-cell>
          <table:table-cell office:value-type="float" office:value="10" table:content-validation-name="val3" table:style-name="ce48">
            <text:p>10.00</text:p>
          </table:table-cell>
          <table:table-cell office:value-type="float" office:value="10" table:content-validation-name="val5" table:style-name="ce47">
            <text:p>10.00</text:p>
          </table:table-cell>
          <table:table-cell office:value-type="float" office:value="15" table:content-validation-name="val3" table:style-name="ce50">
            <text:p>15.00</text:p>
          </table:table-cell>
          <table:table-cell office:value-type="float" office:value="14.94" table:content-validation-name="val5" table:style-name="ce49">
            <text:p>14.94</text:p>
          </table:table-cell>
          <table:table-cell office:value-type="float" office:value="8" table:content-validation-name="val3" table:style-name="ce52">
            <text:p>8.00</text:p>
          </table:table-cell>
          <table:table-cell office:value-type="float" office:value="7.8" table:content-validation-name="val5" table:style-name="ce51">
            <text:p>7.80</text:p>
          </table:table-cell>
          <table:table-cell office:value-type="float" office:value="1" table:content-validation-name="val3" table:style-name="ce53">
            <text:p>1.00</text:p>
          </table:table-cell>
          <table:table-cell office:value-type="float" office:value="1" table:content-validation-name="val5" table:style-name="ce54">
            <text:p>1.00</text:p>
          </table:table-cell>
          <table:table-cell office:value-type="float" office:value="163" table:content-validation-name="val3" table:style-name="ce56">
            <text:p>163.00</text:p>
          </table:table-cell>
          <table:table-cell office:value-type="float" office:value="151.41999999999999" table:content-validation-name="val5" table:style-name="ce55">
            <text:p>151.42</text:p>
          </table:table-cell>
          <table:table-cell office:value-type="float" office:value="204" table:formula="of:=SUM([.F4];[.H4];[.J4];[.L4];[.N4];[.P4])" table:content-validation-name="val1" table:style-name="ce10">
            <text:p>204</text:p>
          </table:table-cell>
          <table:table-cell office:value-type="float" office:value="192.15999999999997" table:formula="of:=SUM([.G4];[.I4];[.K4];[.M4];[.O4];[.Q4])" table:content-validation-name="val1" table:style-name="ce10">
            <text:p>192</text:p>
          </table:table-cell>
          <table:table-cell table:content-validation-name="val4" table:style-name="ce45"/>
          <table:table-cell table:content-validation-name="val5" table:style-name="ce44"/>
          <table:table-cell office:value-type="float" office:value="2" table:content-validation-name="val4" table:style-name="ce46">
            <text:p>2</text:p>
          </table:table-cell>
          <table:table-cell office:value-type="float" office:value="2" table:content-validation-name="val5" table:style-name="ce58">
            <text:p>2.00</text:p>
          </table:table-cell>
          <table:table-cell office:value-type="float" office:value="12" table:content-validation-name="val4" table:style-name="ce60">
            <text:p>12</text:p>
          </table:table-cell>
          <table:table-cell office:value-type="float" office:value="12" table:content-validation-name="val5" table:style-name="ce59">
            <text:p>12.00</text:p>
          </table:table-cell>
          <table:table-cell table:content-validation-name="val4" table:style-name="ce57"/>
          <table:table-cell table:content-validation-name="val5" table:style-name="ce61"/>
          <table:table-cell office:value-type="float" office:value="14" table:formula="of:=SUM([.T4];[.V4];[.X4];[.Z4];)" table:style-name="ce12">
            <text:p>14</text:p>
          </table:table-cell>
          <table:table-cell office:value-type="float" office:value="14" table:formula="of:=SUM([.U4];[.W4];[.Y4];[.AA4])" table:style-name="ce12">
            <text:p>14</text:p>
          </table:table-cell>
          <table:table-cell office:value-type="float" office:value="218" table:formula="of:=[.R4]+[.AB4]" table:content-validation-name="val1" table:style-name="ce13">
            <text:p>218</text:p>
          </table:table-cell>
          <table:table-cell office:value-type="float" office:value="206.15999999999997" table:formula="of:=[.S4]+[.AC4]" table:content-validation-name="val1" table:style-name="ce13">
            <text:p>206</text:p>
          </table:table-cell>
          <table:table-cell office:value-type="currency" office:value="1032294.27" table:content-validation-name="val4" table:style-name="ce14">
            <text:p>£1,032,294.27</text:p>
          </table:table-cell>
          <table:table-cell office:value-type="currency" office:value="2524.4" table:content-validation-name="val4" table:style-name="ce14">
            <text:p>£2,524.40</text:p>
          </table:table-cell>
          <table:table-cell office:value-type="currency" office:value="0" table:content-validation-name="val4" table:style-name="ce14">
            <text:p>£0.00</text:p>
          </table:table-cell>
          <table:table-cell table:content-validation-name="val4" table:style-name="ce14"/>
          <table:table-cell office:value-type="currency" office:value="294506.53000000003" table:content-validation-name="val4" table:style-name="ce14">
            <text:p>£294,506.53</text:p>
          </table:table-cell>
          <table:table-cell office:value-type="currency" office:value="121898.14" table:content-validation-name="val4" table:style-name="ce14">
            <text:p>£121,898.14</text:p>
          </table:table-cell>
          <table:table-cell office:value-type="currency" office:value="1451223.34" table:formula="of:=SUM([.AF4:.AK4])" table:style-name="ce15">
            <text:p>£1,451,223.34</text:p>
          </table:table-cell>
          <table:table-cell office:value-type="currency" office:value="41680.160000000003" table:content-validation-name="val4" table:style-name="ce16">
            <text:p>£41,680.16</text:p>
          </table:table-cell>
          <table:table-cell table:content-validation-name="val4" table:style-name="ce16"/>
          <table:table-cell office:value-type="currency" office:value="41680.160000000003" table:formula="of:=SUM([.AM4:.AN4])" table:style-name="ce17">
            <text:p>£41,680.16</text:p>
          </table:table-cell>
          <table:table-cell office:value-type="currency" office:value="1492903.5" table:formula="of:=SUM([.AO4];[.AL4])" table:style-name="ce15">
            <text:p>£1,492,903.50</text:p>
          </table:table-cell>
          <table:table-cell table:content-validation-name="val1" table:style-name="ce1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5];[.H5];[.J5];[.L5];[.N5];[.P5])" table:content-validation-name="val1" table:style-name="ce10">
            <text:p>0</text:p>
          </table:table-cell>
          <table:table-cell office:value-type="float" office:value="0" table:formula="of:=SUM([.G5];[.I5];[.K5];[.M5];[.O5];[.Q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5];[.V5];[.X5];[.Z5];)" table:style-name="ce12">
            <text:p>0</text:p>
          </table:table-cell>
          <table:table-cell office:value-type="float" office:value="0" table:formula="of:=SUM([.U5];[.W5];[.Y5];[.AA5])" table:style-name="ce12">
            <text:p>0</text:p>
          </table:table-cell>
          <table:table-cell office:value-type="float" office:value="0" table:formula="of:=[.R5]+[.AB5]" table:content-validation-name="val1" table:style-name="ce13">
            <text:p>0</text:p>
          </table:table-cell>
          <table:table-cell office:value-type="float" office:value="0" table:formula="of:=[.S5]+[.AC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5:.AK5])" table:style-name="ce15">
            <text:p>£0.00</text:p>
          </table:table-cell>
          <table:table-cell table:content-validation-name="val4" table:style-name="ce16"/>
          <table:table-cell table:content-validation-name="val4" table:style-name="ce16"/>
          <table:table-cell office:value-type="currency" office:value="0" table:formula="of:=SUM([.AM5:.AN5])" table:style-name="ce17">
            <text:p>£0.00</text:p>
          </table:table-cell>
          <table:table-cell office:value-type="currency" office:value="0" table:formula="of:=SUM([.AO5];[.AL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6];[.H6];[.J6];[.L6];[.N6];[.P6])" table:content-validation-name="val1" table:style-name="ce10">
            <text:p>0</text:p>
          </table:table-cell>
          <table:table-cell office:value-type="float" office:value="0" table:formula="of:=SUM([.G6];[.I6];[.K6];[.M6];[.O6];[.Q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6];[.V6];[.X6];[.Z6];)" table:style-name="ce12">
            <text:p>0</text:p>
          </table:table-cell>
          <table:table-cell office:value-type="float" office:value="0" table:formula="of:=SUM([.U6];[.W6];[.Y6];[.AA6])" table:style-name="ce12">
            <text:p>0</text:p>
          </table:table-cell>
          <table:table-cell office:value-type="float" office:value="0" table:formula="of:=[.R6]+[.AB6]" table:content-validation-name="val1" table:style-name="ce13">
            <text:p>0</text:p>
          </table:table-cell>
          <table:table-cell office:value-type="float" office:value="0" table:formula="of:=[.S6]+[.AC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6:.AK6])" table:style-name="ce15">
            <text:p>£0.00</text:p>
          </table:table-cell>
          <table:table-cell table:content-validation-name="val4" table:style-name="ce16"/>
          <table:table-cell table:content-validation-name="val4" table:style-name="ce16"/>
          <table:table-cell office:value-type="currency" office:value="0" table:formula="of:=SUM([.AM6:.AN6])" table:style-name="ce17">
            <text:p>£0.00</text:p>
          </table:table-cell>
          <table:table-cell office:value-type="currency" office:value="0" table:formula="of:=SUM([.AO6];[.AL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7];[.H7];[.J7];[.L7];[.N7];[.P7])" table:content-validation-name="val1" table:style-name="ce10">
            <text:p>0</text:p>
          </table:table-cell>
          <table:table-cell office:value-type="float" office:value="0" table:formula="of:=SUM([.G7];[.I7];[.K7];[.M7];[.O7];[.Q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7];[.V7];[.X7];[.Z7];)" table:style-name="ce12">
            <text:p>0</text:p>
          </table:table-cell>
          <table:table-cell office:value-type="float" office:value="0" table:formula="of:=SUM([.U7];[.W7];[.Y7];[.AA7])" table:style-name="ce12">
            <text:p>0</text:p>
          </table:table-cell>
          <table:table-cell office:value-type="float" office:value="0" table:formula="of:=[.R7]+[.AB7]" table:content-validation-name="val1" table:style-name="ce13">
            <text:p>0</text:p>
          </table:table-cell>
          <table:table-cell office:value-type="float" office:value="0" table:formula="of:=[.S7]+[.AC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7:.AK7])" table:style-name="ce15">
            <text:p>£0.00</text:p>
          </table:table-cell>
          <table:table-cell table:content-validation-name="val4" table:style-name="ce16"/>
          <table:table-cell table:content-validation-name="val4" table:style-name="ce16"/>
          <table:table-cell office:value-type="currency" office:value="0" table:formula="of:=SUM([.AM7:.AN7])" table:style-name="ce17">
            <text:p>£0.00</text:p>
          </table:table-cell>
          <table:table-cell office:value-type="currency" office:value="0" table:formula="of:=SUM([.AO7];[.AL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8];[.H8];[.J8];[.L8];[.N8];[.P8])" table:content-validation-name="val1" table:style-name="ce10">
            <text:p>0</text:p>
          </table:table-cell>
          <table:table-cell office:value-type="float" office:value="0" table:formula="of:=SUM([.G8];[.I8];[.K8];[.M8];[.O8];[.Q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8];[.V8];[.X8];[.Z8];)" table:style-name="ce12">
            <text:p>0</text:p>
          </table:table-cell>
          <table:table-cell office:value-type="float" office:value="0" table:formula="of:=SUM([.U8];[.W8];[.Y8];[.AA8])" table:style-name="ce12">
            <text:p>0</text:p>
          </table:table-cell>
          <table:table-cell office:value-type="float" office:value="0" table:formula="of:=[.R8]+[.AB8]" table:content-validation-name="val1" table:style-name="ce13">
            <text:p>0</text:p>
          </table:table-cell>
          <table:table-cell office:value-type="float" office:value="0" table:formula="of:=[.S8]+[.AC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8:.AK8])" table:style-name="ce15">
            <text:p>£0.00</text:p>
          </table:table-cell>
          <table:table-cell table:content-validation-name="val4" table:style-name="ce16"/>
          <table:table-cell table:content-validation-name="val4" table:style-name="ce16"/>
          <table:table-cell office:value-type="currency" office:value="0" table:formula="of:=SUM([.AM8:.AN8])" table:style-name="ce17">
            <text:p>£0.00</text:p>
          </table:table-cell>
          <table:table-cell office:value-type="currency" office:value="0" table:formula="of:=SUM([.AO8];[.AL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9];[.H9];[.J9];[.L9];[.N9];[.P9])" table:content-validation-name="val1" table:style-name="ce10">
            <text:p>0</text:p>
          </table:table-cell>
          <table:table-cell office:value-type="float" office:value="0" table:formula="of:=SUM([.G9];[.I9];[.K9];[.M9];[.O9];[.Q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9];[.V9];[.X9];[.Z9];)" table:style-name="ce12">
            <text:p>0</text:p>
          </table:table-cell>
          <table:table-cell office:value-type="float" office:value="0" table:formula="of:=SUM([.U9];[.W9];[.Y9];[.AA9])" table:style-name="ce12">
            <text:p>0</text:p>
          </table:table-cell>
          <table:table-cell office:value-type="float" office:value="0" table:formula="of:=[.R9]+[.AB9]" table:content-validation-name="val1" table:style-name="ce13">
            <text:p>0</text:p>
          </table:table-cell>
          <table:table-cell office:value-type="float" office:value="0" table:formula="of:=[.S9]+[.AC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9:.AK9])" table:style-name="ce15">
            <text:p>£0.00</text:p>
          </table:table-cell>
          <table:table-cell table:content-validation-name="val4" table:style-name="ce16"/>
          <table:table-cell table:content-validation-name="val4" table:style-name="ce16"/>
          <table:table-cell office:value-type="currency" office:value="0" table:formula="of:=SUM([.AM9:.AN9])" table:style-name="ce17">
            <text:p>£0.00</text:p>
          </table:table-cell>
          <table:table-cell office:value-type="currency" office:value="0" table:formula="of:=SUM([.AO9];[.AL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0];[.H10];[.J10];[.L10];[.N10];[.P10])" table:content-validation-name="val1" table:style-name="ce10">
            <text:p>0</text:p>
          </table:table-cell>
          <table:table-cell office:value-type="float" office:value="0" table:formula="of:=SUM([.G10];[.I10];[.K10];[.M10];[.O10];[.Q1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0];[.V10];[.X10];[.Z10];)" table:style-name="ce12">
            <text:p>0</text:p>
          </table:table-cell>
          <table:table-cell office:value-type="float" office:value="0" table:formula="of:=SUM([.U10];[.W10];[.Y10];[.AA10])" table:style-name="ce12">
            <text:p>0</text:p>
          </table:table-cell>
          <table:table-cell office:value-type="float" office:value="0" table:formula="of:=[.R10]+[.AB10]" table:content-validation-name="val1" table:style-name="ce13">
            <text:p>0</text:p>
          </table:table-cell>
          <table:table-cell office:value-type="float" office:value="0" table:formula="of:=[.S10]+[.AC1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0:.AK10])" table:style-name="ce15">
            <text:p>£0.00</text:p>
          </table:table-cell>
          <table:table-cell table:content-validation-name="val4" table:style-name="ce16"/>
          <table:table-cell table:content-validation-name="val4" table:style-name="ce16"/>
          <table:table-cell office:value-type="currency" office:value="0" table:formula="of:=SUM([.AM10:.AN10])" table:style-name="ce17">
            <text:p>£0.00</text:p>
          </table:table-cell>
          <table:table-cell office:value-type="currency" office:value="0" table:formula="of:=SUM([.AO10];[.AL1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1];[.H11];[.J11];[.L11];[.N11];[.P11])" table:content-validation-name="val1" table:style-name="ce10">
            <text:p>0</text:p>
          </table:table-cell>
          <table:table-cell office:value-type="float" office:value="0" table:formula="of:=SUM([.G11];[.I11];[.K11];[.M11];[.O11];[.Q1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1];[.V11];[.X11];[.Z11];)" table:style-name="ce12">
            <text:p>0</text:p>
          </table:table-cell>
          <table:table-cell office:value-type="float" office:value="0" table:formula="of:=SUM([.U11];[.W11];[.Y11];[.AA11])" table:style-name="ce12">
            <text:p>0</text:p>
          </table:table-cell>
          <table:table-cell office:value-type="float" office:value="0" table:formula="of:=[.R11]+[.AB11]" table:content-validation-name="val1" table:style-name="ce13">
            <text:p>0</text:p>
          </table:table-cell>
          <table:table-cell office:value-type="float" office:value="0" table:formula="of:=[.S11]+[.AC1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1:.AK11])" table:style-name="ce15">
            <text:p>£0.00</text:p>
          </table:table-cell>
          <table:table-cell table:content-validation-name="val4" table:style-name="ce16"/>
          <table:table-cell table:content-validation-name="val4" table:style-name="ce16"/>
          <table:table-cell office:value-type="currency" office:value="0" table:formula="of:=SUM([.AM11:.AN11])" table:style-name="ce17">
            <text:p>£0.00</text:p>
          </table:table-cell>
          <table:table-cell office:value-type="currency" office:value="0" table:formula="of:=SUM([.AO11];[.AL1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2];[.H12];[.J12];[.L12];[.N12];[.P12])" table:content-validation-name="val1" table:style-name="ce10">
            <text:p>0</text:p>
          </table:table-cell>
          <table:table-cell office:value-type="float" office:value="0" table:formula="of:=SUM([.G12];[.I12];[.K12];[.M12];[.O12];[.Q1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2];[.V12];[.X12];[.Z12];)" table:style-name="ce12">
            <text:p>0</text:p>
          </table:table-cell>
          <table:table-cell office:value-type="float" office:value="0" table:formula="of:=SUM([.U12];[.W12];[.Y12];[.AA12])" table:style-name="ce12">
            <text:p>0</text:p>
          </table:table-cell>
          <table:table-cell office:value-type="float" office:value="0" table:formula="of:=[.R12]+[.AB12]" table:content-validation-name="val1" table:style-name="ce13">
            <text:p>0</text:p>
          </table:table-cell>
          <table:table-cell office:value-type="float" office:value="0" table:formula="of:=[.S12]+[.AC1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2:.AK12])" table:style-name="ce15">
            <text:p>£0.00</text:p>
          </table:table-cell>
          <table:table-cell table:content-validation-name="val4" table:style-name="ce16"/>
          <table:table-cell table:content-validation-name="val4" table:style-name="ce16"/>
          <table:table-cell office:value-type="currency" office:value="0" table:formula="of:=SUM([.AM12:.AN12])" table:style-name="ce17">
            <text:p>£0.00</text:p>
          </table:table-cell>
          <table:table-cell office:value-type="currency" office:value="0" table:formula="of:=SUM([.AO12];[.AL1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3];[.H13];[.J13];[.L13];[.N13];[.P13])" table:content-validation-name="val1" table:style-name="ce10">
            <text:p>0</text:p>
          </table:table-cell>
          <table:table-cell office:value-type="float" office:value="0" table:formula="of:=SUM([.G13];[.I13];[.K13];[.M13];[.O13];[.Q1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3];[.V13];[.X13];[.Z13];)" table:style-name="ce12">
            <text:p>0</text:p>
          </table:table-cell>
          <table:table-cell office:value-type="float" office:value="0" table:formula="of:=SUM([.U13];[.W13];[.Y13];[.AA13])" table:style-name="ce12">
            <text:p>0</text:p>
          </table:table-cell>
          <table:table-cell office:value-type="float" office:value="0" table:formula="of:=[.R13]+[.AB13]" table:content-validation-name="val1" table:style-name="ce13">
            <text:p>0</text:p>
          </table:table-cell>
          <table:table-cell office:value-type="float" office:value="0" table:formula="of:=[.S13]+[.AC1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3:.AK13])" table:style-name="ce15">
            <text:p>£0.00</text:p>
          </table:table-cell>
          <table:table-cell table:content-validation-name="val4" table:style-name="ce16"/>
          <table:table-cell table:content-validation-name="val4" table:style-name="ce16"/>
          <table:table-cell office:value-type="currency" office:value="0" table:formula="of:=SUM([.AM13:.AN13])" table:style-name="ce17">
            <text:p>£0.00</text:p>
          </table:table-cell>
          <table:table-cell office:value-type="currency" office:value="0" table:formula="of:=SUM([.AO13];[.AL1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4];[.H14];[.J14];[.L14];[.N14];[.P14])" table:content-validation-name="val1" table:style-name="ce10">
            <text:p>0</text:p>
          </table:table-cell>
          <table:table-cell office:value-type="float" office:value="0" table:formula="of:=SUM([.G14];[.I14];[.K14];[.M14];[.O14];[.Q1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4];[.V14];[.X14];[.Z14];)" table:style-name="ce12">
            <text:p>0</text:p>
          </table:table-cell>
          <table:table-cell office:value-type="float" office:value="0" table:formula="of:=SUM([.U14];[.W14];[.Y14];[.AA14])" table:style-name="ce12">
            <text:p>0</text:p>
          </table:table-cell>
          <table:table-cell office:value-type="float" office:value="0" table:formula="of:=[.R14]+[.AB14]" table:content-validation-name="val1" table:style-name="ce13">
            <text:p>0</text:p>
          </table:table-cell>
          <table:table-cell office:value-type="float" office:value="0" table:formula="of:=[.S14]+[.AC1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4:.AK14])" table:style-name="ce15">
            <text:p>£0.00</text:p>
          </table:table-cell>
          <table:table-cell table:content-validation-name="val4" table:style-name="ce16"/>
          <table:table-cell table:content-validation-name="val4" table:style-name="ce16"/>
          <table:table-cell office:value-type="currency" office:value="0" table:formula="of:=SUM([.AM14:.AN14])" table:style-name="ce17">
            <text:p>£0.00</text:p>
          </table:table-cell>
          <table:table-cell office:value-type="currency" office:value="0" table:formula="of:=SUM([.AO14];[.AL1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5];[.H15];[.J15];[.L15];[.N15];[.P15])" table:content-validation-name="val1" table:style-name="ce10">
            <text:p>0</text:p>
          </table:table-cell>
          <table:table-cell office:value-type="float" office:value="0" table:formula="of:=SUM([.G15];[.I15];[.K15];[.M15];[.O15];[.Q1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5];[.V15];[.X15];[.Z15];)" table:style-name="ce12">
            <text:p>0</text:p>
          </table:table-cell>
          <table:table-cell office:value-type="float" office:value="0" table:formula="of:=SUM([.U15];[.W15];[.Y15];[.AA15])" table:style-name="ce12">
            <text:p>0</text:p>
          </table:table-cell>
          <table:table-cell office:value-type="float" office:value="0" table:formula="of:=[.R15]+[.AB15]" table:content-validation-name="val1" table:style-name="ce13">
            <text:p>0</text:p>
          </table:table-cell>
          <table:table-cell office:value-type="float" office:value="0" table:formula="of:=[.S15]+[.AC1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5:.AK15])" table:style-name="ce15">
            <text:p>£0.00</text:p>
          </table:table-cell>
          <table:table-cell table:content-validation-name="val4" table:style-name="ce16"/>
          <table:table-cell table:content-validation-name="val4" table:style-name="ce16"/>
          <table:table-cell office:value-type="currency" office:value="0" table:formula="of:=SUM([.AM15:.AN15])" table:style-name="ce17">
            <text:p>£0.00</text:p>
          </table:table-cell>
          <table:table-cell office:value-type="currency" office:value="0" table:formula="of:=SUM([.AO15];[.AL1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6];[.H16];[.J16];[.L16];[.N16];[.P16])" table:content-validation-name="val1" table:style-name="ce10">
            <text:p>0</text:p>
          </table:table-cell>
          <table:table-cell office:value-type="float" office:value="0" table:formula="of:=SUM([.G16];[.I16];[.K16];[.M16];[.O16];[.Q1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6];[.V16];[.X16];[.Z16];)" table:style-name="ce12">
            <text:p>0</text:p>
          </table:table-cell>
          <table:table-cell office:value-type="float" office:value="0" table:formula="of:=SUM([.U16];[.W16];[.Y16];[.AA16])" table:style-name="ce12">
            <text:p>0</text:p>
          </table:table-cell>
          <table:table-cell office:value-type="float" office:value="0" table:formula="of:=[.R16]+[.AB16]" table:content-validation-name="val1" table:style-name="ce13">
            <text:p>0</text:p>
          </table:table-cell>
          <table:table-cell office:value-type="float" office:value="0" table:formula="of:=[.S16]+[.AC1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6:.AK16])" table:style-name="ce15">
            <text:p>£0.00</text:p>
          </table:table-cell>
          <table:table-cell table:content-validation-name="val4" table:style-name="ce16"/>
          <table:table-cell table:content-validation-name="val4" table:style-name="ce16"/>
          <table:table-cell office:value-type="currency" office:value="0" table:formula="of:=SUM([.AM16:.AN16])" table:style-name="ce17">
            <text:p>£0.00</text:p>
          </table:table-cell>
          <table:table-cell office:value-type="currency" office:value="0" table:formula="of:=SUM([.AO16];[.AL1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7];[.H17];[.J17];[.L17];[.N17];[.P17])" table:content-validation-name="val1" table:style-name="ce10">
            <text:p>0</text:p>
          </table:table-cell>
          <table:table-cell office:value-type="float" office:value="0" table:formula="of:=SUM([.G17];[.I17];[.K17];[.M17];[.O17];[.Q1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7];[.V17];[.X17];[.Z17];)" table:style-name="ce12">
            <text:p>0</text:p>
          </table:table-cell>
          <table:table-cell office:value-type="float" office:value="0" table:formula="of:=SUM([.U17];[.W17];[.Y17];[.AA17])" table:style-name="ce12">
            <text:p>0</text:p>
          </table:table-cell>
          <table:table-cell office:value-type="float" office:value="0" table:formula="of:=[.R17]+[.AB17]" table:content-validation-name="val1" table:style-name="ce13">
            <text:p>0</text:p>
          </table:table-cell>
          <table:table-cell office:value-type="float" office:value="0" table:formula="of:=[.S17]+[.AC1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7:.AK17])" table:style-name="ce15">
            <text:p>£0.00</text:p>
          </table:table-cell>
          <table:table-cell table:content-validation-name="val4" table:style-name="ce16"/>
          <table:table-cell table:content-validation-name="val4" table:style-name="ce16"/>
          <table:table-cell office:value-type="currency" office:value="0" table:formula="of:=SUM([.AM17:.AN17])" table:style-name="ce17">
            <text:p>£0.00</text:p>
          </table:table-cell>
          <table:table-cell office:value-type="currency" office:value="0" table:formula="of:=SUM([.AO17];[.AL1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8];[.H18];[.J18];[.L18];[.N18];[.P18])" table:content-validation-name="val1" table:style-name="ce10">
            <text:p>0</text:p>
          </table:table-cell>
          <table:table-cell office:value-type="float" office:value="0" table:formula="of:=SUM([.G18];[.I18];[.K18];[.M18];[.O18];[.Q1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8];[.V18];[.X18];[.Z18];)" table:style-name="ce12">
            <text:p>0</text:p>
          </table:table-cell>
          <table:table-cell office:value-type="float" office:value="0" table:formula="of:=SUM([.U18];[.W18];[.Y18];[.AA18])" table:style-name="ce12">
            <text:p>0</text:p>
          </table:table-cell>
          <table:table-cell office:value-type="float" office:value="0" table:formula="of:=[.R18]+[.AB18]" table:content-validation-name="val1" table:style-name="ce13">
            <text:p>0</text:p>
          </table:table-cell>
          <table:table-cell office:value-type="float" office:value="0" table:formula="of:=[.S18]+[.AC1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8:.AK18])" table:style-name="ce15">
            <text:p>£0.00</text:p>
          </table:table-cell>
          <table:table-cell table:content-validation-name="val4" table:style-name="ce16"/>
          <table:table-cell table:content-validation-name="val4" table:style-name="ce16"/>
          <table:table-cell office:value-type="currency" office:value="0" table:formula="of:=SUM([.AM18:.AN18])" table:style-name="ce17">
            <text:p>£0.00</text:p>
          </table:table-cell>
          <table:table-cell office:value-type="currency" office:value="0" table:formula="of:=SUM([.AO18];[.AL1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19];[.H19];[.J19];[.L19];[.N19];[.P19])" table:content-validation-name="val1" table:style-name="ce10">
            <text:p>0</text:p>
          </table:table-cell>
          <table:table-cell office:value-type="float" office:value="0" table:formula="of:=SUM([.G19];[.I19];[.K19];[.M19];[.O19];[.Q1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19];[.V19];[.X19];[.Z19];)" table:style-name="ce12">
            <text:p>0</text:p>
          </table:table-cell>
          <table:table-cell office:value-type="float" office:value="0" table:formula="of:=SUM([.U19];[.W19];[.Y19];[.AA19])" table:style-name="ce12">
            <text:p>0</text:p>
          </table:table-cell>
          <table:table-cell office:value-type="float" office:value="0" table:formula="of:=[.R19]+[.AB19]" table:content-validation-name="val1" table:style-name="ce13">
            <text:p>0</text:p>
          </table:table-cell>
          <table:table-cell office:value-type="float" office:value="0" table:formula="of:=[.S19]+[.AC1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19:.AK19])" table:style-name="ce15">
            <text:p>£0.00</text:p>
          </table:table-cell>
          <table:table-cell table:content-validation-name="val4" table:style-name="ce16"/>
          <table:table-cell table:content-validation-name="val4" table:style-name="ce16"/>
          <table:table-cell office:value-type="currency" office:value="0" table:formula="of:=SUM([.AM19:.AN19])" table:style-name="ce17">
            <text:p>£0.00</text:p>
          </table:table-cell>
          <table:table-cell office:value-type="currency" office:value="0" table:formula="of:=SUM([.AO19];[.AL1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0];[.H20];[.J20];[.L20];[.N20];[.P20])" table:content-validation-name="val1" table:style-name="ce10">
            <text:p>0</text:p>
          </table:table-cell>
          <table:table-cell office:value-type="float" office:value="0" table:formula="of:=SUM([.G20];[.I20];[.K20];[.M20];[.O20];[.Q2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0];[.V20];[.X20];[.Z20];)" table:style-name="ce12">
            <text:p>0</text:p>
          </table:table-cell>
          <table:table-cell office:value-type="float" office:value="0" table:formula="of:=SUM([.U20];[.W20];[.Y20];[.AA20])" table:style-name="ce12">
            <text:p>0</text:p>
          </table:table-cell>
          <table:table-cell office:value-type="float" office:value="0" table:formula="of:=[.R20]+[.AB20]" table:content-validation-name="val1" table:style-name="ce13">
            <text:p>0</text:p>
          </table:table-cell>
          <table:table-cell office:value-type="float" office:value="0" table:formula="of:=[.S20]+[.AC2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0:.AK20])" table:style-name="ce15">
            <text:p>£0.00</text:p>
          </table:table-cell>
          <table:table-cell table:content-validation-name="val4" table:style-name="ce16"/>
          <table:table-cell table:content-validation-name="val4" table:style-name="ce16"/>
          <table:table-cell office:value-type="currency" office:value="0" table:formula="of:=SUM([.AM20:.AN20])" table:style-name="ce17">
            <text:p>£0.00</text:p>
          </table:table-cell>
          <table:table-cell office:value-type="currency" office:value="0" table:formula="of:=SUM([.AO20];[.AL2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1];[.H21];[.J21];[.L21];[.N21];[.P21])" table:content-validation-name="val1" table:style-name="ce10">
            <text:p>0</text:p>
          </table:table-cell>
          <table:table-cell office:value-type="float" office:value="0" table:formula="of:=SUM([.G21];[.I21];[.K21];[.M21];[.O21];[.Q2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1];[.V21];[.X21];[.Z21];)" table:style-name="ce12">
            <text:p>0</text:p>
          </table:table-cell>
          <table:table-cell office:value-type="float" office:value="0" table:formula="of:=SUM([.U21];[.W21];[.Y21];[.AA21])" table:style-name="ce12">
            <text:p>0</text:p>
          </table:table-cell>
          <table:table-cell office:value-type="float" office:value="0" table:formula="of:=[.R21]+[.AB21]" table:content-validation-name="val1" table:style-name="ce13">
            <text:p>0</text:p>
          </table:table-cell>
          <table:table-cell office:value-type="float" office:value="0" table:formula="of:=[.S21]+[.AC2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1:.AK21])" table:style-name="ce15">
            <text:p>£0.00</text:p>
          </table:table-cell>
          <table:table-cell table:content-validation-name="val4" table:style-name="ce16"/>
          <table:table-cell table:content-validation-name="val4" table:style-name="ce16"/>
          <table:table-cell office:value-type="currency" office:value="0" table:formula="of:=SUM([.AM21:.AN21])" table:style-name="ce17">
            <text:p>£0.00</text:p>
          </table:table-cell>
          <table:table-cell office:value-type="currency" office:value="0" table:formula="of:=SUM([.AO21];[.AL2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2];[.H22];[.J22];[.L22];[.N22];[.P22])" table:content-validation-name="val1" table:style-name="ce10">
            <text:p>0</text:p>
          </table:table-cell>
          <table:table-cell office:value-type="float" office:value="0" table:formula="of:=SUM([.G22];[.I22];[.K22];[.M22];[.O22];[.Q2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2];[.V22];[.X22];[.Z22];)" table:style-name="ce12">
            <text:p>0</text:p>
          </table:table-cell>
          <table:table-cell office:value-type="float" office:value="0" table:formula="of:=SUM([.U22];[.W22];[.Y22];[.AA22])" table:style-name="ce12">
            <text:p>0</text:p>
          </table:table-cell>
          <table:table-cell office:value-type="float" office:value="0" table:formula="of:=[.R22]+[.AB22]" table:content-validation-name="val1" table:style-name="ce13">
            <text:p>0</text:p>
          </table:table-cell>
          <table:table-cell office:value-type="float" office:value="0" table:formula="of:=[.S22]+[.AC2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2:.AK22])" table:style-name="ce15">
            <text:p>£0.00</text:p>
          </table:table-cell>
          <table:table-cell table:content-validation-name="val4" table:style-name="ce16"/>
          <table:table-cell table:content-validation-name="val4" table:style-name="ce16"/>
          <table:table-cell office:value-type="currency" office:value="0" table:formula="of:=SUM([.AM22:.AN22])" table:style-name="ce17">
            <text:p>£0.00</text:p>
          </table:table-cell>
          <table:table-cell office:value-type="currency" office:value="0" table:formula="of:=SUM([.AO22];[.AL2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3];[.H23];[.J23];[.L23];[.N23];[.P23])" table:content-validation-name="val1" table:style-name="ce10">
            <text:p>0</text:p>
          </table:table-cell>
          <table:table-cell office:value-type="float" office:value="0" table:formula="of:=SUM([.G23];[.I23];[.K23];[.M23];[.O23];[.Q2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3];[.V23];[.X23];[.Z23];)" table:style-name="ce12">
            <text:p>0</text:p>
          </table:table-cell>
          <table:table-cell office:value-type="float" office:value="0" table:formula="of:=SUM([.U23];[.W23];[.Y23];[.AA23])" table:style-name="ce12">
            <text:p>0</text:p>
          </table:table-cell>
          <table:table-cell office:value-type="float" office:value="0" table:formula="of:=[.R23]+[.AB23]" table:content-validation-name="val1" table:style-name="ce13">
            <text:p>0</text:p>
          </table:table-cell>
          <table:table-cell office:value-type="float" office:value="0" table:formula="of:=[.S23]+[.AC2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3:.AK23])" table:style-name="ce15">
            <text:p>£0.00</text:p>
          </table:table-cell>
          <table:table-cell table:content-validation-name="val4" table:style-name="ce16"/>
          <table:table-cell table:content-validation-name="val4" table:style-name="ce16"/>
          <table:table-cell office:value-type="currency" office:value="0" table:formula="of:=SUM([.AM23:.AN23])" table:style-name="ce17">
            <text:p>£0.00</text:p>
          </table:table-cell>
          <table:table-cell office:value-type="currency" office:value="0" table:formula="of:=SUM([.AO23];[.AL2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4];[.H24];[.J24];[.L24];[.N24];[.P24])" table:content-validation-name="val1" table:style-name="ce10">
            <text:p>0</text:p>
          </table:table-cell>
          <table:table-cell office:value-type="float" office:value="0" table:formula="of:=SUM([.G24];[.I24];[.K24];[.M24];[.O24];[.Q2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4];[.V24];[.X24];[.Z24];)" table:style-name="ce12">
            <text:p>0</text:p>
          </table:table-cell>
          <table:table-cell office:value-type="float" office:value="0" table:formula="of:=SUM([.U24];[.W24];[.Y24];[.AA24])" table:style-name="ce12">
            <text:p>0</text:p>
          </table:table-cell>
          <table:table-cell office:value-type="float" office:value="0" table:formula="of:=[.R24]+[.AB24]" table:content-validation-name="val1" table:style-name="ce13">
            <text:p>0</text:p>
          </table:table-cell>
          <table:table-cell office:value-type="float" office:value="0" table:formula="of:=[.S24]+[.AC2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4:.AK24])" table:style-name="ce15">
            <text:p>£0.00</text:p>
          </table:table-cell>
          <table:table-cell table:content-validation-name="val4" table:style-name="ce16"/>
          <table:table-cell table:content-validation-name="val4" table:style-name="ce16"/>
          <table:table-cell office:value-type="currency" office:value="0" table:formula="of:=SUM([.AM24:.AN24])" table:style-name="ce17">
            <text:p>£0.00</text:p>
          </table:table-cell>
          <table:table-cell office:value-type="currency" office:value="0" table:formula="of:=SUM([.AO24];[.AL2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5];[.H25];[.J25];[.L25];[.N25];[.P25])" table:content-validation-name="val1" table:style-name="ce10">
            <text:p>0</text:p>
          </table:table-cell>
          <table:table-cell office:value-type="float" office:value="0" table:formula="of:=SUM([.G25];[.I25];[.K25];[.M25];[.O25];[.Q2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5];[.V25];[.X25];[.Z25];)" table:style-name="ce12">
            <text:p>0</text:p>
          </table:table-cell>
          <table:table-cell office:value-type="float" office:value="0" table:formula="of:=SUM([.U25];[.W25];[.Y25];[.AA25])" table:style-name="ce12">
            <text:p>0</text:p>
          </table:table-cell>
          <table:table-cell office:value-type="float" office:value="0" table:formula="of:=[.R25]+[.AB25]" table:content-validation-name="val1" table:style-name="ce13">
            <text:p>0</text:p>
          </table:table-cell>
          <table:table-cell office:value-type="float" office:value="0" table:formula="of:=[.S25]+[.AC2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5:.AK25])" table:style-name="ce15">
            <text:p>£0.00</text:p>
          </table:table-cell>
          <table:table-cell table:content-validation-name="val4" table:style-name="ce16"/>
          <table:table-cell table:content-validation-name="val4" table:style-name="ce16"/>
          <table:table-cell office:value-type="currency" office:value="0" table:formula="of:=SUM([.AM25:.AN25])" table:style-name="ce17">
            <text:p>£0.00</text:p>
          </table:table-cell>
          <table:table-cell office:value-type="currency" office:value="0" table:formula="of:=SUM([.AO25];[.AL2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6];[.H26];[.J26];[.L26];[.N26];[.P26])" table:content-validation-name="val1" table:style-name="ce10">
            <text:p>0</text:p>
          </table:table-cell>
          <table:table-cell office:value-type="float" office:value="0" table:formula="of:=SUM([.G26];[.I26];[.K26];[.M26];[.O26];[.Q2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6];[.V26];[.X26];[.Z26];)" table:style-name="ce12">
            <text:p>0</text:p>
          </table:table-cell>
          <table:table-cell office:value-type="float" office:value="0" table:formula="of:=SUM([.U26];[.W26];[.Y26];[.AA26])" table:style-name="ce12">
            <text:p>0</text:p>
          </table:table-cell>
          <table:table-cell office:value-type="float" office:value="0" table:formula="of:=[.R26]+[.AB26]" table:content-validation-name="val1" table:style-name="ce13">
            <text:p>0</text:p>
          </table:table-cell>
          <table:table-cell office:value-type="float" office:value="0" table:formula="of:=[.S26]+[.AC2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6:.AK26])" table:style-name="ce15">
            <text:p>£0.00</text:p>
          </table:table-cell>
          <table:table-cell table:content-validation-name="val4" table:style-name="ce16"/>
          <table:table-cell table:content-validation-name="val4" table:style-name="ce16"/>
          <table:table-cell office:value-type="currency" office:value="0" table:formula="of:=SUM([.AM26:.AN26])" table:style-name="ce17">
            <text:p>£0.00</text:p>
          </table:table-cell>
          <table:table-cell office:value-type="currency" office:value="0" table:formula="of:=SUM([.AO26];[.AL2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7];[.H27];[.J27];[.L27];[.N27];[.P27])" table:content-validation-name="val1" table:style-name="ce10">
            <text:p>0</text:p>
          </table:table-cell>
          <table:table-cell office:value-type="float" office:value="0" table:formula="of:=SUM([.G27];[.I27];[.K27];[.M27];[.O27];[.Q2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7];[.V27];[.X27];[.Z27];)" table:style-name="ce12">
            <text:p>0</text:p>
          </table:table-cell>
          <table:table-cell office:value-type="float" office:value="0" table:formula="of:=SUM([.U27];[.W27];[.Y27];[.AA27])" table:style-name="ce12">
            <text:p>0</text:p>
          </table:table-cell>
          <table:table-cell office:value-type="float" office:value="0" table:formula="of:=[.R27]+[.AB27]" table:content-validation-name="val1" table:style-name="ce13">
            <text:p>0</text:p>
          </table:table-cell>
          <table:table-cell office:value-type="float" office:value="0" table:formula="of:=[.S27]+[.AC2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7:.AK27])" table:style-name="ce15">
            <text:p>£0.00</text:p>
          </table:table-cell>
          <table:table-cell table:content-validation-name="val4" table:style-name="ce16"/>
          <table:table-cell table:content-validation-name="val4" table:style-name="ce16"/>
          <table:table-cell office:value-type="currency" office:value="0" table:formula="of:=SUM([.AM27:.AN27])" table:style-name="ce17">
            <text:p>£0.00</text:p>
          </table:table-cell>
          <table:table-cell office:value-type="currency" office:value="0" table:formula="of:=SUM([.AO27];[.AL2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8];[.H28];[.J28];[.L28];[.N28];[.P28])" table:content-validation-name="val1" table:style-name="ce10">
            <text:p>0</text:p>
          </table:table-cell>
          <table:table-cell office:value-type="float" office:value="0" table:formula="of:=SUM([.G28];[.I28];[.K28];[.M28];[.O28];[.Q2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8];[.V28];[.X28];[.Z28];)" table:style-name="ce12">
            <text:p>0</text:p>
          </table:table-cell>
          <table:table-cell office:value-type="float" office:value="0" table:formula="of:=SUM([.U28];[.W28];[.Y28];[.AA28])" table:style-name="ce12">
            <text:p>0</text:p>
          </table:table-cell>
          <table:table-cell office:value-type="float" office:value="0" table:formula="of:=[.R28]+[.AB28]" table:content-validation-name="val1" table:style-name="ce13">
            <text:p>0</text:p>
          </table:table-cell>
          <table:table-cell office:value-type="float" office:value="0" table:formula="of:=[.S28]+[.AC2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8:.AK28])" table:style-name="ce15">
            <text:p>£0.00</text:p>
          </table:table-cell>
          <table:table-cell table:content-validation-name="val4" table:style-name="ce16"/>
          <table:table-cell table:content-validation-name="val4" table:style-name="ce16"/>
          <table:table-cell office:value-type="currency" office:value="0" table:formula="of:=SUM([.AM28:.AN28])" table:style-name="ce17">
            <text:p>£0.00</text:p>
          </table:table-cell>
          <table:table-cell office:value-type="currency" office:value="0" table:formula="of:=SUM([.AO28];[.AL2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29];[.H29];[.J29];[.L29];[.N29];[.P29])" table:content-validation-name="val1" table:style-name="ce10">
            <text:p>0</text:p>
          </table:table-cell>
          <table:table-cell office:value-type="float" office:value="0" table:formula="of:=SUM([.G29];[.I29];[.K29];[.M29];[.O29];[.Q2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29];[.V29];[.X29];[.Z29];)" table:style-name="ce12">
            <text:p>0</text:p>
          </table:table-cell>
          <table:table-cell office:value-type="float" office:value="0" table:formula="of:=SUM([.U29];[.W29];[.Y29];[.AA29])" table:style-name="ce12">
            <text:p>0</text:p>
          </table:table-cell>
          <table:table-cell office:value-type="float" office:value="0" table:formula="of:=[.R29]+[.AB29]" table:content-validation-name="val1" table:style-name="ce13">
            <text:p>0</text:p>
          </table:table-cell>
          <table:table-cell office:value-type="float" office:value="0" table:formula="of:=[.S29]+[.AC2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29:.AK29])" table:style-name="ce15">
            <text:p>£0.00</text:p>
          </table:table-cell>
          <table:table-cell table:content-validation-name="val4" table:style-name="ce16"/>
          <table:table-cell table:content-validation-name="val4" table:style-name="ce16"/>
          <table:table-cell office:value-type="currency" office:value="0" table:formula="of:=SUM([.AM29:.AN29])" table:style-name="ce17">
            <text:p>£0.00</text:p>
          </table:table-cell>
          <table:table-cell office:value-type="currency" office:value="0" table:formula="of:=SUM([.AO29];[.AL2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0];[.H30];[.J30];[.L30];[.N30];[.P30])" table:content-validation-name="val1" table:style-name="ce10">
            <text:p>0</text:p>
          </table:table-cell>
          <table:table-cell office:value-type="float" office:value="0" table:formula="of:=SUM([.G30];[.I30];[.K30];[.M30];[.O30];[.Q3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0];[.V30];[.X30];[.Z30];)" table:style-name="ce12">
            <text:p>0</text:p>
          </table:table-cell>
          <table:table-cell office:value-type="float" office:value="0" table:formula="of:=SUM([.U30];[.W30];[.Y30];[.AA30])" table:style-name="ce12">
            <text:p>0</text:p>
          </table:table-cell>
          <table:table-cell office:value-type="float" office:value="0" table:formula="of:=[.R30]+[.AB30]" table:content-validation-name="val1" table:style-name="ce13">
            <text:p>0</text:p>
          </table:table-cell>
          <table:table-cell office:value-type="float" office:value="0" table:formula="of:=[.S30]+[.AC3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0:.AK30])" table:style-name="ce15">
            <text:p>£0.00</text:p>
          </table:table-cell>
          <table:table-cell table:content-validation-name="val4" table:style-name="ce16"/>
          <table:table-cell table:content-validation-name="val4" table:style-name="ce16"/>
          <table:table-cell office:value-type="currency" office:value="0" table:formula="of:=SUM([.AM30:.AN30])" table:style-name="ce17">
            <text:p>£0.00</text:p>
          </table:table-cell>
          <table:table-cell office:value-type="currency" office:value="0" table:formula="of:=SUM([.AO30];[.AL3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1];[.H31];[.J31];[.L31];[.N31];[.P31])" table:content-validation-name="val1" table:style-name="ce10">
            <text:p>0</text:p>
          </table:table-cell>
          <table:table-cell office:value-type="float" office:value="0" table:formula="of:=SUM([.G31];[.I31];[.K31];[.M31];[.O31];[.Q3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1];[.V31];[.X31];[.Z31];)" table:style-name="ce12">
            <text:p>0</text:p>
          </table:table-cell>
          <table:table-cell office:value-type="float" office:value="0" table:formula="of:=SUM([.U31];[.W31];[.Y31];[.AA31])" table:style-name="ce12">
            <text:p>0</text:p>
          </table:table-cell>
          <table:table-cell office:value-type="float" office:value="0" table:formula="of:=[.R31]+[.AB31]" table:content-validation-name="val1" table:style-name="ce13">
            <text:p>0</text:p>
          </table:table-cell>
          <table:table-cell office:value-type="float" office:value="0" table:formula="of:=[.S31]+[.AC3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1:.AK31])" table:style-name="ce15">
            <text:p>£0.00</text:p>
          </table:table-cell>
          <table:table-cell table:content-validation-name="val4" table:style-name="ce16"/>
          <table:table-cell table:content-validation-name="val4" table:style-name="ce16"/>
          <table:table-cell office:value-type="currency" office:value="0" table:formula="of:=SUM([.AM31:.AN31])" table:style-name="ce17">
            <text:p>£0.00</text:p>
          </table:table-cell>
          <table:table-cell office:value-type="currency" office:value="0" table:formula="of:=SUM([.AO31];[.AL3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2];[.H32];[.J32];[.L32];[.N32];[.P32])" table:content-validation-name="val1" table:style-name="ce10">
            <text:p>0</text:p>
          </table:table-cell>
          <table:table-cell office:value-type="float" office:value="0" table:formula="of:=SUM([.G32];[.I32];[.K32];[.M32];[.O32];[.Q3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2];[.V32];[.X32];[.Z32];)" table:style-name="ce12">
            <text:p>0</text:p>
          </table:table-cell>
          <table:table-cell office:value-type="float" office:value="0" table:formula="of:=SUM([.U32];[.W32];[.Y32];[.AA32])" table:style-name="ce12">
            <text:p>0</text:p>
          </table:table-cell>
          <table:table-cell office:value-type="float" office:value="0" table:formula="of:=[.R32]+[.AB32]" table:content-validation-name="val1" table:style-name="ce13">
            <text:p>0</text:p>
          </table:table-cell>
          <table:table-cell office:value-type="float" office:value="0" table:formula="of:=[.S32]+[.AC3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2:.AK32])" table:style-name="ce15">
            <text:p>£0.00</text:p>
          </table:table-cell>
          <table:table-cell table:content-validation-name="val4" table:style-name="ce16"/>
          <table:table-cell table:content-validation-name="val4" table:style-name="ce16"/>
          <table:table-cell office:value-type="currency" office:value="0" table:formula="of:=SUM([.AM32:.AN32])" table:style-name="ce17">
            <text:p>£0.00</text:p>
          </table:table-cell>
          <table:table-cell office:value-type="currency" office:value="0" table:formula="of:=SUM([.AO32];[.AL3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3];[.H33];[.J33];[.L33];[.N33];[.P33])" table:content-validation-name="val1" table:style-name="ce10">
            <text:p>0</text:p>
          </table:table-cell>
          <table:table-cell office:value-type="float" office:value="0" table:formula="of:=SUM([.G33];[.I33];[.K33];[.M33];[.O33];[.Q3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3];[.V33];[.X33];[.Z33];)" table:style-name="ce12">
            <text:p>0</text:p>
          </table:table-cell>
          <table:table-cell office:value-type="float" office:value="0" table:formula="of:=SUM([.U33];[.W33];[.Y33];[.AA33])" table:style-name="ce12">
            <text:p>0</text:p>
          </table:table-cell>
          <table:table-cell office:value-type="float" office:value="0" table:formula="of:=[.R33]+[.AB33]" table:content-validation-name="val1" table:style-name="ce13">
            <text:p>0</text:p>
          </table:table-cell>
          <table:table-cell office:value-type="float" office:value="0" table:formula="of:=[.S33]+[.AC3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3:.AK33])" table:style-name="ce15">
            <text:p>£0.00</text:p>
          </table:table-cell>
          <table:table-cell table:content-validation-name="val4" table:style-name="ce16"/>
          <table:table-cell table:content-validation-name="val4" table:style-name="ce16"/>
          <table:table-cell office:value-type="currency" office:value="0" table:formula="of:=SUM([.AM33:.AN33])" table:style-name="ce17">
            <text:p>£0.00</text:p>
          </table:table-cell>
          <table:table-cell office:value-type="currency" office:value="0" table:formula="of:=SUM([.AO33];[.AL3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4];[.H34];[.J34];[.L34];[.N34];[.P34])" table:content-validation-name="val1" table:style-name="ce10">
            <text:p>0</text:p>
          </table:table-cell>
          <table:table-cell office:value-type="float" office:value="0" table:formula="of:=SUM([.G34];[.I34];[.K34];[.M34];[.O34];[.Q3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4];[.V34];[.X34];[.Z34];)" table:style-name="ce12">
            <text:p>0</text:p>
          </table:table-cell>
          <table:table-cell office:value-type="float" office:value="0" table:formula="of:=SUM([.U34];[.W34];[.Y34];[.AA34])" table:style-name="ce12">
            <text:p>0</text:p>
          </table:table-cell>
          <table:table-cell office:value-type="float" office:value="0" table:formula="of:=[.R34]+[.AB34]" table:content-validation-name="val1" table:style-name="ce13">
            <text:p>0</text:p>
          </table:table-cell>
          <table:table-cell office:value-type="float" office:value="0" table:formula="of:=[.S34]+[.AC3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4:.AK34])" table:style-name="ce15">
            <text:p>£0.00</text:p>
          </table:table-cell>
          <table:table-cell table:content-validation-name="val4" table:style-name="ce16"/>
          <table:table-cell table:content-validation-name="val4" table:style-name="ce16"/>
          <table:table-cell office:value-type="currency" office:value="0" table:formula="of:=SUM([.AM34:.AN34])" table:style-name="ce17">
            <text:p>£0.00</text:p>
          </table:table-cell>
          <table:table-cell office:value-type="currency" office:value="0" table:formula="of:=SUM([.AO34];[.AL3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5];[.H35];[.J35];[.L35];[.N35];[.P35])" table:content-validation-name="val1" table:style-name="ce10">
            <text:p>0</text:p>
          </table:table-cell>
          <table:table-cell office:value-type="float" office:value="0" table:formula="of:=SUM([.G35];[.I35];[.K35];[.M35];[.O35];[.Q3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5];[.V35];[.X35];[.Z35];)" table:style-name="ce12">
            <text:p>0</text:p>
          </table:table-cell>
          <table:table-cell office:value-type="float" office:value="0" table:formula="of:=SUM([.U35];[.W35];[.Y35];[.AA35])" table:style-name="ce12">
            <text:p>0</text:p>
          </table:table-cell>
          <table:table-cell office:value-type="float" office:value="0" table:formula="of:=[.R35]+[.AB35]" table:content-validation-name="val1" table:style-name="ce13">
            <text:p>0</text:p>
          </table:table-cell>
          <table:table-cell office:value-type="float" office:value="0" table:formula="of:=[.S35]+[.AC3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5:.AK35])" table:style-name="ce15">
            <text:p>£0.00</text:p>
          </table:table-cell>
          <table:table-cell table:content-validation-name="val4" table:style-name="ce16"/>
          <table:table-cell table:content-validation-name="val4" table:style-name="ce16"/>
          <table:table-cell office:value-type="currency" office:value="0" table:formula="of:=SUM([.AM35:.AN35])" table:style-name="ce17">
            <text:p>£0.00</text:p>
          </table:table-cell>
          <table:table-cell office:value-type="currency" office:value="0" table:formula="of:=SUM([.AO35];[.AL3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6];[.H36];[.J36];[.L36];[.N36];[.P36])" table:content-validation-name="val1" table:style-name="ce10">
            <text:p>0</text:p>
          </table:table-cell>
          <table:table-cell office:value-type="float" office:value="0" table:formula="of:=SUM([.G36];[.I36];[.K36];[.M36];[.O36];[.Q3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6];[.V36];[.X36];[.Z36];)" table:style-name="ce12">
            <text:p>0</text:p>
          </table:table-cell>
          <table:table-cell office:value-type="float" office:value="0" table:formula="of:=SUM([.U36];[.W36];[.Y36];[.AA36])" table:style-name="ce12">
            <text:p>0</text:p>
          </table:table-cell>
          <table:table-cell office:value-type="float" office:value="0" table:formula="of:=[.R36]+[.AB36]" table:content-validation-name="val1" table:style-name="ce13">
            <text:p>0</text:p>
          </table:table-cell>
          <table:table-cell office:value-type="float" office:value="0" table:formula="of:=[.S36]+[.AC3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6:.AK36])" table:style-name="ce15">
            <text:p>£0.00</text:p>
          </table:table-cell>
          <table:table-cell table:content-validation-name="val4" table:style-name="ce16"/>
          <table:table-cell table:content-validation-name="val4" table:style-name="ce16"/>
          <table:table-cell office:value-type="currency" office:value="0" table:formula="of:=SUM([.AM36:.AN36])" table:style-name="ce17">
            <text:p>£0.00</text:p>
          </table:table-cell>
          <table:table-cell office:value-type="currency" office:value="0" table:formula="of:=SUM([.AO36];[.AL3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7];[.H37];[.J37];[.L37];[.N37];[.P37])" table:content-validation-name="val1" table:style-name="ce10">
            <text:p>0</text:p>
          </table:table-cell>
          <table:table-cell office:value-type="float" office:value="0" table:formula="of:=SUM([.G37];[.I37];[.K37];[.M37];[.O37];[.Q3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7];[.V37];[.X37];[.Z37];)" table:style-name="ce12">
            <text:p>0</text:p>
          </table:table-cell>
          <table:table-cell office:value-type="float" office:value="0" table:formula="of:=SUM([.U37];[.W37];[.Y37];[.AA37])" table:style-name="ce12">
            <text:p>0</text:p>
          </table:table-cell>
          <table:table-cell office:value-type="float" office:value="0" table:formula="of:=[.R37]+[.AB37]" table:content-validation-name="val1" table:style-name="ce13">
            <text:p>0</text:p>
          </table:table-cell>
          <table:table-cell office:value-type="float" office:value="0" table:formula="of:=[.S37]+[.AC3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7:.AK37])" table:style-name="ce15">
            <text:p>£0.00</text:p>
          </table:table-cell>
          <table:table-cell table:content-validation-name="val4" table:style-name="ce16"/>
          <table:table-cell table:content-validation-name="val4" table:style-name="ce16"/>
          <table:table-cell office:value-type="currency" office:value="0" table:formula="of:=SUM([.AM37:.AN37])" table:style-name="ce17">
            <text:p>£0.00</text:p>
          </table:table-cell>
          <table:table-cell office:value-type="currency" office:value="0" table:formula="of:=SUM([.AO37];[.AL3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8];[.H38];[.J38];[.L38];[.N38];[.P38])" table:content-validation-name="val1" table:style-name="ce10">
            <text:p>0</text:p>
          </table:table-cell>
          <table:table-cell office:value-type="float" office:value="0" table:formula="of:=SUM([.G38];[.I38];[.K38];[.M38];[.O38];[.Q3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8];[.V38];[.X38];[.Z38];)" table:style-name="ce12">
            <text:p>0</text:p>
          </table:table-cell>
          <table:table-cell office:value-type="float" office:value="0" table:formula="of:=SUM([.U38];[.W38];[.Y38];[.AA38])" table:style-name="ce12">
            <text:p>0</text:p>
          </table:table-cell>
          <table:table-cell office:value-type="float" office:value="0" table:formula="of:=[.R38]+[.AB38]" table:content-validation-name="val1" table:style-name="ce13">
            <text:p>0</text:p>
          </table:table-cell>
          <table:table-cell office:value-type="float" office:value="0" table:formula="of:=[.S38]+[.AC3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8:.AK38])" table:style-name="ce15">
            <text:p>£0.00</text:p>
          </table:table-cell>
          <table:table-cell table:content-validation-name="val4" table:style-name="ce16"/>
          <table:table-cell table:content-validation-name="val4" table:style-name="ce16"/>
          <table:table-cell office:value-type="currency" office:value="0" table:formula="of:=SUM([.AM38:.AN38])" table:style-name="ce17">
            <text:p>£0.00</text:p>
          </table:table-cell>
          <table:table-cell office:value-type="currency" office:value="0" table:formula="of:=SUM([.AO38];[.AL3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39];[.H39];[.J39];[.L39];[.N39];[.P39])" table:content-validation-name="val1" table:style-name="ce10">
            <text:p>0</text:p>
          </table:table-cell>
          <table:table-cell office:value-type="float" office:value="0" table:formula="of:=SUM([.G39];[.I39];[.K39];[.M39];[.O39];[.Q3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39];[.V39];[.X39];[.Z39];)" table:style-name="ce12">
            <text:p>0</text:p>
          </table:table-cell>
          <table:table-cell office:value-type="float" office:value="0" table:formula="of:=SUM([.U39];[.W39];[.Y39];[.AA39])" table:style-name="ce12">
            <text:p>0</text:p>
          </table:table-cell>
          <table:table-cell office:value-type="float" office:value="0" table:formula="of:=[.R39]+[.AB39]" table:content-validation-name="val1" table:style-name="ce13">
            <text:p>0</text:p>
          </table:table-cell>
          <table:table-cell office:value-type="float" office:value="0" table:formula="of:=[.S39]+[.AC3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39:.AK39])" table:style-name="ce15">
            <text:p>£0.00</text:p>
          </table:table-cell>
          <table:table-cell table:content-validation-name="val4" table:style-name="ce16"/>
          <table:table-cell table:content-validation-name="val4" table:style-name="ce16"/>
          <table:table-cell office:value-type="currency" office:value="0" table:formula="of:=SUM([.AM39:.AN39])" table:style-name="ce17">
            <text:p>£0.00</text:p>
          </table:table-cell>
          <table:table-cell office:value-type="currency" office:value="0" table:formula="of:=SUM([.AO39];[.AL3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0];[.H40];[.J40];[.L40];[.N40];[.P40])" table:content-validation-name="val1" table:style-name="ce10">
            <text:p>0</text:p>
          </table:table-cell>
          <table:table-cell office:value-type="float" office:value="0" table:formula="of:=SUM([.G40];[.I40];[.K40];[.M40];[.O40];[.Q40])"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0];[.V40];[.X40];[.Z40];)" table:style-name="ce12">
            <text:p>0</text:p>
          </table:table-cell>
          <table:table-cell office:value-type="float" office:value="0" table:formula="of:=SUM([.U40];[.W40];[.Y40];[.AA40])" table:style-name="ce12">
            <text:p>0</text:p>
          </table:table-cell>
          <table:table-cell office:value-type="float" office:value="0" table:formula="of:=[.R40]+[.AB40]" table:content-validation-name="val1" table:style-name="ce13">
            <text:p>0</text:p>
          </table:table-cell>
          <table:table-cell office:value-type="float" office:value="0" table:formula="of:=[.S40]+[.AC40]"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0:.AK40])" table:style-name="ce15">
            <text:p>£0.00</text:p>
          </table:table-cell>
          <table:table-cell table:content-validation-name="val4" table:style-name="ce16"/>
          <table:table-cell table:content-validation-name="val4" table:style-name="ce16"/>
          <table:table-cell office:value-type="currency" office:value="0" table:formula="of:=SUM([.AM40:.AN40])" table:style-name="ce17">
            <text:p>£0.00</text:p>
          </table:table-cell>
          <table:table-cell office:value-type="currency" office:value="0" table:formula="of:=SUM([.AO40];[.AL40])"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1];[.H41];[.J41];[.L41];[.N41];[.P41])" table:content-validation-name="val1" table:style-name="ce10">
            <text:p>0</text:p>
          </table:table-cell>
          <table:table-cell office:value-type="float" office:value="0" table:formula="of:=SUM([.G41];[.I41];[.K41];[.M41];[.O41];[.Q41])"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1];[.V41];[.X41];[.Z41];)" table:style-name="ce12">
            <text:p>0</text:p>
          </table:table-cell>
          <table:table-cell office:value-type="float" office:value="0" table:formula="of:=SUM([.U41];[.W41];[.Y41];[.AA41])" table:style-name="ce12">
            <text:p>0</text:p>
          </table:table-cell>
          <table:table-cell office:value-type="float" office:value="0" table:formula="of:=[.R41]+[.AB41]" table:content-validation-name="val1" table:style-name="ce13">
            <text:p>0</text:p>
          </table:table-cell>
          <table:table-cell office:value-type="float" office:value="0" table:formula="of:=[.S41]+[.AC41]"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1:.AK41])" table:style-name="ce15">
            <text:p>£0.00</text:p>
          </table:table-cell>
          <table:table-cell table:content-validation-name="val4" table:style-name="ce16"/>
          <table:table-cell table:content-validation-name="val4" table:style-name="ce16"/>
          <table:table-cell office:value-type="currency" office:value="0" table:formula="of:=SUM([.AM41:.AN41])" table:style-name="ce17">
            <text:p>£0.00</text:p>
          </table:table-cell>
          <table:table-cell office:value-type="currency" office:value="0" table:formula="of:=SUM([.AO41];[.AL41])"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2];[.H42];[.J42];[.L42];[.N42];[.P42])" table:content-validation-name="val1" table:style-name="ce10">
            <text:p>0</text:p>
          </table:table-cell>
          <table:table-cell office:value-type="float" office:value="0" table:formula="of:=SUM([.G42];[.I42];[.K42];[.M42];[.O42];[.Q42])"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2];[.V42];[.X42];[.Z42];)" table:style-name="ce12">
            <text:p>0</text:p>
          </table:table-cell>
          <table:table-cell office:value-type="float" office:value="0" table:formula="of:=SUM([.U42];[.W42];[.Y42];[.AA42])" table:style-name="ce12">
            <text:p>0</text:p>
          </table:table-cell>
          <table:table-cell office:value-type="float" office:value="0" table:formula="of:=[.R42]+[.AB42]" table:content-validation-name="val1" table:style-name="ce13">
            <text:p>0</text:p>
          </table:table-cell>
          <table:table-cell office:value-type="float" office:value="0" table:formula="of:=[.S42]+[.AC42]"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2:.AK42])" table:style-name="ce15">
            <text:p>£0.00</text:p>
          </table:table-cell>
          <table:table-cell table:content-validation-name="val4" table:style-name="ce16"/>
          <table:table-cell table:content-validation-name="val4" table:style-name="ce16"/>
          <table:table-cell office:value-type="currency" office:value="0" table:formula="of:=SUM([.AM42:.AN42])" table:style-name="ce17">
            <text:p>£0.00</text:p>
          </table:table-cell>
          <table:table-cell office:value-type="currency" office:value="0" table:formula="of:=SUM([.AO42];[.AL42])"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3];[.H43];[.J43];[.L43];[.N43];[.P43])" table:content-validation-name="val1" table:style-name="ce10">
            <text:p>0</text:p>
          </table:table-cell>
          <table:table-cell office:value-type="float" office:value="0" table:formula="of:=SUM([.G43];[.I43];[.K43];[.M43];[.O43];[.Q43])"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3];[.V43];[.X43];[.Z43];)" table:style-name="ce12">
            <text:p>0</text:p>
          </table:table-cell>
          <table:table-cell office:value-type="float" office:value="0" table:formula="of:=SUM([.U43];[.W43];[.Y43];[.AA43])" table:style-name="ce12">
            <text:p>0</text:p>
          </table:table-cell>
          <table:table-cell office:value-type="float" office:value="0" table:formula="of:=[.R43]+[.AB43]" table:content-validation-name="val1" table:style-name="ce13">
            <text:p>0</text:p>
          </table:table-cell>
          <table:table-cell office:value-type="float" office:value="0" table:formula="of:=[.S43]+[.AC43]"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3:.AK43])" table:style-name="ce15">
            <text:p>£0.00</text:p>
          </table:table-cell>
          <table:table-cell table:content-validation-name="val4" table:style-name="ce16"/>
          <table:table-cell table:content-validation-name="val4" table:style-name="ce16"/>
          <table:table-cell office:value-type="currency" office:value="0" table:formula="of:=SUM([.AM43:.AN43])" table:style-name="ce17">
            <text:p>£0.00</text:p>
          </table:table-cell>
          <table:table-cell office:value-type="currency" office:value="0" table:formula="of:=SUM([.AO43];[.AL43])"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4];[.H44];[.J44];[.L44];[.N44];[.P44])" table:content-validation-name="val1" table:style-name="ce10">
            <text:p>0</text:p>
          </table:table-cell>
          <table:table-cell office:value-type="float" office:value="0" table:formula="of:=SUM([.G44];[.I44];[.K44];[.M44];[.O44];[.Q44])"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4];[.V44];[.X44];[.Z44];)" table:style-name="ce12">
            <text:p>0</text:p>
          </table:table-cell>
          <table:table-cell office:value-type="float" office:value="0" table:formula="of:=SUM([.U44];[.W44];[.Y44];[.AA44])" table:style-name="ce12">
            <text:p>0</text:p>
          </table:table-cell>
          <table:table-cell office:value-type="float" office:value="0" table:formula="of:=[.R44]+[.AB44]" table:content-validation-name="val1" table:style-name="ce13">
            <text:p>0</text:p>
          </table:table-cell>
          <table:table-cell office:value-type="float" office:value="0" table:formula="of:=[.S44]+[.AC44]"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4:.AK44])" table:style-name="ce15">
            <text:p>£0.00</text:p>
          </table:table-cell>
          <table:table-cell table:content-validation-name="val4" table:style-name="ce16"/>
          <table:table-cell table:content-validation-name="val4" table:style-name="ce16"/>
          <table:table-cell office:value-type="currency" office:value="0" table:formula="of:=SUM([.AM44:.AN44])" table:style-name="ce17">
            <text:p>£0.00</text:p>
          </table:table-cell>
          <table:table-cell office:value-type="currency" office:value="0" table:formula="of:=SUM([.AO44];[.AL44])"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5];[.H45];[.J45];[.L45];[.N45];[.P45])" table:content-validation-name="val1" table:style-name="ce10">
            <text:p>0</text:p>
          </table:table-cell>
          <table:table-cell office:value-type="float" office:value="0" table:formula="of:=SUM([.G45];[.I45];[.K45];[.M45];[.O45];[.Q45])"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5];[.V45];[.X45];[.Z45];)" table:style-name="ce12">
            <text:p>0</text:p>
          </table:table-cell>
          <table:table-cell office:value-type="float" office:value="0" table:formula="of:=SUM([.U45];[.W45];[.Y45];[.AA45])" table:style-name="ce12">
            <text:p>0</text:p>
          </table:table-cell>
          <table:table-cell office:value-type="float" office:value="0" table:formula="of:=[.R45]+[.AB45]" table:content-validation-name="val1" table:style-name="ce13">
            <text:p>0</text:p>
          </table:table-cell>
          <table:table-cell office:value-type="float" office:value="0" table:formula="of:=[.S45]+[.AC45]"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5:.AK45])" table:style-name="ce15">
            <text:p>£0.00</text:p>
          </table:table-cell>
          <table:table-cell table:content-validation-name="val4" table:style-name="ce16"/>
          <table:table-cell table:content-validation-name="val4" table:style-name="ce16"/>
          <table:table-cell office:value-type="currency" office:value="0" table:formula="of:=SUM([.AM45:.AN45])" table:style-name="ce17">
            <text:p>£0.00</text:p>
          </table:table-cell>
          <table:table-cell office:value-type="currency" office:value="0" table:formula="of:=SUM([.AO45];[.AL45])"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6];[.H46];[.J46];[.L46];[.N46];[.P46])" table:content-validation-name="val1" table:style-name="ce10">
            <text:p>0</text:p>
          </table:table-cell>
          <table:table-cell office:value-type="float" office:value="0" table:formula="of:=SUM([.G46];[.I46];[.K46];[.M46];[.O46];[.Q46])"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6];[.V46];[.X46];[.Z46];)" table:style-name="ce12">
            <text:p>0</text:p>
          </table:table-cell>
          <table:table-cell office:value-type="float" office:value="0" table:formula="of:=SUM([.U46];[.W46];[.Y46];[.AA46])" table:style-name="ce12">
            <text:p>0</text:p>
          </table:table-cell>
          <table:table-cell office:value-type="float" office:value="0" table:formula="of:=[.R46]+[.AB46]" table:content-validation-name="val1" table:style-name="ce13">
            <text:p>0</text:p>
          </table:table-cell>
          <table:table-cell office:value-type="float" office:value="0" table:formula="of:=[.S46]+[.AC46]"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6:.AK46])" table:style-name="ce15">
            <text:p>£0.00</text:p>
          </table:table-cell>
          <table:table-cell table:content-validation-name="val4" table:style-name="ce16"/>
          <table:table-cell table:content-validation-name="val4" table:style-name="ce16"/>
          <table:table-cell office:value-type="currency" office:value="0" table:formula="of:=SUM([.AM46:.AN46])" table:style-name="ce17">
            <text:p>£0.00</text:p>
          </table:table-cell>
          <table:table-cell office:value-type="currency" office:value="0" table:formula="of:=SUM([.AO46];[.AL46])"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7];[.H47];[.J47];[.L47];[.N47];[.P47])" table:content-validation-name="val1" table:style-name="ce10">
            <text:p>0</text:p>
          </table:table-cell>
          <table:table-cell office:value-type="float" office:value="0" table:formula="of:=SUM([.G47];[.I47];[.K47];[.M47];[.O47];[.Q47])"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7];[.V47];[.X47];[.Z47];)" table:style-name="ce12">
            <text:p>0</text:p>
          </table:table-cell>
          <table:table-cell office:value-type="float" office:value="0" table:formula="of:=SUM([.U47];[.W47];[.Y47];[.AA47])" table:style-name="ce12">
            <text:p>0</text:p>
          </table:table-cell>
          <table:table-cell office:value-type="float" office:value="0" table:formula="of:=[.R47]+[.AB47]" table:content-validation-name="val1" table:style-name="ce13">
            <text:p>0</text:p>
          </table:table-cell>
          <table:table-cell office:value-type="float" office:value="0" table:formula="of:=[.S47]+[.AC47]"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7:.AK47])" table:style-name="ce15">
            <text:p>£0.00</text:p>
          </table:table-cell>
          <table:table-cell table:content-validation-name="val4" table:style-name="ce16"/>
          <table:table-cell table:content-validation-name="val4" table:style-name="ce16"/>
          <table:table-cell office:value-type="currency" office:value="0" table:formula="of:=SUM([.AM47:.AN47])" table:style-name="ce17">
            <text:p>£0.00</text:p>
          </table:table-cell>
          <table:table-cell office:value-type="currency" office:value="0" table:formula="of:=SUM([.AO47];[.AL47])"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8];[.H48];[.J48];[.L48];[.N48];[.P48])" table:content-validation-name="val1" table:style-name="ce10">
            <text:p>0</text:p>
          </table:table-cell>
          <table:table-cell office:value-type="float" office:value="0" table:formula="of:=SUM([.G48];[.I48];[.K48];[.M48];[.O48];[.Q48])"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8];[.V48];[.X48];[.Z48];)" table:style-name="ce12">
            <text:p>0</text:p>
          </table:table-cell>
          <table:table-cell office:value-type="float" office:value="0" table:formula="of:=SUM([.U48];[.W48];[.Y48];[.AA48])" table:style-name="ce12">
            <text:p>0</text:p>
          </table:table-cell>
          <table:table-cell office:value-type="float" office:value="0" table:formula="of:=[.R48]+[.AB48]" table:content-validation-name="val1" table:style-name="ce13">
            <text:p>0</text:p>
          </table:table-cell>
          <table:table-cell office:value-type="float" office:value="0" table:formula="of:=[.S48]+[.AC48]"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8:.AK48])" table:style-name="ce15">
            <text:p>£0.00</text:p>
          </table:table-cell>
          <table:table-cell table:content-validation-name="val4" table:style-name="ce16"/>
          <table:table-cell table:content-validation-name="val4" table:style-name="ce16"/>
          <table:table-cell office:value-type="currency" office:value="0" table:formula="of:=SUM([.AM48:.AN48])" table:style-name="ce17">
            <text:p>£0.00</text:p>
          </table:table-cell>
          <table:table-cell office:value-type="currency" office:value="0" table:formula="of:=SUM([.AO48];[.AL48])"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style-name="ro4">
          <table:table-cell table:content-validation-name="val6" table:style-name="ce7"/>
          <table:table-cell table:content-validation-name="val7" table:style-name="ce7"/>
          <table:table-cell table:content-validation-name="val8" table:style-name="ce8"/>
          <table:table-cell table:content-validation-name="val2" table:style-name="ce64"/>
          <table:table-cell table:content-validation-name="val9" table:style-name="ce65"/>
          <table:table-cell table:content-validation-name="val3" table:style-name="ce62"/>
          <table:table-cell table:content-validation-name="val5" table:style-name="ce63"/>
          <table:table-cell table:content-validation-name="val3" table:style-name="ce48"/>
          <table:table-cell table:content-validation-name="val5" table:style-name="ce47"/>
          <table:table-cell table:content-validation-name="val3" table:style-name="ce50"/>
          <table:table-cell table:content-validation-name="val5" table:style-name="ce49"/>
          <table:table-cell table:content-validation-name="val3" table:style-name="ce52"/>
          <table:table-cell table:content-validation-name="val5" table:style-name="ce51"/>
          <table:table-cell table:content-validation-name="val3" table:style-name="ce53"/>
          <table:table-cell table:content-validation-name="val5" table:style-name="ce54"/>
          <table:table-cell table:content-validation-name="val3" table:style-name="ce56"/>
          <table:table-cell table:content-validation-name="val5" table:style-name="ce55"/>
          <table:table-cell office:value-type="float" office:value="0" table:formula="of:=SUM([.F49];[.H49];[.J49];[.L49];[.N49];[.P49])" table:content-validation-name="val1" table:style-name="ce10">
            <text:p>0</text:p>
          </table:table-cell>
          <table:table-cell office:value-type="float" office:value="0" table:formula="of:=SUM([.G49];[.I49];[.K49];[.M49];[.O49];[.Q49])" table:content-validation-name="val1" table:style-name="ce10">
            <text:p>0</text:p>
          </table:table-cell>
          <table:table-cell table:content-validation-name="val4" table:style-name="ce45"/>
          <table:table-cell table:content-validation-name="val5" table:style-name="ce44"/>
          <table:table-cell table:content-validation-name="val4" table:style-name="ce46"/>
          <table:table-cell table:content-validation-name="val5" table:style-name="ce58"/>
          <table:table-cell table:content-validation-name="val4" table:style-name="ce60"/>
          <table:table-cell table:content-validation-name="val5" table:style-name="ce59"/>
          <table:table-cell table:content-validation-name="val4" table:style-name="ce57"/>
          <table:table-cell table:content-validation-name="val5" table:style-name="ce61"/>
          <table:table-cell office:value-type="float" office:value="0" table:formula="of:=SUM([.T49];[.V49];[.X49];[.Z49];)" table:style-name="ce12">
            <text:p>0</text:p>
          </table:table-cell>
          <table:table-cell office:value-type="float" office:value="0" table:formula="of:=SUM([.U49];[.W49];[.Y49];[.AA49])" table:style-name="ce12">
            <text:p>0</text:p>
          </table:table-cell>
          <table:table-cell office:value-type="float" office:value="0" table:formula="of:=[.R49]+[.AB49]" table:content-validation-name="val1" table:style-name="ce13">
            <text:p>0</text:p>
          </table:table-cell>
          <table:table-cell office:value-type="float" office:value="0" table:formula="of:=[.S49]+[.AC49]" table:content-validation-name="val1" table:style-name="ce13">
            <text:p>0</text:p>
          </table:table-cell>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table:content-validation-name="val4" table:style-name="ce14"/>
          <table:table-cell office:value-type="currency" office:value="0" table:formula="of:=SUM([.AF49:.AK49])" table:style-name="ce15">
            <text:p>£0.00</text:p>
          </table:table-cell>
          <table:table-cell table:content-validation-name="val4" table:style-name="ce16"/>
          <table:table-cell table:content-validation-name="val4" table:style-name="ce16"/>
          <table:table-cell office:value-type="currency" office:value="0" table:formula="of:=SUM([.AM49:.AN49])" table:style-name="ce17">
            <text:p>£0.00</text:p>
          </table:table-cell>
          <table:table-cell office:value-type="currency" office:value="0" table:formula="of:=SUM([.AO49];[.AL49])" table:style-name="ce15">
            <text:p>£0.00</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15" table:style-name="ro4">
          <table:table-cell table:number-columns-repeated="2"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407" table:style-name="ro4">
          <table:table-cell table:number-columns-repeated="2"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style-name="ce3"/>
        </table:table-row>
        <table:table-row table:number-rows-repeated="65062" table:style-name="ro5">
          <table:table-cell table:number-columns-repeated="2"/>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20"/>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table-row table:number-rows-repeated="983043" table:style-name="ro5">
          <table:table-cell table:number-columns-repeated="4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number-columns-repeated="16179"/>
        </table:table-row>
        <table:named-expressions>
          <table:named-expression table:name="Extract" table:expression="of:=[Data_sheet.#REF!]" table:base-cell-address="Data_sheet.$A$1"/>
          <table:named-range table:name="Print_Area" table:cell-range-address="Data_sheet.$C$1:Data_sheet.$AQ$49" table:base-cell-address="Data_sheet.$A$1"/>
        </table:named-expressions>
      </table:table>
      <table:table table:name="Organisations_List" table:style-name="ta2">
        <table:table-column table:style-name="co9" table:default-cell-style-name="ce25"/>
        <table:table-column table:style-name="co17" table:default-cell-style-name="ce2"/>
        <table:table-column table:style-name="co18" table:default-cell-style-name="ce2"/>
        <table:table-column table:style-name="co19" table:default-cell-style-name="ce2"/>
        <table:table-column table:style-name="co1" table:default-cell-style-name="ce3"/>
        <table:table-column table:style-name="co20" table:default-cell-style-name="ce3" table:visibility="collapse"/>
        <table:table-column table:style-name="co21" table:default-cell-style-name="ce3" table:visibility="collapse"/>
        <table:table-column table:style-name="co22" table:default-cell-style-name="ce3" table:visibility="collapse"/>
        <table:table-column table:style-name="co9" table:number-columns-repeated="18" table:default-cell-style-name="ce25"/>
        <table:table-column table:style-name="co23" table:number-columns-repeated="16358" table:default-cell-style-name="ce1"/>
        <table:table-row table:style-name="ro4">
          <table:table-cell/>
          <table:table-cell table:number-columns-repeated="3" table:style-name="ce2"/>
          <table:table-cell table:content-validation-name="val10" table:style-name="ce3"/>
          <table:table-cell table:content-validation-name="val10" table:style-name="ce3"/>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26">
            <text:p>Main, parent or sponsoring department</text:p>
          </table:table-cell>
          <table:table-cell office:value-type="string" table:content-validation-name="val10" table:style-name="ce27">
            <text:p>Organisation name</text:p>
          </table:table-cell>
          <table:table-cell office:value-type="string" table:content-validation-name="val10" table:style-name="ce28">
            <text:p>Organisation type</text:p>
          </table:table-cell>
          <table:table-cell table:content-validation-name="val10" table:style-name="ce3"/>
          <table:table-cell office:value-type="string" table:content-validation-name="val10" table:style-name="ce29">
            <text:p>A-Z body</text:p>
          </table:table-cell>
          <table:table-cell office:value-type="string" table:content-validation-name="val10" table:style-name="ce29">
            <text:p>A-Z dept</text:p>
          </table:table-cell>
          <table:table-cell office:value-type="string" table:content-validation-name="val10" table:style-name="ce30">
            <text:p>Year/Month</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Attorney General's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Advisory Conciliation and Arbitration Service</text:p>
          </table:table-cell>
          <table:table-cell office:value-type="string" table:content-validation-name="val10" table:style-name="ce3">
            <text:p>Attorney General's Departments</text:p>
          </table:table-cell>
          <table:table-cell office:value-type="float" office:value="2021" table:style-name="ce3">
            <text:p>2021</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Crown Prosecution Servic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al Wages Board for England and Wales</text:p>
          </table:table-cell>
          <table:table-cell office:value-type="string" table:content-validation-name="val10" table:style-name="ce3">
            <text:p>Cabinet Office</text:p>
          </table:table-cell>
          <table:table-cell office:value-type="float" office:value="2022" table:style-name="ce3">
            <text:p>2022</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Crown Prosecution Service Inspectorat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al Wages Committee</text:p>
          </table:table-cell>
          <table:table-cell office:value-type="string" table:content-validation-name="val10" table:style-name="ce3">
            <text:p>Charity Commission</text:p>
          </table:table-cell>
          <table:table-cell office:value-type="string" table:content-validation-name="val10" table:style-name="ce3">
            <text:p>January</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Government Legal Departmen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griculture and Horticulture Development Board</text:p>
          </table:table-cell>
          <table:table-cell office:value-type="string" table:content-validation-name="val10" table:style-name="ce3">
            <text:p>Competition and Markets Authority</text:p>
          </table:table-cell>
          <table:table-cell office:value-type="string" table:content-validation-name="val10" table:style-name="ce3">
            <text:p>February</text:p>
          </table:table-cell>
          <table:table-cell table:number-columns-repeated="16376"/>
        </table:table-row>
        <table:table-row table:style-name="ro4">
          <table:table-cell/>
          <table:table-cell office:value-type="string" table:content-validation-name="val10" table:style-name="ce31">
            <text:p>Attorney General's Departments</text:p>
          </table:table-cell>
          <table:table-cell office:value-type="string" table:content-validation-name="val10" table:style-name="ce2">
            <text:p>Serious Fraud Office</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Animal and Plant Health Agency</text:p>
          </table:table-cell>
          <table:table-cell office:value-type="string" table:content-validation-name="val10" table:style-name="ce3">
            <text:p>Department for Business, Energy and Industrial Strategy</text:p>
          </table:table-cell>
          <table:table-cell office:value-type="string" table:content-validation-name="val10" table:style-name="ce3">
            <text:p>March</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Big Lottery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Arts and Humanities Research Council</text:p>
          </table:table-cell>
          <table:table-cell office:value-type="string" table:content-validation-name="val10" table:style-name="ce3">
            <text:p>Department for Culture, Media and Sport</text:p>
          </table:table-cell>
          <table:table-cell office:value-type="string" table:content-validation-name="val10" table:style-name="ce3">
            <text:p>April</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abinet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Arts Council England</text:p>
          </table:table-cell>
          <table:table-cell office:value-type="string" table:content-validation-name="val10" table:style-name="ce3">
            <text:p>Department for Education</text:p>
          </table:table-cell>
          <table:table-cell office:value-type="string" table:content-validation-name="val10" table:style-name="ce3">
            <text:p>May</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ivil Service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Attorney General's Office</text:p>
          </table:table-cell>
          <table:table-cell office:value-type="string" table:content-validation-name="val10" table:style-name="ce3">
            <text:p>Department for Environment, Food and Rural Affairs</text:p>
          </table:table-cell>
          <table:table-cell office:value-type="string" table:content-validation-name="val10" table:style-name="ce3">
            <text:p>June</text:p>
          </table:table-cell>
          <table:table-cell table:number-columns-repeated="16376"/>
        </table:table-row>
        <table:table-row table:style-name="ro4">
          <table:table-cell/>
          <table:table-cell office:value-type="string" table:content-validation-name="val10" table:style-name="ce31">
            <text:p>Cabinet Office</text:p>
          </table:table-cell>
          <table:table-cell office:value-type="string" table:content-validation-name="val10" table:style-name="ce2">
            <text:p>Crown Commercial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Big Lottery Fund</text:p>
          </table:table-cell>
          <table:table-cell office:value-type="string" table:content-validation-name="val10" table:style-name="ce3">
            <text:p>Department for International Trade</text:p>
          </table:table-cell>
          <table:table-cell office:value-type="string" table:content-validation-name="val10" table:style-name="ce3">
            <text:p>July</text:p>
          </table:table-cell>
          <table:table-cell table:number-columns-repeated="16376"/>
        </table:table-row>
        <table:table-row table:style-name="ro4">
          <table:table-cell/>
          <table:table-cell office:value-type="string" table:content-validation-name="val10" table:style-name="ce31">
            <text:p>Charity Commission</text:p>
          </table:table-cell>
          <table:table-cell office:value-type="string" table:content-validation-name="val10" table:style-name="ce2">
            <text:p>Charity Commiss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Biotechnology and Biological Sciences Research Council</text:p>
          </table:table-cell>
          <table:table-cell office:value-type="string" table:content-validation-name="val10" table:style-name="ce3">
            <text:p>Department for Transport</text:p>
          </table:table-cell>
          <table:table-cell office:value-type="string" table:content-validation-name="val10" table:style-name="ce3">
            <text:p>August</text:p>
          </table:table-cell>
          <table:table-cell table:number-columns-repeated="16376"/>
        </table:table-row>
        <table:table-row table:style-name="ro4">
          <table:table-cell/>
          <table:table-cell office:value-type="string" table:content-validation-name="val10" table:style-name="ce31">
            <text:p>Competition and Markets Authority</text:p>
          </table:table-cell>
          <table:table-cell office:value-type="string" table:content-validation-name="val10" table:style-name="ce2">
            <text:p>Competition and Markets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British Council</text:p>
          </table:table-cell>
          <table:table-cell office:value-type="string" table:content-validation-name="val10" table:style-name="ce3">
            <text:p>Department for Work and Pensions</text:p>
          </table:table-cell>
          <table:table-cell office:value-type="string" table:content-validation-name="val10" table:style-name="ce3">
            <text:p>Sept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Advisory Conciliation and Arbitration Service</text:p>
          </table:table-cell>
          <table:table-cell office:value-type="string" table:content-validation-name="val10" table:style-name="ce32">
            <text:p>Crown Non Departmental Public Body</text:p>
          </table:table-cell>
          <table:table-cell table:content-validation-name="val10" table:style-name="ce3"/>
          <table:table-cell office:value-type="string" table:content-validation-name="val10" table:style-name="ce3">
            <text:p>British Film Institute</text:p>
          </table:table-cell>
          <table:table-cell office:value-type="string" table:content-validation-name="val10" table:style-name="ce3">
            <text:p>Department of Health and Social Care</text:p>
          </table:table-cell>
          <table:table-cell office:value-type="string" table:content-validation-name="val10" table:style-name="ce3">
            <text:p>Octo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Arts and Humaniti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Hallmarking Council</text:p>
          </table:table-cell>
          <table:table-cell office:value-type="string" table:content-validation-name="val10" table:style-name="ce3">
            <text:p>Food Standards Agency</text:p>
          </table:table-cell>
          <table:table-cell office:value-type="string" table:content-validation-name="val10" table:style-name="ce3">
            <text:p>Nov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Biotechnology and Biological Scienc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Library</text:p>
          </table:table-cell>
          <table:table-cell office:value-type="string" table:content-validation-name="val10" table:style-name="ce3">
            <text:p>Foreign, Commonwealth &amp; Development Office</text:p>
          </table:table-cell>
          <table:table-cell office:value-type="string" table:content-validation-name="val10" table:style-name="ce3">
            <text:p>December</text:p>
          </table:table-cell>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British Hallmarking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British Museum</text:p>
          </table:table-cell>
          <table:table-cell office:value-type="string" table:content-validation-name="val10" table:style-name="ce3">
            <text:p>Government Actuary's Department</text:p>
          </table:table-cell>
          <table:table-cell table:number-columns-repeated="16377"/>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Department for Business, Energy and Industrial Strategy</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British Transport Police Authority</text:p>
          </table:table-cell>
          <table:table-cell office:value-type="string" table:content-validation-name="val10" table:style-name="ce3">
            <text:p>HM Revenue and Custom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ivil Nuclear Polic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abinet Office</text:p>
          </table:table-cell>
          <table:table-cell office:value-type="string" table:content-validation-name="val10" table:style-name="ce3">
            <text:p>HM Treasur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al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are Quality Commission</text:p>
          </table:table-cell>
          <table:table-cell office:value-type="string" table:content-validation-name="val10" table:style-name="ce3">
            <text:p>Home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mittee on Climate Chang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entre for Environment, Fisheries and Aquaculture Science</text:p>
          </table:table-cell>
          <table:table-cell office:value-type="string" table:content-validation-name="val10" table:style-name="ce3">
            <text:p>Ministry of Defen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panies Hous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harity Commission</text:p>
          </table:table-cell>
          <table:table-cell office:value-type="string" table:content-validation-name="val10" table:style-name="ce3">
            <text:p>Ministry of Housing, Communities and Local Governmen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Competition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hildren and Family Court Advisory and Support Services</text:p>
          </table:table-cell>
          <table:table-cell office:value-type="string" table:content-validation-name="val10" table:style-name="ce3">
            <text:p>Ministry of Just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Economic and Social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ivil Nuclear Police Authority</text:p>
          </table:table-cell>
          <table:table-cell office:value-type="string" table:content-validation-name="val10" table:style-name="ce3">
            <text:p>National Crime Agenc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Engineering and Physical Sciences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ivil Service Commission</text:p>
          </table:table-cell>
          <table:table-cell office:value-type="string" table:content-validation-name="val10" table:style-name="ce3">
            <text:p>Northern Ireland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Film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al Authority</text:p>
          </table:table-cell>
          <table:table-cell office:value-type="string" table:content-validation-name="val10" table:style-name="ce3">
            <text:p>Office for Standards in Education, Children's Services and Skill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Insolvency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mmittee on Climate Change</text:p>
          </table:table-cell>
          <table:table-cell office:value-type="string" table:content-validation-name="val10" table:style-name="ce3">
            <text:p>Office of Gas and Electricity Marke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Land Registr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Commonwealth Scholarship Commission</text:p>
          </table:table-cell>
          <table:table-cell office:value-type="string" table:content-validation-name="val10" table:style-name="ce3">
            <text:p>Office of Qualifications and Examinations Regulation</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Medical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mpanies House</text:p>
          </table:table-cell>
          <table:table-cell office:value-type="string" table:content-validation-name="val10" table:style-name="ce3">
            <text:p>Scotland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Met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mpetition and Markets Authority</text:p>
          </table:table-cell>
          <table:table-cell office:value-type="string" table:content-validation-name="val10" table:style-name="ce3">
            <text:p>Security and Intelligence Services</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Natural Environment Researc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mpetition Service</text:p>
          </table:table-cell>
          <table:table-cell office:value-type="string" table:content-validation-name="val10" table:style-name="ce3">
            <text:p>UK Supreme Court</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Nuclear Decommissioning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onstruction Industry Training Board</text:p>
          </table:table-cell>
          <table:table-cell office:value-type="string" table:content-validation-name="val10" table:style-name="ce3">
            <text:p>United Kingdom Statistics Authority</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Oil and Gas Authorit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onsumer Council for Water</text:p>
          </table:table-cell>
          <table:table-cell office:value-type="string" table:content-validation-name="val10" table:style-name="ce3">
            <text:p>Wales Office</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Science and Technology Facilities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iminal Cases Review Commission</text:p>
          </table:table-cell>
          <table:table-cell office:value-type="string" table:content-validation-name="val10" table:style-name="ce3">
            <text:p>OTHER</text:p>
          </table:table-cell>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Technology Strategy Board (Innovate UK)</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iminal Injuries Compensation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K Intellectual Property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rown Commercial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K Space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Crown Prosecution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Business, Energy and Industrial Strategy</text:p>
          </table:table-cell>
          <table:table-cell office:value-type="string" table:content-validation-name="val10" table:style-name="ce2">
            <text:p>United Kingdom Atomic Energ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Crown Prosecution Service Insp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Arts Council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bt Managemen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Film Institut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Electronics and Component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Libra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Equipment and Sup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British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fence Science and Technology Laborato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Department for Culture, Media and S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Department for Business, Energy and Industrial Strateg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Gambling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Culture, Media and 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Geffrye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Educ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istoric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Environment, Food and Rural Affair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orniman Public Museum and Public Park Trus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International Trad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Horserace Betting Levy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Tran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Imperial War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for Work and Pension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Information Commissioner's Off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epartment of Health and Social Care (excl agenc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Archive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Directly Operated Railways Lt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isabled Peoples Employmen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Heritage Memorial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isclosure and Barring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Museums Liverpoo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river and Vehicle Licens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ional Portrait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Driver and Vehicle Standard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Natural History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bbsfleet Developmen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Armouri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conomic and Social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Museums Greenwich</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ducation Fund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Royal Park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Engineering and Physical Sciences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cience Museum Group</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ngineering Construction Industry Training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ir John Soane's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nvironment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port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Equality and Human Righ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Sports Ground Safet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CDO Servic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Tate Galler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ilm Industry Training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UK Anti-Doping</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ood Standard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UK Spor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Foreign, Commonwealth &amp; Developmen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Victoria and Albert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ambling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Visit Britai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angmasters &amp; Labour Abuse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Culture, Media and Sport</text:p>
          </table:table-cell>
          <table:table-cell office:value-type="string" table:content-validation-name="val10" table:style-name="ce2">
            <text:p>Wallace Collec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effrye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Construction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overnment Actuary's Depart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Department for Education</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Government Internal Audit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ducation Fund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Government Legal Depart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ngineering Construction Industry Training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Great Britain - China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Equality and Human Righ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and Safety Executiv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Higher Education Funding Council for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and Social Care Information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National College for Teaching and Leadership</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ealth Education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Office for Fair Acces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ealth Research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kills Fund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igh Speed 2</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tandards and Test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igher Education Funding Council for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Student Loans Company Lt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istoric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The Office of the Children's Commission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Courts and Tribunals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UK Commission for Employment and Skill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Revenue and Custom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Institute for Apprenticeship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M Treasu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ducation</text:p>
          </table:table-cell>
          <table:table-cell office:value-type="string" table:content-validation-name="val10" table:style-name="ce2">
            <text:p>LocatE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me Office (excl agenc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al Wages Board for England and Wal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mes and Communitie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al Wages Committee x 15</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rniman Public Museum and Public Park Trus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griculture and Horticulture Development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orserace Betting Levy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Animal and Plant Health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ousing Ombudsman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Centre for Environment, Fisheries and Aquaculture Scien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Human Fertilisation and Embryolog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Consumer Council for Wat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Human Tissue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Department for Environment, Food and Rural Affair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Imperial War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Environment Agen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Commission for Aid Impac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Joint Nature Conservation Committe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Living Fu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Marine Management Organis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Monitoring Authority for the Citizens’ Rights Agreement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National Forest Compan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dependent Police Complain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Natural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formation Commissioner's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Royal Botanic Gardens, Kew</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Insolvenc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Rural Payment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Institute for Apprenticeship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Sea Fish Industr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Joint Nature Conservation Committe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Veterinary Medicines Directorat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Judicial Appointmen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Environment, Food and Rural Affairs</text:p>
          </table:table-cell>
          <table:table-cell office:value-type="string" table:content-validation-name="val10" table:style-name="ce2">
            <text:p>Water Services Regulation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Land Regist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International Trade</text:p>
          </table:table-cell>
          <table:table-cell office:value-type="string" table:content-validation-name="val10" table:style-name="ce2">
            <text:p>Department for International Trad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Leasehold Advisor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International Trade</text:p>
          </table:table-cell>
          <table:table-cell office:value-type="string" table:content-validation-name="val10" table:style-name="ce2">
            <text:p>UK Export Finan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Legal Aid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British Transport Polic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Legal Services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epartment for Trans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LocatE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irectly Operated Railways Lt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arine Management Organis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river and Vehicle Licensing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aritime and Coastguard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Driver and Vehicle Standard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arshall Aid Commemoration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High Speed 2</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edical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Maritime and Coastguard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edicines and Healthcare Products Regulatory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Northern Lighthouse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et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Office of Rail and Road</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Ministry of Defe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Transport Focu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inistry of Housing, Communities and Local Governmen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Trinity Hous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Ministry of Just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Transport</text:p>
          </table:table-cell>
          <table:table-cell office:value-type="string" table:content-validation-name="val10" table:style-name="ce2">
            <text:p>Vehicle Certification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Monito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Department for Work and Pension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National Archiv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Disabled Peoples Employmen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Army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Health and Safety Executive</text:p>
          </table:table-cell>
          <table:table-cell office:value-type="string" table:content-validation-name="val10" table:style-name="ce32">
            <text:p>Crown Non Departmental Public Body</text:p>
          </table:table-cell>
          <table:table-cell table:content-validation-name="val10" table:style-name="ce3"/>
          <table:table-cell office:value-type="string" table:content-validation-name="val10" table:style-name="ce3">
            <text:p>National College for Teaching and Leadership</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Independent Living Fu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Crim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National Employment Savings Trus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Employment Savings Trust Corpor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The Pensions Advisory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Forest Compan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for Work and Pensions</text:p>
          </table:table-cell>
          <table:table-cell office:value-type="string" table:content-validation-name="val10" table:style-name="ce2">
            <text:p>The Pensions Regulato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Care Quality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Heritage Memorial Fu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Department of Health and Social Care (excl agencie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National Infrastructure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and Social Care Information Centr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Institute for Health and Care Excelle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Education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Museum of the Royal Nav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ealth Research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Museums Liverpoo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uman Fertilisation and Embryolog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Offender Management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Human Tissu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ional Portrait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Medicines and Healthcare Products Regulatory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National Savings and Investment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Monito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National Institute for Health and Care Excellen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Environment Research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NHS Englan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atural History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Department of Health and Social Care</text:p>
          </table:table-cell>
          <table:table-cell office:value-type="string" table:content-validation-name="val10" table:style-name="ce2">
            <text:p>Public Health England</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NHS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od Standards Agency</text:p>
          </table:table-cell>
          <table:table-cell office:value-type="string" table:content-validation-name="val10" table:style-name="ce2">
            <text:p>Food Standards Agenc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Northern Ireland Human Rights Commiss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Commonwealth Scholarship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orthern Irelan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Independent Commission for Aid Impact</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orthern Lighthouse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British Council</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Nuclear Decommissioning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FCDO Service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Office for Budget Responsibil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Foreign, Commonwealth &amp; Development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Office for Fair Acces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Great Britain - China Centr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for Standards in Education, Children's Services and Skill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Marshall Aid Commemoration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of Gas and Electricity Marke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Westminster Foundation for Democra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Office of Qualifications and Examinations Regula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Foreign, Commonwealth &amp; Development Office</text:p>
          </table:table-cell>
          <table:table-cell office:value-type="string" table:content-validation-name="val10" table:style-name="ce2">
            <text:p>Wilton Park Executive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Office of Rail and Roa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Government Actuary's Department</text:p>
          </table:table-cell>
          <table:table-cell office:value-type="string" table:content-validation-name="val10" table:style-name="ce2">
            <text:p>Government Actuary's Departmen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Office of the Immigration Services Commissione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Revenue and Customs</text:p>
          </table:table-cell>
          <table:table-cell office:value-type="string" table:content-validation-name="val10" table:style-name="ce2">
            <text:p>HM Revenue and Custom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Oil and Gas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Revenue and Customs</text:p>
          </table:table-cell>
          <table:table-cell office:value-type="string" table:content-validation-name="val10" table:style-name="ce2">
            <text:p>Valuation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arole Boar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Debt Management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lanning Insp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Government Internal Audit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Public Health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HM Treasury</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Queen Elizabeth II Conference Centr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National Infrastructure Commiss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Royal Air Force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National Savings and Investments</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Royal Armouri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M Treasury</text:p>
          </table:table-cell>
          <table:table-cell office:value-type="string" table:content-validation-name="val10" table:style-name="ce2">
            <text:p>Office for Budget Responsibil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Botanic Gardens, Kew</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Disclosure and Barring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Museums Greenwich</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Gangmasters &amp; Labour Abuse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Royal Park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Home Office (excl agencies)</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Rural Payments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Independent Police Complain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ience and Technology Facilities Council</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Office of the Immigration Services Commissioner</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ience Museum Group</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Home Office</text:p>
          </table:table-cell>
          <table:table-cell office:value-type="string" table:content-validation-name="val10" table:style-name="ce2">
            <text:p>Security Industry Authorit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cotlan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Electronics and Components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ea Fish Industr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Equipment and Suppor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ecurity and Intelligence Service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Defence Science and Technology Laborator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ecurity Industr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Ministry of Defen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erious Fraud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National Army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ir John Soane's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National Museum of the Royal Nav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kills Fund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Royal Air Force Museum</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port Englan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Defence</text:p>
          </table:table-cell>
          <table:table-cell office:value-type="string" table:content-validation-name="val10" table:style-name="ce2">
            <text:p>UK Hydrographic Off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Sports Ground Safet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Ministry of Housing, Communities and Local Government</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Standards and Testing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Ebbsfleet Development Corporat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Student Loans Company Ltd</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Homes and Communities Agency</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ate Galler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Housing Ombudsman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echnology Strategy Board (Innovate UK)</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Leasehold Advisory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he Office of the Children's Commissione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Planning Inspectorat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The Office of the Public Guardia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Queen Elizabeth II Conference Centr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The Pensions Advisory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Housing, Communities and Local Government</text:p>
          </table:table-cell>
          <table:table-cell office:value-type="string" table:content-validation-name="val10" table:style-name="ce2">
            <text:p>Valuation Tribunal Service</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he Pensions Regulator</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hildren and Family Court Advisory and Support Servic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ransport Focu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riminal Cases Review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Trinity Hous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Criminal Injuries Compensation Authorit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Anti-Doping</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HM Courts and Tribunals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Commission for Employment and Skills</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Judicial Appointmen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Export Finan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Legal Aid Agency</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Hydrographic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Legal Services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Intellectual Property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Ministry of Just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UK Spac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National Offender Management Service</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K Spo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Parole Board</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K Supreme Court</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The Office of the Public Guardian</text:p>
          </table:table-cell>
          <table:table-cell office:value-type="string" table:content-validation-name="val10" table:style-name="ce32">
            <text:p>Executive Agency</text:p>
          </table:table-cell>
          <table:table-cell table:content-validation-name="val10" table:style-name="ce3"/>
          <table:table-cell office:value-type="string" table:content-validation-name="val10" table:style-name="ce3">
            <text:p>United Kingdom Atomic Energy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Youth Justice Board for England and Wale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United Kingdom Statistics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Ministry of Justice</text:p>
          </table:table-cell>
          <table:table-cell office:value-type="string" table:content-validation-name="val10" table:style-name="ce2">
            <text:p>Independent Monitoring Authority for the Citizens’ Rights Agreements</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Valuation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ational Crime Agency</text:p>
          </table:table-cell>
          <table:table-cell office:value-type="string" table:content-validation-name="val10" table:style-name="ce2">
            <text:p>National Crime Agenc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aluation Tribunal Serv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orthern Ireland Office</text:p>
          </table:table-cell>
          <table:table-cell office:value-type="string" table:content-validation-name="val10" table:style-name="ce2">
            <text:p>Northern Ireland Human Rights Commission</text:p>
          </table:table-cell>
          <table:table-cell office:value-type="string" table:content-validation-name="val10" table:style-name="ce32">
            <text:p>Executive Non-Departmental Public Body</text:p>
          </table:table-cell>
          <table:table-cell table:content-validation-name="val10" table:style-name="ce3"/>
          <table:table-cell office:value-type="string" table:content-validation-name="val10" table:style-name="ce3">
            <text:p>Vehicle Certification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Northern Ireland Office</text:p>
          </table:table-cell>
          <table:table-cell office:value-type="string" table:content-validation-name="val10" table:style-name="ce2">
            <text:p>Northern Ireland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Veterinary Medicines Directorat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for Standards in Education, Children's Services and Skills</text:p>
          </table:table-cell>
          <table:table-cell office:value-type="string" table:content-validation-name="val10" table:style-name="ce2">
            <text:p>Office for Standards in Education, Children's Services and Skill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ictoria and Albert Museum</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of Gas and Electricity Market</text:p>
          </table:table-cell>
          <table:table-cell office:value-type="string" table:content-validation-name="val10" table:style-name="ce2">
            <text:p>Office of Gas and Electricity Marke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Visit Britai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Office of Qualifications and Examinations Regulation</text:p>
          </table:table-cell>
          <table:table-cell office:value-type="string" table:content-validation-name="val10" table:style-name="ce2">
            <text:p>Office of Qualifications and Examinations Regulation</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ales Office</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Scotland Office</text:p>
          </table:table-cell>
          <table:table-cell office:value-type="string" table:content-validation-name="val10" table:style-name="ce2">
            <text:p>Scotland Office</text:p>
          </table:table-cell>
          <table:table-cell office:value-type="string" table:content-validation-name="val10" table:style-name="ce32">
            <text:p>Ministerial Department</text:p>
          </table:table-cell>
          <table:table-cell table:content-validation-name="val10" table:style-name="ce3"/>
          <table:table-cell office:value-type="string" table:content-validation-name="val10" table:style-name="ce3">
            <text:p>Wallace Collection</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Security and Intelligence Services</text:p>
          </table:table-cell>
          <table:table-cell office:value-type="string" table:content-validation-name="val10" table:style-name="ce2">
            <text:p>Security and Intelligence Services</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ater Services Regulation Authorit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UK Supreme Court</text:p>
          </table:table-cell>
          <table:table-cell office:value-type="string" table:content-validation-name="val10" table:style-name="ce2">
            <text:p>UK Supreme Court</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estminster Foundation for Democra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1">
            <text:p>United Kingdom Statistics Authority</text:p>
          </table:table-cell>
          <table:table-cell office:value-type="string" table:content-validation-name="val10" table:style-name="ce2">
            <text:p>United Kingdom Statistics Authority</text:p>
          </table:table-cell>
          <table:table-cell office:value-type="string" table:content-validation-name="val10" table:style-name="ce32">
            <text:p>Non-Ministerial Department</text:p>
          </table:table-cell>
          <table:table-cell table:content-validation-name="val10" table:style-name="ce3"/>
          <table:table-cell office:value-type="string" table:content-validation-name="val10" table:style-name="ce3">
            <text:p>Wilton Park Executive Agency</text:p>
          </table:table-cell>
          <table:table-cell table:content-validation-name="val10" table:style-name="ce3"/>
          <table:table-cell table:content-validation-name="val10" table:style-name="ce3"/>
          <table:table-cell table:number-columns-repeated="16376"/>
        </table:table-row>
        <table:table-row table:style-name="ro4">
          <table:table-cell/>
          <table:table-cell office:value-type="string" table:content-validation-name="val10" table:style-name="ce33">
            <text:p>Wales Office</text:p>
          </table:table-cell>
          <table:table-cell office:value-type="string" table:content-validation-name="val10" table:style-name="ce34">
            <text:p>Wales Office</text:p>
          </table:table-cell>
          <table:table-cell office:value-type="string" table:content-validation-name="val10" table:style-name="ce35">
            <text:p>Ministerial Department</text:p>
          </table:table-cell>
          <table:table-cell table:content-validation-name="val10" table:style-name="ce3"/>
          <table:table-cell office:value-type="string" table:content-validation-name="val10" table:style-name="ce3">
            <text:p>Youth Justice Board for England and Wales</text:p>
          </table:table-cell>
          <table:table-cell/>
          <table:table-cell table:content-validation-name="val10" table:style-name="ce3"/>
          <table:table-cell table:number-columns-repeated="16376"/>
        </table:table-row>
        <table:table-row table:style-name="ro4">
          <table:table-cell/>
          <table:table-cell table:number-columns-repeated="3" table:style-name="ce2"/>
          <table:table-cell table:content-validation-name="val10" table:style-name="ce3"/>
          <table:table-cell office:value-type="string" table:content-validation-name="val10" table:style-name="ce3">
            <text:p>OTHER</text:p>
          </table:table-cell>
          <table:table-cell/>
          <table:table-cell table:content-validation-name="val10" table:style-name="ce3"/>
          <table:table-cell table:number-columns-repeated="16376"/>
        </table:table-row>
        <table:table-row table:number-rows-repeated="1048376" table:style-name="ro5">
          <table:table-cell/>
          <table:table-cell table:content-validation-name="val10" table:style-name="ce2"/>
          <table:table-cell table:content-validation-name="val10" table:style-name="ce2"/>
          <table:table-cell table:content-validation-name="val10" table:style-name="ce2"/>
          <table:table-cell table:content-validation-name="val10" table:style-name="ce3"/>
          <table:table-cell table:content-validation-name="val10" table:style-name="ce3"/>
          <table:table-cell table:content-validation-name="val10" table:style-name="ce3"/>
          <table:table-cell table:content-validation-name="val10" table:style-name="ce3"/>
          <table:table-cell table:number-columns-repeated="16376"/>
        </table:table-row>
      </table:table>
      <table:table table:name="Drop_down_lists" table:style-name="ta3">
        <table:table-column table:style-name="co24" table:default-cell-style-name="ce38"/>
        <table:table-column table:style-name="co25" table:default-cell-style-name="ce40"/>
        <table:table-column table:style-name="co26" table:default-cell-style-name="ce38"/>
        <table:table-column table:style-name="co27" table:default-cell-style-name="ce38"/>
        <table:table-column table:style-name="co1" table:number-columns-repeated="16380" table:default-cell-style-name="ce38"/>
        <table:table-row table:style-name="ro4">
          <table:table-cell office:value-type="string" table:style-name="ce36">
            <text:p>Main, parent or sponsoring department</text:p>
          </table:table-cell>
          <table:table-cell office:value-type="string" table:style-name="ce37">
            <text:p>Organisation name</text:p>
          </table:table-cell>
          <table:table-cell office:value-type="string" table:style-name="ce36">
            <text:p>Organisation type</text:p>
          </table:table-cell>
          <table:table-cell office:value-type="string" table:style-name="ce36">
            <text:p>Yes_No</text:p>
          </table:table-cell>
          <table:table-cell table:number-columns-repeated="16380"/>
        </table:table-row>
        <table:table-row table:style-name="ro4">
          <table:table-cell office:value-type="string" table:style-name="ce39">
            <text:p>Attorney General's Departments</text:p>
          </table:table-cell>
          <table:table-cell office:value-type="string" table:style-name="ce38">
            <text:p>Advisory Conciliation and Arbitration Service</text:p>
          </table:table-cell>
          <table:table-cell office:value-type="string" table:style-name="ce38">
            <text:p>Crown Non Departmental Public Body</text:p>
          </table:table-cell>
          <table:table-cell office:value-type="string" table:style-name="ce38">
            <text:p>Yes</text:p>
          </table:table-cell>
          <table:table-cell table:number-columns-repeated="16380"/>
        </table:table-row>
        <table:table-row table:style-name="ro4">
          <table:table-cell office:value-type="string" table:style-name="ce39">
            <text:p>Cabinet Office</text:p>
          </table:table-cell>
          <table:table-cell office:value-type="string" table:style-name="ce38">
            <text:p>Agricultural Wages Board for England and Wales</text:p>
          </table:table-cell>
          <table:table-cell office:value-type="string" table:style-name="ce38">
            <text:p>Executive Agency</text:p>
          </table:table-cell>
          <table:table-cell office:value-type="string" table:style-name="ce38">
            <text:p>No - please add a comment</text:p>
          </table:table-cell>
          <table:table-cell table:number-columns-repeated="16380"/>
        </table:table-row>
        <table:table-row table:style-name="ro4">
          <table:table-cell office:value-type="string" table:style-name="ce39">
            <text:p>Charity Commission</text:p>
          </table:table-cell>
          <table:table-cell office:value-type="string" table:style-name="ce38">
            <text:p>Agricultural Wages Committee x 15</text:p>
          </table:table-cell>
          <table:table-cell office:value-type="string" table:style-name="ce38">
            <text:p>Executive Non-Departmental Public Body</text:p>
          </table:table-cell>
          <table:table-cell table:number-columns-repeated="16381" table:style-name="ce38"/>
        </table:table-row>
        <table:table-row table:style-name="ro4">
          <table:table-cell office:value-type="string" table:style-name="ce38">
            <text:p>Competition and Markets Authority</text:p>
          </table:table-cell>
          <table:table-cell office:value-type="string" table:style-name="ce38">
            <text:p>Agriculture and Horticulture Development Board</text:p>
          </table:table-cell>
          <table:table-cell office:value-type="string" table:style-name="ce38">
            <text:p>Ministerial Department</text:p>
          </table:table-cell>
          <table:table-cell table:number-columns-repeated="16381" table:style-name="ce38"/>
        </table:table-row>
        <table:table-row table:style-name="ro4">
          <table:table-cell office:value-type="string" table:style-name="ce39">
            <text:p>Department for Business, Energy and Industrial Strategy</text:p>
          </table:table-cell>
          <table:table-cell office:value-type="string" table:style-name="ce1">
            <text:p>Animal and Plant Health Agency</text:p>
          </table:table-cell>
          <table:table-cell office:value-type="string" table:style-name="ce38">
            <text:p>Non-Ministerial Department</text:p>
          </table:table-cell>
          <table:table-cell table:number-columns-repeated="16381" table:style-name="ce38"/>
        </table:table-row>
        <table:table-row table:style-name="ro4">
          <table:table-cell office:value-type="string" table:style-name="ce39">
            <text:p>Department for Digital, Culture, Media and Sport</text:p>
          </table:table-cell>
          <table:table-cell office:value-type="string" table:style-name="ce38">
            <text:p>Arts and Humanities Research Council</text:p>
          </table:table-cell>
          <table:table-cell office:value-type="string" table:style-name="ce38">
            <text:p>OTHER</text:p>
          </table:table-cell>
          <table:table-cell table:number-columns-repeated="16381" table:style-name="ce38"/>
        </table:table-row>
        <table:table-row table:style-name="ro4">
          <table:table-cell office:value-type="string" table:style-name="ce39">
            <text:p>Department for Education</text:p>
          </table:table-cell>
          <table:table-cell office:value-type="string" table:style-name="ce38">
            <text:p>Arts Council England</text:p>
          </table:table-cell>
          <table:table-cell table:number-columns-repeated="16382" table:style-name="ce38"/>
        </table:table-row>
        <table:table-row table:style-name="ro4">
          <table:table-cell office:value-type="string" table:style-name="ce39">
            <text:p>Department for Environment, Food and Rural Affairs</text:p>
          </table:table-cell>
          <table:table-cell office:value-type="string" table:style-name="ce38">
            <text:p>Attorney General's Office</text:p>
          </table:table-cell>
          <table:table-cell table:number-columns-repeated="16382" table:style-name="ce38"/>
        </table:table-row>
        <table:table-row table:style-name="ro4">
          <table:table-cell office:value-type="string" table:style-name="ce38">
            <text:p>Department for Exiting the European Union</text:p>
          </table:table-cell>
          <table:table-cell office:value-type="string" table:style-name="ce38">
            <text:p>Big Lottery Fund</text:p>
          </table:table-cell>
          <table:table-cell table:number-columns-repeated="16382" table:style-name="ce38"/>
        </table:table-row>
        <table:table-row table:style-name="ro4">
          <table:table-cell office:value-type="string" table:style-name="ce39">
            <text:p>Department for International Development</text:p>
          </table:table-cell>
          <table:table-cell office:value-type="string" table:style-name="ce38">
            <text:p>Biotechnology and Biological Sciences Research Council</text:p>
          </table:table-cell>
          <table:table-cell table:number-columns-repeated="16382" table:style-name="ce38"/>
        </table:table-row>
        <table:table-row table:style-name="ro4">
          <table:table-cell office:value-type="string" table:style-name="ce38">
            <text:p>Department for International Trade</text:p>
          </table:table-cell>
          <table:table-cell office:value-type="string" table:style-name="ce38">
            <text:p>British Council</text:p>
          </table:table-cell>
          <table:table-cell table:number-columns-repeated="16382" table:style-name="ce38"/>
        </table:table-row>
        <table:table-row table:style-name="ro4">
          <table:table-cell office:value-type="string" table:style-name="ce39">
            <text:p>Department for Transport</text:p>
          </table:table-cell>
          <table:table-cell office:value-type="string" table:style-name="ce38">
            <text:p>British Film Institute</text:p>
          </table:table-cell>
          <table:table-cell table:number-columns-repeated="16382" table:style-name="ce38"/>
        </table:table-row>
        <table:table-row table:style-name="ro4">
          <table:table-cell office:value-type="string" table:style-name="ce39">
            <text:p>Department for Work and Pensions</text:p>
          </table:table-cell>
          <table:table-cell office:value-type="string" table:style-name="ce38">
            <text:p>British Hallmarking Council</text:p>
          </table:table-cell>
          <table:table-cell table:number-columns-repeated="16382" table:style-name="ce38"/>
        </table:table-row>
        <table:table-row table:style-name="ro4">
          <table:table-cell office:value-type="string" table:style-name="ce39">
            <text:p>Department of Energy and Climate Change</text:p>
          </table:table-cell>
          <table:table-cell office:value-type="string" table:style-name="ce38">
            <text:p>British Library</text:p>
          </table:table-cell>
          <table:table-cell table:number-columns-repeated="16382" table:style-name="ce38"/>
        </table:table-row>
        <table:table-row table:style-name="ro4">
          <table:table-cell office:value-type="string" table:style-name="ce39">
            <text:p>Department of Health</text:p>
          </table:table-cell>
          <table:table-cell office:value-type="string" table:style-name="ce38">
            <text:p>British Museum</text:p>
          </table:table-cell>
          <table:table-cell table:number-columns-repeated="16382" table:style-name="ce38"/>
        </table:table-row>
        <table:table-row table:style-name="ro4">
          <table:table-cell office:value-type="string" table:style-name="ce38">
            <text:p>Food Standards Agency</text:p>
          </table:table-cell>
          <table:table-cell office:value-type="string" table:style-name="ce38">
            <text:p>British Transport Police Authority</text:p>
          </table:table-cell>
          <table:table-cell table:number-columns-repeated="16382"/>
        </table:table-row>
        <table:table-row table:style-name="ro4">
          <table:table-cell office:value-type="string" table:style-name="ce39">
            <text:p>Foreign and Commonwealth Office</text:p>
          </table:table-cell>
          <table:table-cell office:value-type="string" table:style-name="ce38">
            <text:p>Cabinet Office</text:p>
          </table:table-cell>
          <table:table-cell table:number-columns-repeated="16382"/>
        </table:table-row>
        <table:table-row table:style-name="ro4">
          <table:table-cell office:value-type="string" table:style-name="ce39">
            <text:p>Government Actuary's Department</text:p>
          </table:table-cell>
          <table:table-cell office:value-type="string" table:style-name="ce38">
            <text:p>Care Quality Commission<text:s/></text:p>
          </table:table-cell>
          <table:table-cell table:number-columns-repeated="16382"/>
        </table:table-row>
        <table:table-row table:style-name="ro4">
          <table:table-cell office:value-type="string" table:style-name="ce39">
            <text:p>HM Revenue and Customs</text:p>
          </table:table-cell>
          <table:table-cell office:value-type="string" table:style-name="ce38">
            <text:p>Centre for Environment, Fisheries and Aquaculture Science</text:p>
          </table:table-cell>
          <table:table-cell table:number-columns-repeated="16382"/>
        </table:table-row>
        <table:table-row table:style-name="ro4">
          <table:table-cell office:value-type="string" table:style-name="ce39">
            <text:p>HM Treasury</text:p>
          </table:table-cell>
          <table:table-cell office:value-type="string" table:style-name="ce38">
            <text:p>Charity Commission</text:p>
          </table:table-cell>
          <table:table-cell table:number-columns-repeated="16382"/>
        </table:table-row>
        <table:table-row table:style-name="ro4">
          <table:table-cell office:value-type="string" table:style-name="ce39">
            <text:p>Home Office</text:p>
          </table:table-cell>
          <table:table-cell office:value-type="string" table:style-name="ce38">
            <text:p>Children and Family Court Advisory and Support Services</text:p>
          </table:table-cell>
          <table:table-cell table:number-columns-repeated="16382"/>
        </table:table-row>
        <table:table-row table:style-name="ro4">
          <table:table-cell office:value-type="string" table:style-name="ce39">
            <text:p>Ministry of Defence</text:p>
          </table:table-cell>
          <table:table-cell office:value-type="string" table:style-name="ce38">
            <text:p>Civil Nuclear Police Authority</text:p>
          </table:table-cell>
          <table:table-cell table:number-columns-repeated="16382"/>
        </table:table-row>
        <table:table-row table:style-name="ro4">
          <table:table-cell office:value-type="string" table:style-name="ce39">
            <text:p>Ministry of Housing, Communities and Local Government</text:p>
          </table:table-cell>
          <table:table-cell office:value-type="string" table:style-name="ce38">
            <text:p>Civil Service Commission</text:p>
          </table:table-cell>
          <table:table-cell table:number-columns-repeated="16382"/>
        </table:table-row>
        <table:table-row table:style-name="ro4">
          <table:table-cell office:value-type="string" table:style-name="ce38">
            <text:p>Ministry of Justice</text:p>
          </table:table-cell>
          <table:table-cell office:value-type="string" table:style-name="ce38">
            <text:p>Coal Authority</text:p>
          </table:table-cell>
          <table:table-cell table:number-columns-repeated="16382"/>
        </table:table-row>
        <table:table-row table:style-name="ro4">
          <table:table-cell office:value-type="string" table:style-name="ce39">
            <text:p>National Crime Agency</text:p>
          </table:table-cell>
          <table:table-cell office:value-type="string" table:style-name="ce38">
            <text:p>Committee on Climate Change</text:p>
          </table:table-cell>
          <table:table-cell table:number-columns-repeated="16382"/>
        </table:table-row>
        <table:table-row table:style-name="ro4">
          <table:table-cell office:value-type="string" table:style-name="ce39">
            <text:p>Northern Ireland Office</text:p>
          </table:table-cell>
          <table:table-cell office:value-type="string" table:style-name="ce38">
            <text:p>Commonwealth Scholarship Commission</text:p>
          </table:table-cell>
          <table:table-cell table:number-columns-repeated="16382"/>
        </table:table-row>
        <table:table-row table:style-name="ro4">
          <table:table-cell office:value-type="string" table:style-name="ce39">
            <text:p>Office for Standards in Education, Children's Services and Skills</text:p>
          </table:table-cell>
          <table:table-cell office:value-type="string" table:style-name="ce38">
            <text:p>Companies House<text:s/></text:p>
          </table:table-cell>
          <table:table-cell table:number-columns-repeated="16382"/>
        </table:table-row>
        <table:table-row table:style-name="ro4">
          <table:table-cell office:value-type="string" table:style-name="ce39">
            <text:p>Office of Gas and Electricity Market</text:p>
          </table:table-cell>
          <table:table-cell office:value-type="string" table:style-name="ce38">
            <text:p>Competition and Markets Authority</text:p>
          </table:table-cell>
          <table:table-cell table:number-columns-repeated="16382"/>
        </table:table-row>
        <table:table-row table:style-name="ro4">
          <table:table-cell office:value-type="string" table:style-name="ce39">
            <text:p>Office of Qualifications and Examinations Regulation</text:p>
          </table:table-cell>
          <table:table-cell office:value-type="string" table:style-name="ce38">
            <text:p>Competition Service</text:p>
          </table:table-cell>
          <table:table-cell table:number-columns-repeated="16382"/>
        </table:table-row>
        <table:table-row table:style-name="ro4">
          <table:table-cell office:value-type="string" table:style-name="ce38">
            <text:p>OTHER</text:p>
          </table:table-cell>
          <table:table-cell office:value-type="string" table:style-name="ce38">
            <text:p>Construction Industry Training Board</text:p>
          </table:table-cell>
          <table:table-cell table:number-columns-repeated="16382"/>
        </table:table-row>
        <table:table-row table:style-name="ro4">
          <table:table-cell office:value-type="string" table:style-name="ce39">
            <text:p>Scotland Office</text:p>
          </table:table-cell>
          <table:table-cell office:value-type="string" table:style-name="ce38">
            <text:p>Consumer Council for Water</text:p>
          </table:table-cell>
          <table:table-cell table:number-columns-repeated="16382"/>
        </table:table-row>
        <table:table-row table:style-name="ro4">
          <table:table-cell office:value-type="string" table:style-name="ce39">
            <text:p>Security and Intelligence Services</text:p>
          </table:table-cell>
          <table:table-cell office:value-type="string" table:style-name="ce38">
            <text:p>Criminal Cases Review Commission</text:p>
          </table:table-cell>
          <table:table-cell table:number-columns-repeated="16382"/>
        </table:table-row>
        <table:table-row table:style-name="ro4">
          <table:table-cell office:value-type="string" table:style-name="ce39">
            <text:p>UK Export Finance</text:p>
          </table:table-cell>
          <table:table-cell office:value-type="string" table:style-name="ce40">
            <text:p>Criminal Injuries Compensation Authority</text:p>
          </table:table-cell>
          <table:table-cell table:number-columns-repeated="16382"/>
        </table:table-row>
        <table:table-row table:style-name="ro4">
          <table:table-cell office:value-type="string" table:style-name="ce38">
            <text:p>UK Supreme Court</text:p>
          </table:table-cell>
          <table:table-cell office:value-type="string" table:style-name="ce38">
            <text:p>Crown Commercial Service</text:p>
          </table:table-cell>
          <table:table-cell table:number-columns-repeated="16382"/>
        </table:table-row>
        <table:table-row table:style-name="ro4">
          <table:table-cell office:value-type="string" table:style-name="ce39">
            <text:p>United Kingdom Statistics Authority</text:p>
          </table:table-cell>
          <table:table-cell office:value-type="string" table:style-name="ce38">
            <text:p>Crown Prosecution Service</text:p>
          </table:table-cell>
          <table:table-cell table:number-columns-repeated="16382"/>
        </table:table-row>
        <table:table-row table:style-name="ro4">
          <table:table-cell office:value-type="string" table:style-name="ce38">
            <text:p>Wales Office</text:p>
          </table:table-cell>
          <table:table-cell office:value-type="string" table:style-name="ce38">
            <text:p>Crown Prosecution Service Inspectorate</text:p>
          </table:table-cell>
          <table:table-cell table:number-columns-repeated="16382"/>
        </table:table-row>
        <table:table-row table:style-name="ro4">
          <table:table-cell table:style-name="ce39"/>
          <table:table-cell office:value-type="string" table:style-name="ce38">
            <text:p>Debt Management Office</text:p>
          </table:table-cell>
          <table:table-cell table:number-columns-repeated="16382"/>
        </table:table-row>
        <table:table-row table:style-name="ro4">
          <table:table-cell table:style-name="ce39"/>
          <table:table-cell office:value-type="string" table:style-name="ce38">
            <text:p>Defence Electronics and Components Agency</text:p>
          </table:table-cell>
          <table:table-cell table:number-columns-repeated="16382"/>
        </table:table-row>
        <table:table-row table:style-name="ro4">
          <table:table-cell table:style-name="ce39"/>
          <table:table-cell office:value-type="string" table:style-name="ce38">
            <text:p>Defence Science and Technology Laboratory</text:p>
          </table:table-cell>
          <table:table-cell table:number-columns-repeated="16382"/>
        </table:table-row>
        <table:table-row table:style-name="ro4">
          <table:table-cell table:style-name="ce39"/>
          <table:table-cell office:value-type="string" table:style-name="ce39">
            <text:p>Department for Business, Energy and Industrial Strategy</text:p>
          </table:table-cell>
          <table:table-cell table:number-columns-repeated="16382"/>
        </table:table-row>
        <table:table-row table:style-name="ro4">
          <table:table-cell table:style-name="ce39"/>
          <table:table-cell office:value-type="string" table:style-name="ce39">
            <text:p>Department for Digital, Culture, Media and Sport</text:p>
          </table:table-cell>
          <table:table-cell table:number-columns-repeated="16382"/>
        </table:table-row>
        <table:table-row table:style-name="ro4">
          <table:table-cell table:style-name="ce39"/>
          <table:table-cell office:value-type="string" table:style-name="ce38">
            <text:p>Department for Education</text:p>
          </table:table-cell>
          <table:table-cell table:number-columns-repeated="16382"/>
        </table:table-row>
        <table:table-row table:style-name="ro4">
          <table:table-cell table:style-name="ce39"/>
          <table:table-cell office:value-type="string" table:style-name="ce38">
            <text:p>Department for Environment, Food and Rural Affairs</text:p>
          </table:table-cell>
          <table:table-cell table:number-columns-repeated="16382"/>
        </table:table-row>
        <table:table-row table:style-name="ro4">
          <table:table-cell table:style-name="ce39"/>
          <table:table-cell office:value-type="string" table:style-name="ce38">
            <text:p>Department for Exiting the European Union</text:p>
          </table:table-cell>
          <table:table-cell table:number-columns-repeated="16382"/>
        </table:table-row>
        <table:table-row table:style-name="ro4">
          <table:table-cell table:style-name="ce39"/>
          <table:table-cell office:value-type="string" table:style-name="ce38">
            <text:p>Department for International Development</text:p>
          </table:table-cell>
          <table:table-cell table:number-columns-repeated="16382"/>
        </table:table-row>
        <table:table-row table:style-name="ro4">
          <table:table-cell table:style-name="ce39"/>
          <table:table-cell office:value-type="string" table:style-name="ce38">
            <text:p>Department for International Trade</text:p>
          </table:table-cell>
          <table:table-cell table:number-columns-repeated="16382"/>
        </table:table-row>
        <table:table-row table:style-name="ro4">
          <table:table-cell table:style-name="ce39"/>
          <table:table-cell office:value-type="string" table:style-name="ce38">
            <text:p>Department for Transport<text:s/></text:p>
          </table:table-cell>
          <table:table-cell table:number-columns-repeated="16382"/>
        </table:table-row>
        <table:table-row table:style-name="ro4">
          <table:table-cell table:style-name="ce39"/>
          <table:table-cell office:value-type="string" table:style-name="ce38">
            <text:p>Department for Work and Pensions</text:p>
          </table:table-cell>
          <table:table-cell table:number-columns-repeated="16382"/>
        </table:table-row>
        <table:table-row table:style-name="ro4">
          <table:table-cell table:style-name="ce39"/>
          <table:table-cell office:value-type="string" table:style-name="ce38">
            <text:p>Department of Energy and Climate Change</text:p>
          </table:table-cell>
          <table:table-cell table:number-columns-repeated="16382"/>
        </table:table-row>
        <table:table-row table:style-name="ro4">
          <table:table-cell table:style-name="ce39"/>
          <table:table-cell office:value-type="string" table:style-name="ce38">
            <text:p>Department of Health (excl agencies)</text:p>
          </table:table-cell>
          <table:table-cell table:number-columns-repeated="16382"/>
        </table:table-row>
        <table:table-row table:style-name="ro4">
          <table:table-cell table:style-name="ce39"/>
          <table:table-cell office:value-type="string" table:style-name="ce38">
            <text:p>Directly Operated Railways Ltd</text:p>
          </table:table-cell>
          <table:table-cell table:number-columns-repeated="16382"/>
        </table:table-row>
        <table:table-row table:style-name="ro4">
          <table:table-cell table:style-name="ce39"/>
          <table:table-cell office:value-type="string" table:style-name="ce40">
            <text:p>Disclosure and Barring Service</text:p>
          </table:table-cell>
          <table:table-cell table:number-columns-repeated="16382"/>
        </table:table-row>
        <table:table-row table:style-name="ro4">
          <table:table-cell table:style-name="ce39"/>
          <table:table-cell office:value-type="string" table:style-name="ce38">
            <text:p>Driver and Vehicle Licensing Agency</text:p>
          </table:table-cell>
          <table:table-cell table:number-columns-repeated="16382"/>
        </table:table-row>
        <table:table-row table:style-name="ro4">
          <table:table-cell table:style-name="ce39"/>
          <table:table-cell office:value-type="string" table:style-name="ce40">
            <text:p>Driver and Vehicle Standards Agency</text:p>
          </table:table-cell>
          <table:table-cell table:number-columns-repeated="16382"/>
        </table:table-row>
        <table:table-row table:style-name="ro4">
          <table:table-cell table:style-name="ce39"/>
          <table:table-cell office:value-type="string" table:style-name="ce40">
            <text:p>Ebbsfleet Development Corporation</text:p>
          </table:table-cell>
          <table:table-cell table:number-columns-repeated="16382"/>
        </table:table-row>
        <table:table-row table:style-name="ro4">
          <table:table-cell table:style-name="ce39"/>
          <table:table-cell office:value-type="string" table:style-name="ce38">
            <text:p>Economic and Social Research Council</text:p>
          </table:table-cell>
          <table:table-cell table:number-columns-repeated="16382"/>
        </table:table-row>
        <table:table-row table:style-name="ro4">
          <table:table-cell table:style-name="ce39"/>
          <table:table-cell office:value-type="string" table:style-name="ce38">
            <text:p>Education Funding Agency</text:p>
          </table:table-cell>
          <table:table-cell table:number-columns-repeated="16382"/>
        </table:table-row>
        <table:table-row table:style-name="ro4">
          <table:table-cell table:style-name="ce39"/>
          <table:table-cell office:value-type="string" table:style-name="ce38">
            <text:p>Engineering and Physical Sciences Research Council</text:p>
          </table:table-cell>
          <table:table-cell table:number-columns-repeated="16382"/>
        </table:table-row>
        <table:table-row table:style-name="ro4">
          <table:table-cell table:style-name="ce39"/>
          <table:table-cell office:value-type="string" table:style-name="ce38">
            <text:p>Engineering Construction Industry Training Board</text:p>
          </table:table-cell>
          <table:table-cell table:number-columns-repeated="16382"/>
        </table:table-row>
        <table:table-row table:style-name="ro4">
          <table:table-cell table:style-name="ce39"/>
          <table:table-cell office:value-type="string" table:style-name="ce38">
            <text:p>Environment Agency</text:p>
          </table:table-cell>
          <table:table-cell table:number-columns-repeated="16382"/>
        </table:table-row>
        <table:table-row table:style-name="ro4">
          <table:table-cell table:style-name="ce39"/>
          <table:table-cell office:value-type="string" table:style-name="ce38">
            <text:p>Equality and Human Rights Commission</text:p>
          </table:table-cell>
          <table:table-cell table:number-columns-repeated="16382"/>
        </table:table-row>
        <table:table-row table:style-name="ro4">
          <table:table-cell table:style-name="ce39"/>
          <table:table-cell office:value-type="string" table:style-name="ce38">
            <text:p>FCO Services</text:p>
          </table:table-cell>
          <table:table-cell table:number-columns-repeated="16382"/>
        </table:table-row>
        <table:table-row table:style-name="ro4">
          <table:table-cell table:style-name="ce39"/>
          <table:table-cell office:value-type="string" table:style-name="ce38">
            <text:p>Film Industry Training Board</text:p>
          </table:table-cell>
          <table:table-cell table:number-columns-repeated="16382"/>
        </table:table-row>
        <table:table-row table:style-name="ro4">
          <table:table-cell table:style-name="ce39"/>
          <table:table-cell office:value-type="string" table:style-name="ce38">
            <text:p>Food Standards Agency</text:p>
          </table:table-cell>
          <table:table-cell table:number-columns-repeated="16382"/>
        </table:table-row>
        <table:table-row table:style-name="ro4">
          <table:table-cell table:style-name="ce39"/>
          <table:table-cell office:value-type="string" table:style-name="ce38">
            <text:p>Foreign and Commonwealth Office</text:p>
          </table:table-cell>
          <table:table-cell table:number-columns-repeated="16382"/>
        </table:table-row>
        <table:table-row table:style-name="ro4">
          <table:table-cell table:style-name="ce39"/>
          <table:table-cell office:value-type="string" table:style-name="ce38">
            <text:p>Gambling Commission</text:p>
          </table:table-cell>
          <table:table-cell table:number-columns-repeated="16382"/>
        </table:table-row>
        <table:table-row table:style-name="ro4">
          <table:table-cell table:style-name="ce39"/>
          <table:table-cell office:value-type="string" table:style-name="ce38">
            <text:p>Gangmasters Licensing Authority</text:p>
          </table:table-cell>
          <table:table-cell table:number-columns-repeated="16382"/>
        </table:table-row>
        <table:table-row table:style-name="ro4">
          <table:table-cell table:style-name="ce39"/>
          <table:table-cell office:value-type="string" table:style-name="ce38">
            <text:p>Geffrye Museum</text:p>
          </table:table-cell>
          <table:table-cell table:number-columns-repeated="16382"/>
        </table:table-row>
        <table:table-row table:style-name="ro4">
          <table:table-cell table:style-name="ce39"/>
          <table:table-cell office:value-type="string" table:style-name="ce38">
            <text:p>Government Actuary's Department</text:p>
          </table:table-cell>
          <table:table-cell table:number-columns-repeated="16382"/>
        </table:table-row>
        <table:table-row table:style-name="ro4">
          <table:table-cell table:style-name="ce39"/>
          <table:table-cell office:value-type="string" table:style-name="ce38">
            <text:p>Government Internal Audit Agency</text:p>
          </table:table-cell>
          <table:table-cell table:number-columns-repeated="16382"/>
        </table:table-row>
        <table:table-row table:style-name="ro4">
          <table:table-cell table:style-name="ce39"/>
          <table:table-cell office:value-type="string" table:style-name="ce40">
            <text:p>Government Legal Department</text:p>
          </table:table-cell>
          <table:table-cell table:number-columns-repeated="16382"/>
        </table:table-row>
        <table:table-row table:style-name="ro4">
          <table:table-cell table:style-name="ce39"/>
          <table:table-cell office:value-type="string" table:style-name="ce38">
            <text:p>Great Britain - China Centre</text:p>
          </table:table-cell>
          <table:table-cell table:number-columns-repeated="16382"/>
        </table:table-row>
        <table:table-row table:style-name="ro4">
          <table:table-cell table:style-name="ce39"/>
          <table:table-cell office:value-type="string" table:style-name="ce38">
            <text:p>Health and Safety Executive</text:p>
          </table:table-cell>
          <table:table-cell table:number-columns-repeated="16382"/>
        </table:table-row>
        <table:table-row table:style-name="ro4">
          <table:table-cell table:style-name="ce39"/>
          <table:table-cell office:value-type="string" table:style-name="ce38">
            <text:p>Health and Social Care Information Centre</text:p>
          </table:table-cell>
          <table:table-cell table:number-columns-repeated="16382"/>
        </table:table-row>
        <table:table-row table:style-name="ro4">
          <table:table-cell table:style-name="ce39"/>
          <table:table-cell office:value-type="string" table:style-name="ce38">
            <text:p>High Speed 2</text:p>
          </table:table-cell>
          <table:table-cell table:number-columns-repeated="16382"/>
        </table:table-row>
        <table:table-row table:style-name="ro4">
          <table:table-cell table:style-name="ce39"/>
          <table:table-cell office:value-type="string" table:style-name="ce38">
            <text:p>Higher Education Funding Council for England</text:p>
          </table:table-cell>
          <table:table-cell table:number-columns-repeated="16382"/>
        </table:table-row>
        <table:table-row table:style-name="ro4">
          <table:table-cell table:style-name="ce39"/>
          <table:table-cell office:value-type="string" table:style-name="ce38">
            <text:p>Historic England</text:p>
          </table:table-cell>
          <table:table-cell table:number-columns-repeated="16382"/>
        </table:table-row>
        <table:table-row table:style-name="ro4">
          <table:table-cell table:style-name="ce39"/>
          <table:table-cell office:value-type="string" table:style-name="ce38">
            <text:p>HM Courts and Tribunals Service</text:p>
          </table:table-cell>
          <table:table-cell table:number-columns-repeated="16382"/>
        </table:table-row>
        <table:table-row table:style-name="ro4">
          <table:table-cell table:style-name="ce39"/>
          <table:table-cell office:value-type="string" table:style-name="ce38">
            <text:p>HM Revenue and Customs<text:s/></text:p>
          </table:table-cell>
          <table:table-cell table:number-columns-repeated="16382"/>
        </table:table-row>
        <table:table-row table:style-name="ro4">
          <table:table-cell table:style-name="ce39"/>
          <table:table-cell office:value-type="string" table:style-name="ce38">
            <text:p>HM Treasury</text:p>
          </table:table-cell>
          <table:table-cell table:number-columns-repeated="16382"/>
        </table:table-row>
        <table:table-row table:style-name="ro4">
          <table:table-cell table:style-name="ce39"/>
          <table:table-cell office:value-type="string" table:style-name="ce38">
            <text:p>Home Office (excl agencies)<text:s/></text:p>
          </table:table-cell>
          <table:table-cell table:number-columns-repeated="16382"/>
        </table:table-row>
        <table:table-row table:style-name="ro4">
          <table:table-cell table:style-name="ce39"/>
          <table:table-cell office:value-type="string" table:style-name="ce38">
            <text:p>Homes and Communities Agency</text:p>
          </table:table-cell>
          <table:table-cell table:number-columns-repeated="16382"/>
        </table:table-row>
        <table:table-row table:style-name="ro4">
          <table:table-cell table:style-name="ce39"/>
          <table:table-cell office:value-type="string" table:style-name="ce38">
            <text:p>Horniman Public Museum and Public Park Trust</text:p>
          </table:table-cell>
          <table:table-cell table:number-columns-repeated="16382"/>
        </table:table-row>
        <table:table-row table:style-name="ro4">
          <table:table-cell table:style-name="ce39"/>
          <table:table-cell office:value-type="string" table:style-name="ce38">
            <text:p>Horserace Betting Levy Board</text:p>
          </table:table-cell>
          <table:table-cell table:number-columns-repeated="16382"/>
        </table:table-row>
        <table:table-row table:style-name="ro4">
          <table:table-cell table:style-name="ce39"/>
          <table:table-cell office:value-type="string" table:style-name="ce38">
            <text:p>Housing Ombudsman Service</text:p>
          </table:table-cell>
          <table:table-cell table:number-columns-repeated="16382"/>
        </table:table-row>
        <table:table-row table:style-name="ro4">
          <table:table-cell table:style-name="ce39"/>
          <table:table-cell office:value-type="string" table:style-name="ce38">
            <text:p>Human Fertilisation and Embryology Authority</text:p>
          </table:table-cell>
          <table:table-cell table:number-columns-repeated="16382"/>
        </table:table-row>
        <table:table-row table:style-name="ro4">
          <table:table-cell table:style-name="ce39"/>
          <table:table-cell office:value-type="string" table:style-name="ce38">
            <text:p>Human Tissue Authority</text:p>
          </table:table-cell>
          <table:table-cell table:number-columns-repeated="16382"/>
        </table:table-row>
        <table:table-row table:style-name="ro4">
          <table:table-cell table:style-name="ce39"/>
          <table:table-cell office:value-type="string" table:style-name="ce38">
            <text:p>Imperial War Museum</text:p>
          </table:table-cell>
          <table:table-cell table:number-columns-repeated="16382"/>
        </table:table-row>
        <table:table-row table:style-name="ro4">
          <table:table-cell table:style-name="ce39"/>
          <table:table-cell office:value-type="string" table:style-name="ce38">
            <text:p>Independent Commission for Aid Impact</text:p>
          </table:table-cell>
          <table:table-cell table:number-columns-repeated="16382"/>
        </table:table-row>
        <table:table-row table:style-name="ro4">
          <table:table-cell table:style-name="ce39"/>
          <table:table-cell office:value-type="string" table:style-name="ce38">
            <text:p>Independent Living Fund</text:p>
          </table:table-cell>
          <table:table-cell table:number-columns-repeated="16382"/>
        </table:table-row>
        <table:table-row table:style-name="ro4">
          <table:table-cell table:style-name="ce39"/>
          <table:table-cell office:value-type="string" table:style-name="ce38">
            <text:p>Independent Office for Police Conduct</text:p>
          </table:table-cell>
          <table:table-cell table:number-columns-repeated="16382"/>
        </table:table-row>
        <table:table-row table:style-name="ro4">
          <table:table-cell table:style-name="ce39"/>
          <table:table-cell office:value-type="string" table:style-name="ce38">
            <text:p>Information Commissioner's Office</text:p>
          </table:table-cell>
          <table:table-cell table:number-columns-repeated="16382"/>
        </table:table-row>
        <table:table-row table:style-name="ro4">
          <table:table-cell table:style-name="ce39"/>
          <table:table-cell office:value-type="string" table:style-name="ce38">
            <text:p>Innovate UK</text:p>
          </table:table-cell>
          <table:table-cell table:number-columns-repeated="16382"/>
        </table:table-row>
        <table:table-row table:style-name="ro4">
          <table:table-cell table:style-name="ce39"/>
          <table:table-cell office:value-type="string" table:style-name="ce38">
            <text:p>Insolvency Service</text:p>
          </table:table-cell>
          <table:table-cell table:number-columns-repeated="16382"/>
        </table:table-row>
        <table:table-row table:style-name="ro4">
          <table:table-cell table:style-name="ce39"/>
          <table:table-cell office:value-type="string" table:style-name="ce40">
            <text:p>Institute for Apprenticeships</text:p>
          </table:table-cell>
          <table:table-cell table:number-columns-repeated="16382"/>
        </table:table-row>
        <table:table-row table:style-name="ro4">
          <table:table-cell table:style-name="ce39"/>
          <table:table-cell office:value-type="string" table:style-name="ce38">
            <text:p>Joint Nature Conservation Committee</text:p>
          </table:table-cell>
          <table:table-cell table:number-columns-repeated="16382"/>
        </table:table-row>
        <table:table-row table:style-name="ro4">
          <table:table-cell table:style-name="ce39"/>
          <table:table-cell office:value-type="string" table:style-name="ce38">
            <text:p>Judicial Appointments Commission</text:p>
          </table:table-cell>
          <table:table-cell table:number-columns-repeated="16382"/>
        </table:table-row>
        <table:table-row table:style-name="ro4">
          <table:table-cell table:style-name="ce39"/>
          <table:table-cell office:value-type="string" table:style-name="ce38">
            <text:p>Land Registry</text:p>
          </table:table-cell>
          <table:table-cell table:number-columns-repeated="16382"/>
        </table:table-row>
        <table:table-row table:style-name="ro4">
          <table:table-cell table:style-name="ce39"/>
          <table:table-cell office:value-type="string" table:style-name="ce38">
            <text:p>Leasehold Advisory Service</text:p>
          </table:table-cell>
          <table:table-cell table:number-columns-repeated="16382"/>
        </table:table-row>
        <table:table-row table:style-name="ro4">
          <table:table-cell table:style-name="ce39"/>
          <table:table-cell office:value-type="string" table:style-name="ce38">
            <text:p>Legal Aid Agency</text:p>
          </table:table-cell>
          <table:table-cell table:number-columns-repeated="16382"/>
        </table:table-row>
        <table:table-row table:style-name="ro4">
          <table:table-cell table:style-name="ce39"/>
          <table:table-cell office:value-type="string" table:style-name="ce38">
            <text:p>Legal Services Board</text:p>
          </table:table-cell>
          <table:table-cell table:number-columns-repeated="16382"/>
        </table:table-row>
        <table:table-row table:style-name="ro4">
          <table:table-cell table:style-name="ce39"/>
          <table:table-cell office:value-type="string" table:style-name="ce38">
            <text:p>LocatEd</text:p>
          </table:table-cell>
          <table:table-cell table:number-columns-repeated="16382"/>
        </table:table-row>
        <table:table-row table:style-name="ro4">
          <table:table-cell table:style-name="ce39"/>
          <table:table-cell office:value-type="string" table:style-name="ce38">
            <text:p>Marine Management Organisation</text:p>
          </table:table-cell>
          <table:table-cell table:number-columns-repeated="16382"/>
        </table:table-row>
        <table:table-row table:style-name="ro4">
          <table:table-cell table:style-name="ce39"/>
          <table:table-cell office:value-type="string" table:style-name="ce38">
            <text:p>Maritime and Coastguard Agency</text:p>
          </table:table-cell>
          <table:table-cell table:number-columns-repeated="16382"/>
        </table:table-row>
        <table:table-row table:style-name="ro4">
          <table:table-cell table:style-name="ce39"/>
          <table:table-cell office:value-type="string" table:style-name="ce38">
            <text:p>Marshall Aid Commemoration Commission</text:p>
          </table:table-cell>
          <table:table-cell table:number-columns-repeated="16382"/>
        </table:table-row>
        <table:table-row table:style-name="ro4">
          <table:table-cell table:style-name="ce39"/>
          <table:table-cell office:value-type="string" table:style-name="ce38">
            <text:p>Medical Research Council</text:p>
          </table:table-cell>
          <table:table-cell table:number-columns-repeated="16382"/>
        </table:table-row>
        <table:table-row table:style-name="ro4">
          <table:table-cell table:style-name="ce39"/>
          <table:table-cell office:value-type="string" table:style-name="ce38">
            <text:p>Medicines and Healthcare Products Regulatory Agency</text:p>
          </table:table-cell>
          <table:table-cell table:number-columns-repeated="16382"/>
        </table:table-row>
        <table:table-row table:style-name="ro4">
          <table:table-cell table:style-name="ce39"/>
          <table:table-cell office:value-type="string" table:style-name="ce38">
            <text:p>Met Office</text:p>
          </table:table-cell>
          <table:table-cell table:number-columns-repeated="16382"/>
        </table:table-row>
        <table:table-row table:style-name="ro4">
          <table:table-cell table:style-name="ce39"/>
          <table:table-cell office:value-type="string" table:style-name="ce38">
            <text:p>Ministry for Housing, Communities and Local Government</text:p>
          </table:table-cell>
          <table:table-cell table:number-columns-repeated="16382"/>
        </table:table-row>
        <table:table-row table:style-name="ro4">
          <table:table-cell table:style-name="ce39"/>
          <table:table-cell office:value-type="string" table:style-name="ce38">
            <text:p>Ministry of Defence<text:s/></text:p>
          </table:table-cell>
          <table:table-cell table:number-columns-repeated="16382"/>
        </table:table-row>
        <table:table-row table:style-name="ro4">
          <table:table-cell table:style-name="ce39"/>
          <table:table-cell office:value-type="string" table:style-name="ce38">
            <text:p>Ministry of Justice</text:p>
          </table:table-cell>
          <table:table-cell table:number-columns-repeated="16382"/>
        </table:table-row>
        <table:table-row table:style-name="ro4">
          <table:table-cell table:style-name="ce39"/>
          <table:table-cell office:value-type="string" table:style-name="ce38">
            <text:p>Monitor</text:p>
          </table:table-cell>
          <table:table-cell table:number-columns-repeated="16382"/>
        </table:table-row>
        <table:table-row table:style-name="ro4">
          <table:table-cell table:style-name="ce39"/>
          <table:table-cell office:value-type="string" table:style-name="ce38">
            <text:p>National Archives</text:p>
          </table:table-cell>
          <table:table-cell table:number-columns-repeated="16382"/>
        </table:table-row>
        <table:table-row table:style-name="ro4">
          <table:table-cell table:style-name="ce39"/>
          <table:table-cell office:value-type="string" table:style-name="ce38">
            <text:p>National Army Museum</text:p>
          </table:table-cell>
          <table:table-cell table:number-columns-repeated="16382"/>
        </table:table-row>
        <table:table-row table:style-name="ro4">
          <table:table-cell table:style-name="ce39"/>
          <table:table-cell office:value-type="string" table:style-name="ce38">
            <text:p>National College for Teaching and Leadership</text:p>
          </table:table-cell>
          <table:table-cell table:number-columns-repeated="16382"/>
        </table:table-row>
        <table:table-row table:style-name="ro4">
          <table:table-cell table:style-name="ce39"/>
          <table:table-cell office:value-type="string" table:style-name="ce38">
            <text:p>National Crime Agency</text:p>
          </table:table-cell>
          <table:table-cell table:number-columns-repeated="16382"/>
        </table:table-row>
        <table:table-row table:style-name="ro4">
          <table:table-cell table:style-name="ce39"/>
          <table:table-cell office:value-type="string" table:style-name="ce38">
            <text:p>National Employment Savings Trust Corporation</text:p>
          </table:table-cell>
          <table:table-cell table:number-columns-repeated="16382"/>
        </table:table-row>
        <table:table-row table:style-name="ro4">
          <table:table-cell table:style-name="ce39"/>
          <table:table-cell office:value-type="string" table:style-name="ce38">
            <text:p>National Forest Company</text:p>
          </table:table-cell>
          <table:table-cell table:number-columns-repeated="16382"/>
        </table:table-row>
        <table:table-row table:style-name="ro4">
          <table:table-cell table:style-name="ce39"/>
          <table:table-cell office:value-type="string" table:style-name="ce38">
            <text:p>National Gallery</text:p>
          </table:table-cell>
          <table:table-cell table:number-columns-repeated="16382"/>
        </table:table-row>
        <table:table-row table:style-name="ro4">
          <table:table-cell table:style-name="ce39"/>
          <table:table-cell office:value-type="string" table:style-name="ce38">
            <text:p>National Heritage Memorial Fund</text:p>
          </table:table-cell>
          <table:table-cell table:number-columns-repeated="16382"/>
        </table:table-row>
        <table:table-row table:style-name="ro4">
          <table:table-cell table:style-name="ce39"/>
          <table:table-cell office:value-type="string" table:style-name="ce38">
            <text:p>National Infrastucture Commission</text:p>
          </table:table-cell>
          <table:table-cell table:number-columns-repeated="16382"/>
        </table:table-row>
        <table:table-row table:style-name="ro4">
          <table:table-cell table:style-name="ce39"/>
          <table:table-cell office:value-type="string" table:style-name="ce38">
            <text:p>National Institute for Health and Care Excellence</text:p>
          </table:table-cell>
          <table:table-cell table:number-columns-repeated="16382"/>
        </table:table-row>
        <table:table-row table:style-name="ro4">
          <table:table-cell table:style-name="ce39"/>
          <table:table-cell office:value-type="string" table:style-name="ce38">
            <text:p>National Museum of the Royal Navy</text:p>
          </table:table-cell>
          <table:table-cell table:number-columns-repeated="16382"/>
        </table:table-row>
        <table:table-row table:style-name="ro4">
          <table:table-cell table:style-name="ce39"/>
          <table:table-cell office:value-type="string" table:style-name="ce38">
            <text:p>National Museums Liverpool</text:p>
          </table:table-cell>
          <table:table-cell table:number-columns-repeated="16382"/>
        </table:table-row>
        <table:table-row table:style-name="ro4">
          <table:table-cell table:style-name="ce39"/>
          <table:table-cell office:value-type="string" table:style-name="ce38">
            <text:p>National Offender Management Service</text:p>
          </table:table-cell>
          <table:table-cell table:number-columns-repeated="16382"/>
        </table:table-row>
        <table:table-row table:style-name="ro4">
          <table:table-cell table:style-name="ce39"/>
          <table:table-cell office:value-type="string" table:style-name="ce38">
            <text:p>National Portrait Gallery</text:p>
          </table:table-cell>
          <table:table-cell table:number-columns-repeated="16382"/>
        </table:table-row>
        <table:table-row table:style-name="ro4">
          <table:table-cell table:style-name="ce39"/>
          <table:table-cell office:value-type="string" table:style-name="ce38">
            <text:p>National Savings and Investments</text:p>
          </table:table-cell>
          <table:table-cell table:number-columns-repeated="16382"/>
        </table:table-row>
        <table:table-row table:style-name="ro4">
          <table:table-cell table:style-name="ce39"/>
          <table:table-cell office:value-type="string" table:style-name="ce38">
            <text:p>Natural England</text:p>
          </table:table-cell>
          <table:table-cell table:number-columns-repeated="16382"/>
        </table:table-row>
        <table:table-row table:style-name="ro4">
          <table:table-cell table:style-name="ce39"/>
          <table:table-cell office:value-type="string" table:style-name="ce38">
            <text:p>Natural Environment Research Council</text:p>
          </table:table-cell>
          <table:table-cell table:number-columns-repeated="16382"/>
        </table:table-row>
        <table:table-row table:style-name="ro4">
          <table:table-cell table:style-name="ce39"/>
          <table:table-cell office:value-type="string" table:style-name="ce38">
            <text:p>Natural History Museum</text:p>
          </table:table-cell>
          <table:table-cell table:number-columns-repeated="16382"/>
        </table:table-row>
        <table:table-row table:style-name="ro4">
          <table:table-cell table:style-name="ce39"/>
          <table:table-cell office:value-type="string" table:style-name="ce38">
            <text:p>NHS England</text:p>
          </table:table-cell>
          <table:table-cell table:number-columns-repeated="16382"/>
        </table:table-row>
        <table:table-row table:style-name="ro4">
          <table:table-cell table:style-name="ce39"/>
          <table:table-cell office:value-type="string" table:style-name="ce38">
            <text:p>Northern Ireland Human Rights Commission</text:p>
          </table:table-cell>
          <table:table-cell table:number-columns-repeated="16382"/>
        </table:table-row>
        <table:table-row table:style-name="ro4">
          <table:table-cell table:style-name="ce39"/>
          <table:table-cell office:value-type="string" table:style-name="ce38">
            <text:p>Northern Ireland Office</text:p>
          </table:table-cell>
          <table:table-cell table:number-columns-repeated="16382"/>
        </table:table-row>
        <table:table-row table:style-name="ro4">
          <table:table-cell table:style-name="ce39"/>
          <table:table-cell office:value-type="string" table:style-name="ce38">
            <text:p>Northern Lighthouse Board</text:p>
          </table:table-cell>
          <table:table-cell table:number-columns-repeated="16382"/>
        </table:table-row>
        <table:table-row table:style-name="ro4">
          <table:table-cell table:style-name="ce39"/>
          <table:table-cell office:value-type="string" table:style-name="ce38">
            <text:p>Nuclear Decommissioning Authority</text:p>
          </table:table-cell>
          <table:table-cell table:number-columns-repeated="16382"/>
        </table:table-row>
        <table:table-row table:style-name="ro4">
          <table:table-cell table:style-name="ce39"/>
          <table:table-cell office:value-type="string" table:style-name="ce38">
            <text:p>Office for Budget Responsibility</text:p>
          </table:table-cell>
          <table:table-cell table:number-columns-repeated="16382"/>
        </table:table-row>
        <table:table-row table:style-name="ro4">
          <table:table-cell table:style-name="ce39"/>
          <table:table-cell office:value-type="string" table:style-name="ce38">
            <text:p>Office for Fair Access</text:p>
          </table:table-cell>
          <table:table-cell table:number-columns-repeated="16382"/>
        </table:table-row>
        <table:table-row table:style-name="ro4">
          <table:table-cell table:style-name="ce39"/>
          <table:table-cell office:value-type="string" table:style-name="ce38">
            <text:p>Office for Standards in Education, Children's Services and Skills</text:p>
          </table:table-cell>
          <table:table-cell table:number-columns-repeated="16382"/>
        </table:table-row>
        <table:table-row table:style-name="ro4">
          <table:table-cell table:style-name="ce39"/>
          <table:table-cell office:value-type="string" table:style-name="ce38">
            <text:p>Office of Gas and Electricity Market</text:p>
          </table:table-cell>
          <table:table-cell table:number-columns-repeated="16382"/>
        </table:table-row>
        <table:table-row table:style-name="ro4">
          <table:table-cell table:style-name="ce39"/>
          <table:table-cell office:value-type="string" table:style-name="ce38">
            <text:p>Office of Qualifications and Examinations Regulation</text:p>
          </table:table-cell>
          <table:table-cell table:number-columns-repeated="16382"/>
        </table:table-row>
        <table:table-row table:style-name="ro4">
          <table:table-cell table:style-name="ce39"/>
          <table:table-cell office:value-type="string" table:style-name="ce38">
            <text:p>Office of Rail and Road</text:p>
          </table:table-cell>
          <table:table-cell table:number-columns-repeated="16382"/>
        </table:table-row>
        <table:table-row table:style-name="ro4">
          <table:table-cell table:style-name="ce39"/>
          <table:table-cell office:value-type="string" table:style-name="ce38">
            <text:p>Office of the Immigration Services Commissioner</text:p>
          </table:table-cell>
          <table:table-cell table:number-columns-repeated="16382"/>
        </table:table-row>
        <table:table-row table:style-name="ro4">
          <table:table-cell table:style-name="ce39"/>
          <table:table-cell office:value-type="string" table:style-name="ce38">
            <text:p>Oil and Gas Authority</text:p>
          </table:table-cell>
          <table:table-cell table:number-columns-repeated="16382"/>
        </table:table-row>
        <table:table-row table:style-name="ro4">
          <table:table-cell table:style-name="ce39"/>
          <table:table-cell office:value-type="string" table:style-name="ce40">
            <text:p>OTHER</text:p>
          </table:table-cell>
          <table:table-cell table:number-columns-repeated="16382"/>
        </table:table-row>
        <table:table-row table:style-name="ro4">
          <table:table-cell table:style-name="ce39"/>
          <table:table-cell office:value-type="string" table:style-name="ce38">
            <text:p>Parole Board</text:p>
          </table:table-cell>
          <table:table-cell table:number-columns-repeated="16382"/>
        </table:table-row>
        <table:table-row table:style-name="ro4">
          <table:table-cell table:style-name="ce39"/>
          <table:table-cell office:value-type="string" table:style-name="ce38">
            <text:p>Planning Inspectorate</text:p>
          </table:table-cell>
          <table:table-cell table:number-columns-repeated="16382"/>
        </table:table-row>
        <table:table-row table:style-name="ro4">
          <table:table-cell table:style-name="ce39"/>
          <table:table-cell office:value-type="string" table:style-name="ce38">
            <text:p>Public Health England</text:p>
          </table:table-cell>
          <table:table-cell table:number-columns-repeated="16382"/>
        </table:table-row>
        <table:table-row table:style-name="ro4">
          <table:table-cell table:style-name="ce39"/>
          <table:table-cell office:value-type="string" table:style-name="ce38">
            <text:p>Queen Elizabeth II Conference Centre</text:p>
          </table:table-cell>
          <table:table-cell table:number-columns-repeated="16382"/>
        </table:table-row>
        <table:table-row table:style-name="ro4">
          <table:table-cell table:style-name="ce39"/>
          <table:table-cell office:value-type="string" table:style-name="ce38">
            <text:p>Royal Air Force Museum</text:p>
          </table:table-cell>
          <table:table-cell table:number-columns-repeated="16382"/>
        </table:table-row>
        <table:table-row table:style-name="ro4">
          <table:table-cell table:style-name="ce39"/>
          <table:table-cell office:value-type="string" table:style-name="ce38">
            <text:p>Royal Armouries</text:p>
          </table:table-cell>
          <table:table-cell table:number-columns-repeated="16382"/>
        </table:table-row>
        <table:table-row table:style-name="ro4">
          <table:table-cell table:style-name="ce39"/>
          <table:table-cell office:value-type="string" table:style-name="ce38">
            <text:p>Royal Botanic Gardens, Kew</text:p>
          </table:table-cell>
          <table:table-cell table:number-columns-repeated="16382"/>
        </table:table-row>
        <table:table-row table:style-name="ro4">
          <table:table-cell table:style-name="ce39"/>
          <table:table-cell office:value-type="string" table:style-name="ce38">
            <text:p>Royal Museums Greenwich</text:p>
          </table:table-cell>
          <table:table-cell table:number-columns-repeated="16382"/>
        </table:table-row>
        <table:table-row table:style-name="ro4">
          <table:table-cell table:style-name="ce39"/>
          <table:table-cell office:value-type="string" table:style-name="ce38">
            <text:p>Royal Parks</text:p>
          </table:table-cell>
          <table:table-cell table:number-columns-repeated="16382"/>
        </table:table-row>
        <table:table-row table:style-name="ro4">
          <table:table-cell table:style-name="ce39"/>
          <table:table-cell office:value-type="string" table:style-name="ce38">
            <text:p>Rural Payments Agency</text:p>
          </table:table-cell>
          <table:table-cell table:number-columns-repeated="16382"/>
        </table:table-row>
        <table:table-row table:style-name="ro4">
          <table:table-cell table:style-name="ce39"/>
          <table:table-cell office:value-type="string" table:style-name="ce38">
            <text:p>Science and Technology Facilities Council</text:p>
          </table:table-cell>
          <table:table-cell table:number-columns-repeated="16382"/>
        </table:table-row>
        <table:table-row table:style-name="ro4">
          <table:table-cell table:style-name="ce39"/>
          <table:table-cell office:value-type="string" table:style-name="ce38">
            <text:p>Science Museum Group</text:p>
          </table:table-cell>
          <table:table-cell table:number-columns-repeated="16382"/>
        </table:table-row>
        <table:table-row table:style-name="ro4">
          <table:table-cell table:style-name="ce39"/>
          <table:table-cell office:value-type="string" table:style-name="ce38">
            <text:p>Scotland Office</text:p>
          </table:table-cell>
          <table:table-cell table:number-columns-repeated="16382"/>
        </table:table-row>
        <table:table-row table:style-name="ro4">
          <table:table-cell table:style-name="ce39"/>
          <table:table-cell office:value-type="string" table:style-name="ce38">
            <text:p>Sea Fish Industry Authority</text:p>
          </table:table-cell>
          <table:table-cell table:number-columns-repeated="16382"/>
        </table:table-row>
        <table:table-row table:style-name="ro4">
          <table:table-cell table:style-name="ce39"/>
          <table:table-cell office:value-type="string" table:style-name="ce38">
            <text:p>Security and Intelligence Services</text:p>
          </table:table-cell>
          <table:table-cell table:number-columns-repeated="16382"/>
        </table:table-row>
        <table:table-row table:style-name="ro4">
          <table:table-cell table:style-name="ce39"/>
          <table:table-cell office:value-type="string" table:style-name="ce38">
            <text:p>Security Industry Authority</text:p>
          </table:table-cell>
          <table:table-cell table:number-columns-repeated="16382"/>
        </table:table-row>
        <table:table-row table:style-name="ro4">
          <table:table-cell table:style-name="ce39"/>
          <table:table-cell office:value-type="string" table:style-name="ce38">
            <text:p>Serious Fraud Office</text:p>
          </table:table-cell>
          <table:table-cell table:number-columns-repeated="16382"/>
        </table:table-row>
        <table:table-row table:style-name="ro4">
          <table:table-cell table:style-name="ce39"/>
          <table:table-cell office:value-type="string" table:style-name="ce38">
            <text:p>Sir John Soane's Museum</text:p>
          </table:table-cell>
          <table:table-cell table:number-columns-repeated="16382"/>
        </table:table-row>
        <table:table-row table:style-name="ro4">
          <table:table-cell table:style-name="ce39"/>
          <table:table-cell office:value-type="string" table:style-name="ce38">
            <text:p>Skills Funding Agency<text:s/></text:p>
          </table:table-cell>
          <table:table-cell table:number-columns-repeated="16382"/>
        </table:table-row>
        <table:table-row table:style-name="ro4">
          <table:table-cell table:style-name="ce39"/>
          <table:table-cell office:value-type="string" table:style-name="ce38">
            <text:p>Sport England</text:p>
          </table:table-cell>
          <table:table-cell table:number-columns-repeated="16382"/>
        </table:table-row>
        <table:table-row table:style-name="ro4">
          <table:table-cell table:style-name="ce39"/>
          <table:table-cell office:value-type="string" table:style-name="ce38">
            <text:p>Sports Ground Safety Authority</text:p>
          </table:table-cell>
          <table:table-cell table:number-columns-repeated="16382"/>
        </table:table-row>
        <table:table-row table:style-name="ro4">
          <table:table-cell table:style-name="ce39"/>
          <table:table-cell office:value-type="string" table:style-name="ce38">
            <text:p>Standards and Testing Agency</text:p>
          </table:table-cell>
          <table:table-cell table:number-columns-repeated="16382"/>
        </table:table-row>
        <table:table-row table:style-name="ro4">
          <table:table-cell table:style-name="ce39"/>
          <table:table-cell office:value-type="string" table:style-name="ce38">
            <text:p>Student Loans Company Ltd</text:p>
          </table:table-cell>
          <table:table-cell table:number-columns-repeated="16382"/>
        </table:table-row>
        <table:table-row table:style-name="ro4">
          <table:table-cell table:style-name="ce39"/>
          <table:table-cell office:value-type="string" table:style-name="ce38">
            <text:p>Tate Gallery</text:p>
          </table:table-cell>
          <table:table-cell table:number-columns-repeated="16382"/>
        </table:table-row>
        <table:table-row table:style-name="ro4">
          <table:table-cell table:style-name="ce39"/>
          <table:table-cell office:value-type="string" table:style-name="ce38">
            <text:p>The Office of the Children's Commissioner</text:p>
          </table:table-cell>
          <table:table-cell table:number-columns-repeated="16382"/>
        </table:table-row>
        <table:table-row table:style-name="ro4">
          <table:table-cell table:style-name="ce39"/>
          <table:table-cell office:value-type="string" table:style-name="ce38">
            <text:p>The Office of the Public Guardian</text:p>
          </table:table-cell>
          <table:table-cell table:number-columns-repeated="16382"/>
        </table:table-row>
        <table:table-row table:style-name="ro4">
          <table:table-cell table:style-name="ce39"/>
          <table:table-cell office:value-type="string" table:style-name="ce38">
            <text:p>The Pensions Advisory Service</text:p>
          </table:table-cell>
          <table:table-cell table:number-columns-repeated="16382"/>
        </table:table-row>
        <table:table-row table:style-name="ro4">
          <table:table-cell table:style-name="ce39"/>
          <table:table-cell office:value-type="string" table:style-name="ce38">
            <text:p>The Pensions Regulator</text:p>
          </table:table-cell>
          <table:table-cell table:number-columns-repeated="16382"/>
        </table:table-row>
        <table:table-row table:style-name="ro4">
          <table:table-cell table:style-name="ce39"/>
          <table:table-cell office:value-type="string" table:style-name="ce38">
            <text:p>Transport Focus</text:p>
          </table:table-cell>
          <table:table-cell table:number-columns-repeated="16382"/>
        </table:table-row>
        <table:table-row table:style-name="ro4">
          <table:table-cell table:style-name="ce39"/>
          <table:table-cell office:value-type="string" table:style-name="ce38">
            <text:p>Trinity House</text:p>
          </table:table-cell>
          <table:table-cell table:number-columns-repeated="16382"/>
        </table:table-row>
        <table:table-row table:style-name="ro4">
          <table:table-cell table:style-name="ce39"/>
          <table:table-cell office:value-type="string" table:style-name="ce38">
            <text:p>UK Anti-Doping</text:p>
          </table:table-cell>
          <table:table-cell table:number-columns-repeated="16382"/>
        </table:table-row>
        <table:table-row table:style-name="ro4">
          <table:table-cell table:style-name="ce39"/>
          <table:table-cell office:value-type="string" table:style-name="ce38">
            <text:p>UK Commission for Employment and Skills</text:p>
          </table:table-cell>
          <table:table-cell table:number-columns-repeated="16382"/>
        </table:table-row>
        <table:table-row table:style-name="ro4">
          <table:table-cell table:style-name="ce39"/>
          <table:table-cell office:value-type="string" table:style-name="ce38">
            <text:p>UK Hydrographic Office</text:p>
          </table:table-cell>
          <table:table-cell table:number-columns-repeated="16382"/>
        </table:table-row>
        <table:table-row table:style-name="ro4">
          <table:table-cell table:style-name="ce39"/>
          <table:table-cell office:value-type="string" table:style-name="ce38">
            <text:p>UK Intellectual Property Office</text:p>
          </table:table-cell>
          <table:table-cell table:number-columns-repeated="16382"/>
        </table:table-row>
        <table:table-row table:style-name="ro4">
          <table:table-cell table:style-name="ce39"/>
          <table:table-cell office:value-type="string" table:style-name="ce38">
            <text:p>UK Space Agency</text:p>
          </table:table-cell>
          <table:table-cell table:number-columns-repeated="16382"/>
        </table:table-row>
        <table:table-row table:style-name="ro4">
          <table:table-cell table:style-name="ce39"/>
          <table:table-cell office:value-type="string" table:style-name="ce38">
            <text:p>UK Sport</text:p>
          </table:table-cell>
          <table:table-cell table:number-columns-repeated="16382"/>
        </table:table-row>
        <table:table-row table:style-name="ro4">
          <table:table-cell table:style-name="ce39"/>
          <table:table-cell office:value-type="string" table:style-name="ce38">
            <text:p>UK Supreme Court</text:p>
          </table:table-cell>
          <table:table-cell table:number-columns-repeated="16382"/>
        </table:table-row>
        <table:table-row table:style-name="ro4">
          <table:table-cell table:style-name="ce39"/>
          <table:table-cell office:value-type="string" table:style-name="ce38">
            <text:p>UK Trade and Investment (BIS)</text:p>
          </table:table-cell>
          <table:table-cell table:number-columns-repeated="16382"/>
        </table:table-row>
        <table:table-row table:style-name="ro4">
          <table:table-cell table:style-name="ce39"/>
          <table:table-cell office:value-type="string" table:style-name="ce38">
            <text:p>UK Trade and Investment (FCO)</text:p>
          </table:table-cell>
          <table:table-cell table:number-columns-repeated="16382"/>
        </table:table-row>
        <table:table-row table:style-name="ro4">
          <table:table-cell table:style-name="ce39"/>
          <table:table-cell office:value-type="string" table:style-name="ce40">
            <text:p>United Kingdom Atomic Energy Authority</text:p>
          </table:table-cell>
          <table:table-cell table:number-columns-repeated="16382"/>
        </table:table-row>
        <table:table-row table:style-name="ro4">
          <table:table-cell table:style-name="ce39"/>
          <table:table-cell office:value-type="string" table:style-name="ce40">
            <text:p>United Kingdom Statistics Authority</text:p>
          </table:table-cell>
          <table:table-cell table:number-columns-repeated="16382"/>
        </table:table-row>
        <table:table-row table:style-name="ro4">
          <table:table-cell table:style-name="ce39"/>
          <table:table-cell office:value-type="string" table:style-name="ce38">
            <text:p>Valuation Office</text:p>
          </table:table-cell>
          <table:table-cell table:number-columns-repeated="16382"/>
        </table:table-row>
        <table:table-row table:style-name="ro4">
          <table:table-cell table:style-name="ce39"/>
          <table:table-cell office:value-type="string" table:style-name="ce38">
            <text:p>Valuation Tribunal Service</text:p>
          </table:table-cell>
          <table:table-cell table:number-columns-repeated="16382"/>
        </table:table-row>
        <table:table-row table:style-name="ro4">
          <table:table-cell table:style-name="ce39"/>
          <table:table-cell office:value-type="string" table:style-name="ce38">
            <text:p>Vehicle Certification Agency</text:p>
          </table:table-cell>
          <table:table-cell table:number-columns-repeated="16382"/>
        </table:table-row>
        <table:table-row table:style-name="ro4">
          <table:table-cell table:style-name="ce39"/>
          <table:table-cell office:value-type="string" table:style-name="ce38">
            <text:p>Veterinary Medicines Directorate<text:s/></text:p>
          </table:table-cell>
          <table:table-cell table:number-columns-repeated="16382"/>
        </table:table-row>
        <table:table-row table:style-name="ro4">
          <table:table-cell table:style-name="ce39"/>
          <table:table-cell office:value-type="string" table:style-name="ce38">
            <text:p>Victoria and Albert Museum</text:p>
          </table:table-cell>
          <table:table-cell table:number-columns-repeated="16382"/>
        </table:table-row>
        <table:table-row table:style-name="ro4">
          <table:table-cell table:style-name="ce39"/>
          <table:table-cell office:value-type="string" table:style-name="ce38">
            <text:p>Visit Britain</text:p>
          </table:table-cell>
          <table:table-cell table:number-columns-repeated="16382"/>
        </table:table-row>
        <table:table-row table:style-name="ro4">
          <table:table-cell table:style-name="ce39"/>
          <table:table-cell office:value-type="string" table:style-name="ce38">
            <text:p>Wales Office</text:p>
          </table:table-cell>
          <table:table-cell table:number-columns-repeated="16382"/>
        </table:table-row>
        <table:table-row table:style-name="ro4">
          <table:table-cell table:style-name="ce39"/>
          <table:table-cell office:value-type="string" table:style-name="ce38">
            <text:p>Wallace Collection</text:p>
          </table:table-cell>
          <table:table-cell table:number-columns-repeated="16382"/>
        </table:table-row>
        <table:table-row table:style-name="ro4">
          <table:table-cell table:style-name="ce39"/>
          <table:table-cell office:value-type="string" table:style-name="ce38">
            <text:p>Water Services Regulation Authority</text:p>
          </table:table-cell>
          <table:table-cell table:number-columns-repeated="16382"/>
        </table:table-row>
        <table:table-row table:style-name="ro4">
          <table:table-cell table:style-name="ce39"/>
          <table:table-cell office:value-type="string" table:style-name="ce38">
            <text:p>Westminster Foundation for Democracy</text:p>
          </table:table-cell>
          <table:table-cell table:number-columns-repeated="16382"/>
        </table:table-row>
        <table:table-row table:style-name="ro4">
          <table:table-cell table:style-name="ce39"/>
          <table:table-cell office:value-type="string" table:style-name="ce38">
            <text:p>Wilton Park Executive Agency</text:p>
          </table:table-cell>
          <table:table-cell table:number-columns-repeated="16382"/>
        </table:table-row>
        <table:table-row table:style-name="ro4">
          <table:table-cell table:style-name="ce39"/>
          <table:table-cell office:value-type="string" table:style-name="ce38">
            <text:p>Youth Justice Board for England and Wales</text:p>
          </table:table-cell>
          <table:table-cell table:number-columns-repeated="16382"/>
        </table:table-row>
        <table:table-row table:number-rows-repeated="8" table:style-name="ro4">
          <table:table-cell table:style-name="ce39"/>
          <table:table-cell table:number-columns-repeated="16383" table:style-name="ce38"/>
        </table:table-row>
        <table:table-row table:number-rows-repeated="4" table:style-name="ro4">
          <table:table-cell table:style-name="ce39"/>
          <table:table-cell table:style-name="ce41"/>
          <table:table-cell table:number-columns-repeated="16382"/>
        </table:table-row>
        <table:table-row table:style-name="ro4">
          <table:table-cell table:number-columns-repeated="2" table:style-name="ce39"/>
          <table:table-cell table:number-columns-repeated="16382"/>
        </table:table-row>
        <table:table-row table:style-name="ro4">
          <table:table-cell table:style-name="ce42"/>
          <table:table-cell table:style-name="ce39"/>
          <table:table-cell table:number-columns-repeated="16382"/>
        </table:table-row>
        <table:table-row table:style-name="ro4">
          <table:table-cell table:style-name="ce42"/>
          <table:table-cell table:style-name="ce41"/>
          <table:table-cell table:number-columns-repeated="16382"/>
        </table:table-row>
        <table:table-row table:style-name="ro4">
          <table:table-cell table:style-name="ce42"/>
          <table:table-cell table:style-name="ce39"/>
          <table:table-cell table:number-columns-repeated="16382"/>
        </table:table-row>
        <table:table-row table:style-name="ro4">
          <table:table-cell table:style-name="ce42"/>
          <table:table-cell table:style-name="ce41"/>
          <table:table-cell table:number-columns-repeated="16382"/>
        </table:table-row>
        <table:table-row table:number-rows-repeated="6" table:style-name="ro4">
          <table:table-cell table:style-name="ce42"/>
          <table:table-cell table:style-name="ce39"/>
          <table:table-cell table:number-columns-repeated="16382"/>
        </table:table-row>
        <table:table-row table:number-rows-repeated="13" table:style-name="ro4">
          <table:table-cell table:style-name="ce42"/>
          <table:table-cell table:style-name="ce43"/>
          <table:table-cell table:number-columns-repeated="16382"/>
        </table:table-row>
        <table:table-row table:number-rows-repeated="2" table:style-name="ro4">
          <table:table-cell table:style-name="ce38"/>
          <table:table-cell table:style-name="ce43"/>
          <table:table-cell table:number-columns-repeated="16382"/>
        </table:table-row>
        <table:table-row table:number-rows-repeated="62" table:style-name="ro4">
          <table:table-cell table:style-name="ce42"/>
          <table:table-cell table:style-name="ce43"/>
          <table:table-cell table:number-columns-repeated="16382"/>
        </table:table-row>
        <table:table-row table:number-rows-repeated="2" table:style-name="ro4">
          <table:table-cell table:number-columns-repeated="2" table:style-name="ce43"/>
          <table:table-cell table:number-columns-repeated="16382"/>
        </table:table-row>
        <table:table-row table:number-rows-repeated="8" table:style-name="ro4">
          <table:table-cell table:style-name="ce42"/>
          <table:table-cell table:style-name="ce43"/>
          <table:table-cell table:number-columns-repeated="16382"/>
        </table:table-row>
        <table:table-row table:number-rows-repeated="12" table:style-name="ro4">
          <table:table-cell table:style-name="ce42"/>
          <table:table-cell table:style-name="ce40"/>
          <table:table-cell table:number-columns-repeated="16382"/>
        </table:table-row>
        <table:table-row table:number-rows-repeated="9" table:style-name="ro4">
          <table:table-cell table:style-name="ce42"/>
          <table:table-cell table:number-columns-repeated="16383"/>
        </table:table-row>
        <table:table-row table:number-rows-repeated="1048247" table:style-name="ro5">
          <table:table-cell table:number-columns-repeated="16384"/>
        </table:table-row>
      </table:table>
      <table:named-expressions>
        <table:named-range table:name="Organisation_Type" table:cell-range-address="Drop_down_lists.$C$2:Drop_down_lists.$C$7" table:base-cell-address="Drop_down_lists.$A$1"/>
        <table:named-expression table:name="Organisations" table:expression="of:=[.#REF!]" table:base-cell-address="Data_sheet.$A$1"/>
        <table:named-range table:name="Yes_No" table:cell-range-address="Drop_down_lists.$D$2:Drop_down_lists.$D$3" table:base-cell-address="Drop_down_lists.$A$1"/>
      </table:named-expressions>
      <table:database-ranges>
        <table:database-range table:target-range-address="Drop_down_lists.B2:Drop_down_lists.B195" table:contains-header="false">
          <table:sort>
            <table:sort-by table:field-number="0"/>
          </table:sort>
        </table:database-range>
        <table:database-range table:target-range-address="Drop_down_lists.A1:Drop_down_lists.D19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omma_32_7_32_2" style:display-name="Comma 7 2" style:family="table-cell" style:data-style-name="N39"/>
    <style:style style:name="Currency_32_2" style:display-name="Currency 2" style:family="table-cell" style:data-style-name="N40"/>
    <style:style style:name="Currency_32_2_32_2" style:display-name="Currency 2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Soham Patel</meta:initial-creator>
    <dc:creator>Michael O'Donnell</dc:creator>
    <meta:creation-date>2011-03-30T15:28:39Z</meta:creation-date>
    <dc:date>2021-11-16T10:45:36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